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171810" officeooo:paragraph-rsid="00a20a7e" style:font-size-asian="12pt" style:font-weight-asian="normal" style:font-size-complex="12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4235c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54c659"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00%" fo:text-align="center"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2ec016" style:font-size-asian="10pt" style:font-weight-asian="bold" style:font-size-complex="10pt"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835c4a" style:font-size-asian="10pt" style:font-weight-asian="bold" style:font-size-complex="10pt" style:font-weight-complex="bold"/>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34ed67" officeooo:paragraph-rsid="0034ed67" style:font-size-asian="10pt" style:font-weight-asian="bold" style:font-size-complex="10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33e8c" officeooo:paragraph-rsid="00233e8c" style:font-size-asian="10pt" style:font-weight-asian="bold" style:font-size-complex="10pt"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e4c03" officeooo:paragraph-rsid="002710b0" style:font-size-asian="10pt" style:font-weight-asian="bold" style:font-size-complex="10pt" style:font-weight-complex="bold"/>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710b0" officeooo:paragraph-rsid="002710b0" style:font-size-asian="10pt" style:font-weight-asian="bold" style:font-size-complex="10pt"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0216f" officeooo:paragraph-rsid="0020216f" style:font-size-asian="10pt" style:font-weight-asian="bold" style:font-size-complex="10pt"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4682" officeooo:paragraph-rsid="00284682" style:font-size-asian="10pt" style:font-weight-asian="bold" style:font-size-complex="10pt" style:font-weight-complex="bold"/>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31c7" officeooo:paragraph-rsid="002831c7" style:font-size-asian="10pt" style:font-weight-asian="bold" style:font-size-complex="10pt"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9f20"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c016"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33e8c"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0a967"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2e9f20"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509588"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0ff3ca"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8c7455"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1a63b"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2ec016"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b4d4e"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2ec016"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4235c8"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e581b" officeooo:paragraph-rsid="004e581b"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18f1a" officeooo:paragraph-rsid="00418f1a"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3aa24" officeooo:paragraph-rsid="00618ff8"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76b59" officeooo:paragraph-rsid="00233e8c"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ff7eb" officeooo:paragraph-rsid="00743a81"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9e6c" officeooo:paragraph-rsid="00254b80"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00f0a" officeooo:paragraph-rsid="007a5348"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ad3f8f" officeooo:paragraph-rsid="007c296a"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079570a"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5fe58" officeooo:paragraph-rsid="0084865a"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0990caa" style:font-size-asian="10pt" style:font-weight-asian="normal" style:font-size-complex="10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0721d6" style:font-size-asian="10pt" style:font-weight-asian="normal" style:font-size-complex="10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0a29142" style:font-size-asian="10pt" style:font-weight-asian="normal" style:font-size-complex="10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10721d6" style:font-size-asian="10pt" style:font-weight-asian="normal" style:font-size-complex="10pt" style:font-weight-complex="normal"/>
    </style:style>
    <style:style style:name="P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1fc11" officeooo:paragraph-rsid="00171810" style:font-size-asian="10pt" style:font-weight-asian="normal" style:font-size-complex="10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efdce" officeooo:paragraph-rsid="00b00538"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0b19d05" style:font-size-asian="10pt" style:font-weight-asian="normal" style:font-size-complex="10pt" style:font-weight-complex="normal"/>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10721d6" style:font-size-asian="10pt" style:font-weight-asian="normal" style:font-size-complex="10pt" style:font-weight-complex="normal"/>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bc30e" officeooo:paragraph-rsid="00be9b4c" style:font-size-asian="10pt" style:font-weight-asian="normal" style:font-size-complex="10pt" style:font-weight-complex="normal"/>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fe1ed" style:font-size-asian="10pt" style:font-weight-asian="normal" style:font-size-complex="10pt"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0c83274" style:font-size-asian="10pt" style:font-weight-asian="normal" style:font-size-complex="10pt"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10721d6" style:font-size-asian="10pt" style:font-weight-asian="normal" style:font-size-complex="10pt" style:font-weight-complex="normal"/>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c83274" officeooo:paragraph-rsid="00c83274" style:font-size-asian="10pt" style:font-weight-asian="normal" style:font-size-complex="10pt" style:font-weight-complex="normal"/>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d6d280" officeooo:paragraph-rsid="00d81f7d" style:font-size-asian="10pt" style:font-weight-asian="normal" style:font-size-complex="10pt" style:font-weight-complex="normal"/>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dbf25" officeooo:paragraph-rsid="0042fd3f" style:font-size-asian="10pt" style:font-weight-asian="normal" style:font-size-complex="10pt" style:font-weight-complex="normal"/>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94ae3" officeooo:paragraph-rsid="0042fd3f" style:font-size-asian="10pt" style:font-weight-asian="normal" style:font-size-complex="10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8521" officeooo:paragraph-rsid="010721d6" style:font-size-asian="10pt" style:font-weight-asian="normal" style:font-size-complex="10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65854" officeooo:paragraph-rsid="010721d6" style:font-size-asian="10pt" style:font-weight-asian="normal" style:font-size-complex="10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d4908" officeooo:paragraph-rsid="010d4908" style:font-size-asian="10pt" style:font-weight-asian="normal" style:font-size-complex="10pt"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8589c" officeooo:paragraph-rsid="00a91788" fo:background-color="transparent" style:font-size-asian="10pt" style:font-weight-asian="normal" style:font-size-complex="10pt" style:font-weight-complex="normal"/>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e9b4c" fo:background-color="transparent" style:font-size-asian="10pt" style:font-weight-asian="normal" style:font-size-complex="10pt" style:font-weight-complex="normal"/>
    </style:style>
    <style:style style:name="P7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b5f112" officeooo:paragraph-rsid="00d85ecf" fo:background-color="transparent" style:font-size-asian="10pt" style:font-weight-asian="normal" style:font-size-complex="10pt" style:font-weight-complex="normal"/>
    </style:style>
    <style:style style:name="P7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0f86" officeooo:paragraph-rsid="00e77676" fo:background-color="transparent" style:font-size-asian="10pt" style:font-weight-asian="normal" style:font-size-complex="10pt" style:font-weight-complex="normal"/>
    </style:style>
    <style:style style:name="P7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77676" fo:background-color="transparent" style:font-size-asian="10pt" style:font-weight-asian="normal" style:font-size-complex="10pt" style:font-weight-complex="normal"/>
    </style:style>
    <style:style style:name="P7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91493" fo:background-color="transparent" style:font-size-asian="10pt" style:font-weight-asian="normal" style:font-size-complex="10pt" style:font-weight-complex="normal"/>
    </style:style>
    <style:style style:name="P7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05942" officeooo:paragraph-rsid="00f1043d" fo:background-color="transparent" style:font-size-asian="10pt" style:font-weight-asian="normal" style:font-size-complex="10pt" style:font-weight-complex="normal"/>
    </style:style>
    <style:style style:name="P7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ea97c5" officeooo:paragraph-rsid="00f1043d" fo:background-color="transparent" style:font-size-asian="10pt" style:font-weight-asian="normal" style:font-size-complex="10pt" style:font-weight-complex="normal"/>
    </style:style>
    <style:style style:name="P7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7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d6c6f" fo:background-color="transparent" style:font-size-asian="10pt" style:font-weight-asian="normal" style:font-size-complex="10pt" style:font-weight-complex="normal"/>
    </style:style>
    <style:style style:name="P7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788" officeooo:paragraph-rsid="010721d6" fo:background-color="transparent" style:font-size-asian="10pt" style:font-weight-asian="normal" style:font-size-complex="10pt" style:font-weight-complex="normal"/>
    </style:style>
    <style:style style:name="P80"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5361ee" style:font-size-asian="10pt" style:font-size-complex="10pt"/>
    </style:style>
    <style:style style:name="P81"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743a81" style:font-size-asian="10pt" style:font-size-complex="10pt"/>
    </style:style>
    <style:style style:name="P82"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865fd7" style:font-size-asian="10pt" style:font-size-complex="10pt"/>
    </style:style>
    <style:style style:name="P83" style:family="paragraph" style:parent-style-name="Standard">
      <style:paragraph-properties fo:margin-top="0in" fo:margin-bottom="0in" loext:contextual-spacing="false" fo:line-height="100%" fo:text-align="start" style:justify-single-word="false"/>
      <style:text-properties style:font-name="Liberation Serif" fo:font-size="10pt" officeooo:rsid="007a5348" officeooo:paragraph-rsid="00865fd7" style:font-size-asian="10pt" style:font-size-complex="10pt"/>
    </style:style>
    <style:style style:name="P84" style:family="paragraph" style:parent-style-name="Standard">
      <style:paragraph-properties fo:margin-top="0in" fo:margin-bottom="0in" loext:contextual-spacing="false" fo:line-height="100%" fo:text-align="start" style:justify-single-word="false"/>
      <style:text-properties style:font-name="Liberation Serif" fo:font-size="10pt" officeooo:rsid="00a3d004" officeooo:paragraph-rsid="00a3d004" style:font-size-asian="10pt" style:font-size-complex="10pt"/>
    </style:style>
    <style:style style:name="P85"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86"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87" style:family="paragraph" style:parent-style-name="Standard">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88" style:family="paragraph" style:parent-style-name="Standard">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90"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10d4908" officeooo:paragraph-rsid="010d4908" fo:background-color="#dddddd" style:font-size-asian="10pt" style:font-style-asian="italic" style:font-weight-asian="normal" style:font-size-complex="10pt" style:font-style-complex="italic" style:font-weight-complex="normal"/>
    </style:style>
    <style:style style:name="P91" style:family="paragraph" style:parent-style-name="Standard">
      <style:paragraph-properties fo:margin-top="0in" fo:margin-bottom="0in" loext:contextual-spacing="false" fo:line-height="100%" fo:text-align="start" style:justify-single-word="false"/>
      <style:text-properties officeooo:paragraph-rsid="003da9d0"/>
    </style:style>
    <style:style style:name="P92" style:family="paragraph" style:parent-style-name="Standard">
      <style:paragraph-properties fo:margin-top="0in" fo:margin-bottom="0in" loext:contextual-spacing="false" fo:line-height="100%" fo:text-align="start" style:justify-single-word="false"/>
      <style:text-properties fo:font-size="12pt" fo:font-weight="normal" officeooo:rsid="0042bd8f" officeooo:paragraph-rsid="0042bd8f" style:font-size-asian="12pt" style:font-weight-asian="normal" style:font-size-complex="12pt" style:font-weight-complex="normal"/>
    </style:style>
    <style:style style:name="P93"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0e65854" style:font-size-asian="10pt" style:font-weight-asian="normal" style:font-size-complex="10pt" style:font-weight-complex="normal"/>
    </style:style>
    <style:style style:name="P94"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06d1f5d" style:font-size-asian="10pt" style:font-weight-asian="normal" style:font-size-complex="10pt" style:font-weight-complex="normal"/>
    </style:style>
    <style:style style:name="P95"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10171e1" style:font-size-asian="10pt" style:font-weight-asian="normal" style:font-size-complex="10pt" style:font-weight-complex="normal"/>
    </style:style>
    <style:style style:name="P96"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5f91bf" officeooo:paragraph-rsid="005f91bf" style:font-size-asian="10pt" style:font-weight-asian="normal" style:font-size-complex="10pt" style:font-weight-complex="normal"/>
    </style:style>
    <style:style style:name="P97"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officeooo:paragraph-rsid="01058662" style:font-size-asian="10pt" style:font-size-complex="10pt"/>
    </style:style>
    <style:style style:name="P98"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fo:font-size="12pt" fo:font-weight="normal" officeooo:rsid="005fefd9" officeooo:paragraph-rsid="010171e1" style:font-size-asian="12pt" style:font-weight-asian="normal" style:font-size-complex="12pt"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0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officeooo:rsid="0079570a" officeooo:paragraph-rsid="0079570a" style:font-size-asian="10pt" style:font-size-complex="10pt"/>
    </style:style>
    <style:style style:name="P10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102"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ec016" officeooo:paragraph-rsid="00891609" style:font-size-asian="10pt" style:font-weight-asian="bold" style:font-size-complex="10pt" style:font-weight-complex="bold"/>
    </style:style>
    <style:style style:name="P10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34ed67" officeooo:paragraph-rsid="00891609" style:font-size-asian="10pt" style:font-weight-asian="bold" style:font-size-complex="10pt" style:font-weight-complex="bold"/>
    </style:style>
    <style:style style:name="P10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33e8c" officeooo:paragraph-rsid="00891609" style:font-size-asian="10pt" style:font-weight-asian="bold" style:font-size-complex="10pt" style:font-weight-complex="bold"/>
    </style:style>
    <style:style style:name="P10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06"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07"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0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10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31c7" officeooo:paragraph-rsid="002831c7" style:font-size-asian="10pt" style:font-weight-asian="bold" style:font-size-complex="10pt" style:font-weight-complex="bold"/>
    </style:style>
    <style:style style:name="P11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1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b4d4e" officeooo:paragraph-rsid="003b4d4e" style:font-size-asian="10pt" style:font-weight-asian="normal" style:font-size-complex="10pt" style:font-weight-complex="normal"/>
    </style:style>
    <style:style style:name="P11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113"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bd652" officeooo:paragraph-rsid="004e581b" style:font-size-asian="10pt" style:font-weight-asian="normal" style:font-size-complex="10pt" style:font-weight-complex="normal"/>
    </style:style>
    <style:style style:name="P114"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4dac5f" officeooo:paragraph-rsid="004e9866" style:font-size-asian="10pt" style:font-weight-asian="normal" style:font-size-complex="10pt" style:font-weight-complex="normal"/>
    </style:style>
    <style:style style:name="P115"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c5d3f" officeooo:paragraph-rsid="004dac5f" style:font-size-asian="10pt" style:font-weight-asian="normal" style:font-size-complex="10pt" style:font-weight-complex="normal"/>
    </style:style>
    <style:style style:name="P116"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2c83c27" officeooo:paragraph-rsid="004dac5f" style:font-size-asian="10pt" style:font-weight-asian="normal" style:font-size-complex="10pt" style:font-weight-complex="normal"/>
    </style:style>
    <style:style style:name="P117"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68711" officeooo:paragraph-rsid="004dac5f" style:font-size-asian="10pt" style:font-weight-asian="normal" style:font-size-complex="10pt" style:font-weight-complex="normal"/>
    </style:style>
    <style:style style:name="P118"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19"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a52a4" officeooo:paragraph-rsid="005a52a4" style:font-size-asian="10pt" style:font-weight-asian="normal" style:font-size-complex="10pt" style:font-weight-complex="normal"/>
    </style:style>
    <style:style style:name="P120"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121"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10171e1" style:font-size-asian="10pt" style:font-weight-asian="normal" style:font-size-complex="10pt" style:font-weight-complex="normal"/>
    </style:style>
    <style:style style:name="P122"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eb6f0" style:font-size-asian="10pt" style:font-weight-asian="normal" style:font-size-complex="10pt" style:font-weight-complex="normal"/>
    </style:style>
    <style:style style:name="P123" style:family="paragraph" style:parent-style-name="Standard" style:list-style-name="L5">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fd3f" style:font-size-asian="10pt" style:font-weight-asian="normal" style:font-size-complex="10pt" style:font-weight-complex="normal"/>
    </style:style>
    <style:style style:name="P12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1f8a1a3" officeooo:paragraph-rsid="0042bd8f" style:font-size-asian="10pt" style:font-weight-asian="normal" style:font-size-complex="10pt" style:font-weight-complex="normal"/>
    </style:style>
    <style:style style:name="P125"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10171e1" style:font-size-asian="10pt" style:font-weight-asian="normal" style:font-size-complex="10pt" style:font-weight-complex="normal"/>
    </style:style>
    <style:style style:name="P126"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042fd3f" style:font-size-asian="10pt" style:font-weight-asian="normal" style:font-size-complex="10pt" style:font-weight-complex="normal"/>
    </style:style>
    <style:style style:name="P127"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62d6c2" officeooo:paragraph-rsid="010171e1" style:font-size-asian="10pt" style:font-weight-asian="normal" style:font-size-complex="10pt" style:font-weight-complex="normal"/>
    </style:style>
    <style:style style:name="P128"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53272" officeooo:paragraph-rsid="0042fd3f" style:font-size-asian="10pt" style:font-weight-asian="normal" style:font-size-complex="10pt" style:font-weight-complex="normal"/>
    </style:style>
    <style:style style:name="P129"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8e0a0" officeooo:paragraph-rsid="0042fd3f" style:font-size-asian="10pt" style:font-weight-asian="normal" style:font-size-complex="10pt" style:font-weight-complex="normal"/>
    </style:style>
    <style:style style:name="P130"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6df1f" officeooo:paragraph-rsid="0042fd3f" style:font-size-asian="10pt" style:font-weight-asian="normal" style:font-size-complex="10pt" style:font-weight-complex="normal"/>
    </style:style>
    <style:style style:name="P131"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9645b" officeooo:paragraph-rsid="0042fd3f" style:font-size-asian="10pt" style:font-weight-asian="normal" style:font-size-complex="10pt" style:font-weight-complex="normal"/>
    </style:style>
    <style:style style:name="P132"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62353a" officeooo:paragraph-rsid="004311f9" style:font-size-asian="10pt" style:font-weight-asian="normal" style:font-size-complex="10pt" style:font-weight-complex="normal"/>
    </style:style>
    <style:style style:name="P133"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94ae3" officeooo:paragraph-rsid="0043aa24" style:font-size-asian="10pt" style:font-weight-asian="normal" style:font-size-complex="10pt" style:font-weight-complex="normal"/>
    </style:style>
    <style:style style:name="P134"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066fa8d" officeooo:paragraph-rsid="0043aa24" style:font-size-asian="10pt" style:font-weight-asian="normal" style:font-size-complex="10pt" style:font-weight-complex="normal"/>
    </style:style>
    <style:style style:name="P135"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affdf" officeooo:paragraph-rsid="0043aa24" style:font-size-asian="10pt" style:font-weight-asian="normal" style:font-size-complex="10pt" style:font-weight-complex="normal"/>
    </style:style>
    <style:style style:name="P136"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2048348" officeooo:paragraph-rsid="0102d3d1" style:font-size-asian="10pt" style:font-weight-asian="normal" style:font-size-complex="10pt" style:font-weight-complex="normal"/>
    </style:style>
    <style:style style:name="P137"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07186d7" officeooo:paragraph-rsid="007186d7" style:font-size-asian="10pt" style:font-weight-asian="normal" style:font-size-complex="10pt" style:font-weight-complex="normal"/>
    </style:style>
    <style:style style:name="P138"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139"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c55e3" officeooo:paragraph-rsid="007a5348" style:font-size-asian="10pt" style:font-weight-asian="normal" style:font-size-complex="10pt" style:font-weight-complex="normal"/>
    </style:style>
    <style:style style:name="P140"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f2605" officeooo:paragraph-rsid="007a5348" style:font-size-asian="10pt" style:font-weight-asian="normal" style:font-size-complex="10pt" style:font-weight-complex="normal"/>
    </style:style>
    <style:style style:name="P141"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2605" officeooo:paragraph-rsid="01058662" style:font-size-asian="10pt" style:font-weight-asian="normal" style:font-size-complex="10pt" style:font-weight-complex="normal"/>
    </style:style>
    <style:style style:name="P14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3638" officeooo:paragraph-rsid="007c3638" style:font-size-asian="10pt" style:font-weight-asian="normal" style:font-size-complex="10pt" style:font-weight-complex="normal"/>
    </style:style>
    <style:style style:name="P14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a79d" officeooo:paragraph-rsid="007ca79d" style:font-size-asian="10pt" style:font-weight-asian="normal" style:font-size-complex="10pt" style:font-weight-complex="normal"/>
    </style:style>
    <style:style style:name="P14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12bd" officeooo:paragraph-rsid="007ca79d" style:font-size-asian="10pt" style:font-weight-asian="normal" style:font-size-complex="10pt" style:font-weight-complex="normal"/>
    </style:style>
    <style:style style:name="P14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90eb98" officeooo:paragraph-rsid="0090eb98" style:font-size-asian="10pt" style:font-weight-asian="normal" style:font-size-complex="10pt" style:font-weight-complex="normal"/>
    </style:style>
    <style:style style:name="P146"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79570a" officeooo:paragraph-rsid="0086b2c2" style:font-size-asian="10pt" style:font-weight-asian="normal" style:font-size-complex="10pt" style:font-weight-complex="normal"/>
    </style:style>
    <style:style style:name="P147"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4865a" officeooo:paragraph-rsid="0084865a" style:font-size-asian="10pt" style:font-weight-asian="normal" style:font-size-complex="10pt" style:font-weight-complex="normal"/>
    </style:style>
    <style:style style:name="P148"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8d007f" officeooo:paragraph-rsid="0090ea54" style:font-size-asian="10pt" style:font-weight-asian="normal" style:font-size-complex="10pt" style:font-weight-complex="normal"/>
    </style:style>
    <style:style style:name="P149"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672f4" officeooo:paragraph-rsid="009672f4" style:font-size-asian="10pt" style:font-weight-asian="normal" style:font-size-complex="10pt" style:font-weight-complex="normal"/>
    </style:style>
    <style:style style:name="P150"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3c671" officeooo:paragraph-rsid="009672f4" style:font-size-asian="10pt" style:font-weight-asian="normal" style:font-size-complex="10pt" style:font-weight-complex="normal"/>
    </style:style>
    <style:style style:name="P151"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2ca4959" officeooo:paragraph-rsid="0093c671" style:font-size-asian="10pt" style:font-weight-asian="normal" style:font-size-complex="10pt" style:font-weight-complex="normal"/>
    </style:style>
    <style:style style:name="P152"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a0640d" officeooo:paragraph-rsid="00a0640d" style:font-size-asian="10pt" style:font-weight-asian="normal" style:font-size-complex="10pt" style:font-weight-complex="normal"/>
    </style:style>
    <style:style style:name="P153"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0ea54" officeooo:paragraph-rsid="0090ea54" style:font-size-asian="10pt" style:font-weight-asian="normal" style:font-size-complex="10pt" style:font-weight-complex="normal"/>
    </style:style>
    <style:style style:name="P15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79c8e" style:font-size-asian="10pt" style:font-weight-asian="normal" style:font-size-complex="10pt" style:font-weight-complex="normal"/>
    </style:style>
    <style:style style:name="P15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c5254" style:font-size-asian="10pt" style:font-weight-asian="normal" style:font-size-complex="10pt" style:font-weight-complex="normal"/>
    </style:style>
    <style:style style:name="P15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79c8e" officeooo:paragraph-rsid="00979c8e" style:font-size-asian="10pt" style:font-weight-asian="normal" style:font-size-complex="10pt" style:font-weight-complex="normal"/>
    </style:style>
    <style:style style:name="P15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c5254" officeooo:paragraph-rsid="009c5254" style:font-size-asian="10pt" style:font-weight-asian="normal" style:font-size-complex="10pt" style:font-weight-complex="normal"/>
    </style:style>
    <style:style style:name="P158"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159"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20a967" style:font-size-asian="10pt" style:font-weight-asian="normal" style:font-size-complex="10pt" style:font-weight-complex="normal"/>
    </style:style>
    <style:style style:name="P160"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a30dbe" style:font-size-asian="10pt" style:font-weight-asian="normal" style:font-size-complex="10pt" style:font-weight-complex="normal"/>
    </style:style>
    <style:style style:name="P161"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162"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30dbe" officeooo:paragraph-rsid="00a30dbe" style:font-size-asian="10pt" style:font-weight-asian="normal" style:font-size-complex="10pt" style:font-weight-complex="normal"/>
    </style:style>
    <style:style style:name="P163"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164"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20216f" officeooo:paragraph-rsid="00b25256" style:font-size-asian="10pt" style:font-weight-asian="normal" style:font-size-complex="10pt" style:font-weight-complex="normal"/>
    </style:style>
    <style:style style:name="P165"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0c952dc" officeooo:paragraph-rsid="00c952dc" style:font-size-asian="10pt" style:font-weight-asian="normal" style:font-size-complex="10pt" style:font-weight-complex="normal"/>
    </style:style>
    <style:style style:name="P166"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389c744" officeooo:paragraph-rsid="00c952dc" style:font-size-asian="10pt" style:font-weight-asian="normal" style:font-size-complex="10pt" style:font-weight-complex="normal"/>
    </style:style>
    <style:style style:name="P167"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81f7d" officeooo:paragraph-rsid="00d81f7d" style:font-size-asian="10pt" style:font-weight-asian="normal" style:font-size-complex="10pt" style:font-weight-complex="normal"/>
    </style:style>
    <style:style style:name="P168"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style:font-size-asian="10pt" style:font-weight-asian="normal" style:font-size-complex="10pt" style:font-weight-complex="normal"/>
    </style:style>
    <style:style style:name="P169"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e1de1d" officeooo:paragraph-rsid="00e1de1d" style:font-size-asian="10pt" style:font-weight-asian="normal" style:font-size-complex="10pt" style:font-weight-complex="normal"/>
    </style:style>
    <style:style style:name="P170"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dfea65" style:font-size-asian="10pt" style:font-weight-asian="normal" style:font-size-complex="10pt" style:font-weight-complex="normal"/>
    </style:style>
    <style:style style:name="P17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65854" style:font-size-asian="10pt" style:font-weight-asian="normal" style:font-size-complex="10pt" style:font-weight-complex="normal"/>
    </style:style>
    <style:style style:name="P172"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4194d" officeooo:paragraph-rsid="00dfea65" style:font-size-asian="10pt" style:font-weight-asian="normal" style:font-size-complex="10pt" style:font-weight-complex="normal"/>
    </style:style>
    <style:style style:name="P173"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0f86" style:font-size-asian="10pt" style:font-weight-asian="normal" style:font-size-complex="10pt" style:font-weight-complex="normal"/>
    </style:style>
    <style:style style:name="P174"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7676" style:font-size-asian="10pt" style:font-weight-asian="normal" style:font-size-complex="10pt" style:font-weight-complex="normal"/>
    </style:style>
    <style:style style:name="P175" style:family="paragraph" style:parent-style-name="Standard" style:list-style-name="L31">
      <style:paragraph-properties fo:margin-top="0in" fo:margin-bottom="0in" loext:contextual-spacing="false" fo:line-height="100%" fo:text-align="start" style:justify-single-word="false"/>
      <style:text-properties style:font-name="Liberation Serif" fo:font-size="10pt" fo:font-weight="normal" officeooo:rsid="03d5cffd" officeooo:paragraph-rsid="00f1043d" style:font-size-asian="10pt" style:font-weight-asian="normal" style:font-size-complex="10pt" style:font-weight-complex="normal"/>
    </style:style>
    <style:style style:name="P176"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style:font-size-asian="10pt" style:font-weight-asian="normal" style:font-size-complex="10pt" style:font-weight-complex="normal"/>
    </style:style>
    <style:style style:name="P177"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f1043d" style:font-size-asian="10pt" style:font-weight-asian="normal" style:font-size-complex="10pt" style:font-weight-complex="normal"/>
    </style:style>
    <style:style style:name="P178"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77c2a" officeooo:paragraph-rsid="00e77676" style:font-size-asian="10pt" style:font-weight-asian="normal" style:font-size-complex="10pt" style:font-weight-complex="normal"/>
    </style:style>
    <style:style style:name="P179"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style:font-size-asian="10pt" style:font-weight-asian="normal" style:font-size-complex="10pt" style:font-weight-complex="normal"/>
    </style:style>
    <style:style style:name="P180"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81"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82"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style:font-size-asian="10pt" style:font-weight-asian="normal" style:font-size-complex="10pt" style:font-weight-complex="normal"/>
    </style:style>
    <style:style style:name="P183"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84"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85"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style:font-size-asian="10pt" style:font-weight-asian="normal" style:font-size-complex="10pt" style:font-weight-complex="normal"/>
    </style:style>
    <style:style style:name="P18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187"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188"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189"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fo:background-color="transparent" style:font-size-asian="10pt" style:font-weight-asian="normal" style:font-size-complex="10pt" style:font-weight-complex="normal"/>
    </style:style>
    <style:style style:name="P190"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6a2f0" officeooo:paragraph-rsid="00d85ecf" fo:background-color="transparent" style:font-size-asian="10pt" style:font-weight-asian="normal" style:font-size-complex="10pt" style:font-weight-complex="normal"/>
    </style:style>
    <style:style style:name="P19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85ecf" fo:background-color="transparent" style:font-size-asian="10pt" style:font-weight-asian="normal" style:font-size-complex="10pt" style:font-weight-complex="normal"/>
    </style:style>
    <style:style style:name="P192"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a4cc8" fo:background-color="transparent" style:font-size-asian="10pt" style:font-weight-asian="normal" style:font-size-complex="10pt" style:font-weight-complex="normal"/>
    </style:style>
    <style:style style:name="P193"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f765e" officeooo:paragraph-rsid="00d85ecf" fo:background-color="transparent" style:font-size-asian="10pt" style:font-weight-asian="normal" style:font-size-complex="10pt" style:font-weight-complex="normal"/>
    </style:style>
    <style:style style:name="P194"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b44804" officeooo:paragraph-rsid="00da4cc8" fo:background-color="transparent" style:font-size-asian="10pt" style:font-weight-asian="normal" style:font-size-complex="10pt" style:font-weight-complex="normal"/>
    </style:style>
    <style:style style:name="P195"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fo:background-color="transparent" style:font-size-asian="10pt" style:font-weight-asian="normal" style:font-size-complex="10pt" style:font-weight-complex="normal"/>
    </style:style>
    <style:style style:name="P196"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e77676" fo:background-color="transparent" style:font-size-asian="10pt" style:font-weight-asian="normal" style:font-size-complex="10pt" style:font-weight-complex="normal"/>
    </style:style>
    <style:style style:name="P197"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dfea65" fo:background-color="transparent" style:font-size-asian="10pt" style:font-weight-asian="normal" style:font-size-complex="10pt" style:font-weight-complex="normal"/>
    </style:style>
    <style:style style:name="P198"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e58bac" fo:background-color="transparent" style:font-size-asian="10pt" style:font-weight-asian="normal" style:font-size-complex="10pt" style:font-weight-complex="normal"/>
    </style:style>
    <style:style style:name="P199"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3a810" officeooo:paragraph-rsid="00dfea65" fo:background-color="transparent" style:font-size-asian="10pt" style:font-weight-asian="normal" style:font-size-complex="10pt" style:font-weight-complex="normal"/>
    </style:style>
    <style:style style:name="P200"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58bac" fo:background-color="transparent" style:font-size-asian="10pt" style:font-weight-asian="normal" style:font-size-complex="10pt" style:font-weight-complex="normal"/>
    </style:style>
    <style:style style:name="P201"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85eef" officeooo:paragraph-rsid="00e77676" fo:background-color="transparent" style:font-size-asian="10pt" style:font-weight-asian="normal" style:font-size-complex="10pt" style:font-weight-complex="normal"/>
    </style:style>
    <style:style style:name="P202"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fo:background-color="transparent" style:font-size-asian="10pt" style:font-weight-asian="normal" style:font-size-complex="10pt" style:font-weight-complex="normal"/>
    </style:style>
    <style:style style:name="P203"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97e52" officeooo:paragraph-rsid="00e77676" fo:background-color="transparent" style:font-size-asian="10pt" style:font-weight-asian="normal" style:font-size-complex="10pt" style:font-weight-complex="normal"/>
    </style:style>
    <style:style style:name="P204"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fo:background-color="transparent" style:font-size-asian="10pt" style:font-weight-asian="normal" style:font-size-complex="10pt" style:font-weight-complex="normal"/>
    </style:style>
    <style:style style:name="P205"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fo:background-color="transparent" style:font-size-asian="10pt" style:font-weight-asian="normal" style:font-size-complex="10pt" style:font-weight-complex="normal"/>
    </style:style>
    <style:style style:name="P206"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7aed" fo:background-color="transparent" style:font-size-asian="10pt" style:font-weight-asian="normal" style:font-size-complex="10pt" style:font-weight-complex="normal"/>
    </style:style>
    <style:style style:name="P207"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b0a44" officeooo:paragraph-rsid="00e91493" fo:background-color="transparent" style:font-size-asian="10pt" style:font-weight-asian="normal" style:font-size-complex="10pt" style:font-weight-complex="normal"/>
    </style:style>
    <style:style style:name="P208"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e91493" officeooo:paragraph-rsid="00e91493" fo:background-color="transparent" style:font-size-asian="10pt" style:font-weight-asian="normal" style:font-size-complex="10pt" style:font-weight-complex="normal"/>
    </style:style>
    <style:style style:name="P209"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2ee7235" officeooo:paragraph-rsid="00822305" fo:background-color="transparent" style:font-size-asian="10pt" style:font-weight-asian="normal" style:font-size-complex="10pt" style:font-weight-complex="normal"/>
    </style:style>
    <style:style style:name="P210"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1125ab8" officeooo:paragraph-rsid="01125ab8" fo:background-color="transparent" style:font-size-asian="10pt" style:font-weight-asian="normal" style:font-size-complex="10pt" style:font-weight-complex="normal"/>
    </style:style>
    <style:style style:name="P211"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212"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f5cee1" officeooo:paragraph-rsid="00f5cee1" fo:background-color="transparent" style:font-size-asian="10pt" style:font-weight-asian="normal" style:font-size-complex="10pt" style:font-weight-complex="normal"/>
    </style:style>
    <style:style style:name="P213"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4e9866" style:font-size-asian="10pt" style:font-size-complex="10pt"/>
    </style:style>
    <style:style style:name="P214"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3f7390" style:font-size-asian="10pt" style:font-size-complex="10pt"/>
    </style:style>
    <style:style style:name="P215"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4dac5f" officeooo:paragraph-rsid="004dac5f" style:font-size-asian="10pt" style:font-size-complex="10pt"/>
    </style:style>
    <style:style style:name="P216"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dac5f" style:font-size-asian="10pt" style:font-size-complex="10pt"/>
    </style:style>
    <style:style style:name="P217"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e581b" style:font-size-asian="10pt" style:font-size-complex="10pt"/>
    </style:style>
    <style:style style:name="P218"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paragraph-rsid="004e581b" style:font-size-asian="10pt" style:font-size-complex="10pt"/>
    </style:style>
    <style:style style:name="P219"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officeooo:paragraph-rsid="010171e1" style:font-size-asian="10pt" style:font-size-complex="10pt"/>
    </style:style>
    <style:style style:name="P220"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officeooo:paragraph-rsid="004311f9" style:font-size-asian="10pt" style:font-size-complex="10pt"/>
    </style:style>
    <style:style style:name="P221" style:family="paragraph" style:parent-style-name="Standard" style:list-style-name="L8">
      <style:paragraph-properties fo:margin-top="0in" fo:margin-bottom="0in" loext:contextual-spacing="false" fo:line-height="100%" fo:text-align="start" style:justify-single-word="false"/>
      <style:text-properties style:font-name="Liberation Serif" fo:font-size="10pt" officeooo:paragraph-rsid="00492566" style:font-size-asian="10pt" style:font-size-complex="10pt"/>
    </style:style>
    <style:style style:name="P222" style:family="paragraph" style:parent-style-name="Standard" style:list-style-name="L9">
      <style:paragraph-properties fo:margin-top="0in" fo:margin-bottom="0in" loext:contextual-spacing="false" fo:line-height="100%" fo:text-align="start" style:justify-single-word="false"/>
      <style:text-properties style:font-name="Liberation Serif" fo:font-size="10pt" officeooo:paragraph-rsid="006d1f5d" style:font-size-asian="10pt" style:font-size-complex="10pt"/>
    </style:style>
    <style:style style:name="P22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1e4c03" style:font-size-asian="10pt" style:font-size-complex="10pt"/>
    </style:style>
    <style:style style:name="P22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9ac3db" style:font-size-asian="10pt" style:font-size-complex="10pt"/>
    </style:style>
    <style:style style:name="P225"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officeooo:paragraph-rsid="00c83274" style:font-size-asian="10pt" style:font-size-complex="10pt"/>
    </style:style>
    <style:style style:name="P226" style:family="paragraph" style:parent-style-name="Standard" style:list-style-name="L30">
      <style:paragraph-properties fo:margin-top="0in" fo:margin-bottom="0in" loext:contextual-spacing="false" fo:line-height="100%" fo:text-align="start" style:justify-single-word="false"/>
      <style:text-properties style:font-name="Liberation Serif" fo:font-size="10pt" officeooo:paragraph-rsid="00f1043d" style:font-size-asian="10pt" style:font-size-complex="10pt"/>
    </style:style>
    <style:style style:name="P22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28"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90cacf" officeooo:paragraph-rsid="007c3638" style:font-size-asian="10pt" style:font-size-complex="10pt"/>
    </style:style>
    <style:style style:name="P229"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f054a" style:font-size-asian="10pt" style:font-size-complex="10pt"/>
    </style:style>
    <style:style style:name="P230"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ca79d" style:font-size-asian="10pt" style:font-size-complex="10pt"/>
    </style:style>
    <style:style style:name="P231"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ecb82d" officeooo:paragraph-rsid="0080543e" style:font-size-asian="10pt" style:font-size-complex="10pt"/>
    </style:style>
    <style:style style:name="P23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1091904" officeooo:paragraph-rsid="01091904" style:font-size-asian="10pt" style:font-size-complex="10pt"/>
    </style:style>
    <style:style style:name="P23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90caa" officeooo:paragraph-rsid="00990caa" style:font-size-asian="10pt" style:font-size-complex="10pt"/>
    </style:style>
    <style:style style:name="P23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c5254" officeooo:paragraph-rsid="009c5254" style:font-size-asian="10pt" style:font-size-complex="10pt"/>
    </style:style>
    <style:style style:name="P235"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officeooo:rsid="03aceb1e" officeooo:paragraph-rsid="00d85ecf" style:font-size-asian="10pt" style:font-size-complex="10pt"/>
    </style:style>
    <style:style style:name="P236"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5924" officeooo:paragraph-rsid="00d85ecf" style:font-size-asian="10pt" style:font-size-complex="10pt"/>
    </style:style>
    <style:style style:name="P237"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85ecf" style:font-size-asian="10pt" style:font-size-complex="10pt"/>
    </style:style>
    <style:style style:name="P238"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a4cc8" style:font-size-asian="10pt" style:font-size-complex="10pt"/>
    </style:style>
    <style:style style:name="P239"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21ad0" officeooo:paragraph-rsid="00d85ecf" style:font-size-asian="10pt" style:font-size-complex="10pt"/>
    </style:style>
    <style:style style:name="P240"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3da51" officeooo:paragraph-rsid="00d85ecf" style:font-size-asian="10pt" style:font-size-complex="10pt"/>
    </style:style>
    <style:style style:name="P24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0da4cc8" officeooo:paragraph-rsid="00da4cc8" style:font-size-asian="10pt" style:font-size-complex="10pt"/>
    </style:style>
    <style:style style:name="P242"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43"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2831c7" officeooo:paragraph-rsid="00cd6c6f" style:font-size-asian="10pt" style:font-size-complex="10pt"/>
    </style:style>
    <style:style style:name="P244"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822305" officeooo:paragraph-rsid="00822305" style:font-size-asian="10pt" style:font-size-complex="10pt"/>
    </style:style>
    <style:style style:name="P245"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5c5a4" officeooo:paragraph-rsid="0118d205" style:font-size-asian="10pt" style:font-size-complex="10pt"/>
    </style:style>
    <style:style style:name="P24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24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f5cee1" officeooo:paragraph-rsid="00f5cee1" style:font-size-asian="10pt" style:font-size-complex="10pt"/>
    </style:style>
    <style:style style:name="P24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979c8e" officeooo:paragraph-rsid="00979c8e" style:font-size-asian="10pt" style:font-style-asian="normal" style:font-weight-asian="normal" style:font-size-complex="10pt" style:font-style-complex="normal" style:font-weight-complex="normal"/>
    </style:style>
    <style:style style:name="P24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bff922" officeooo:paragraph-rsid="00c83274" style:font-size-asian="10pt" style:font-style-asian="normal" style:font-weight-asian="normal" style:font-size-complex="10pt" style:font-style-complex="normal" style:font-weight-complex="normal"/>
    </style:style>
    <style:style style:name="P250" style:family="paragraph" style:parent-style-name="Standard" style:list-style-name="L20">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251"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252" style:family="paragraph" style:parent-style-name="Standard" style:list-style-name="L6">
      <style:paragraph-properties fo:margin-top="0in" fo:margin-bottom="0in" loext:contextual-spacing="false" fo:line-height="100%" fo:text-align="start" style:justify-single-word="false"/>
      <style:text-properties style:font-name="Liberation Serif" fo:font-size="9pt" fo:font-weight="normal" officeooo:rsid="0249645b" officeooo:paragraph-rsid="0042fd3f" style:font-size-asian="9pt" style:font-weight-asian="normal" style:font-size-complex="9pt" style:font-weight-complex="normal"/>
    </style:style>
    <style:style style:name="P253"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25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255"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102d3d1" style:font-size-asian="12pt" style:font-weight-asian="normal" style:font-size-complex="12pt" style:font-weight-complex="normal"/>
    </style:style>
    <style:style style:name="P256"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042fd3f" officeooo:paragraph-rsid="0102d3d1" style:font-size-asian="12pt" style:font-weight-asian="normal" style:font-size-complex="12pt" style:font-weight-complex="normal"/>
    </style:style>
    <style:style style:name="P257"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5de2" officeooo:paragraph-rsid="00492566" style:font-size-asian="12pt" style:font-weight-asian="normal" style:font-size-complex="12pt" style:font-weight-complex="normal"/>
    </style:style>
    <style:style style:name="P258"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7023" officeooo:paragraph-rsid="00492566" style:font-size-asian="12pt" style:font-weight-asian="normal" style:font-size-complex="12pt" style:font-weight-complex="normal"/>
    </style:style>
    <style:style style:name="P259"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3638" style:font-size-asian="12pt" style:font-size-complex="12pt"/>
    </style:style>
    <style:style style:name="P260"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a79d" style:font-size-asian="12pt" style:font-size-complex="12pt"/>
    </style:style>
    <style:style style:name="P261"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7f054a" style:font-size-asian="12pt" style:font-size-complex="12pt"/>
    </style:style>
    <style:style style:name="P26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80543e" style:font-size-asian="12pt" style:font-size-complex="12pt"/>
    </style:style>
    <style:style style:name="P263"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219ccc" officeooo:paragraph-rsid="00cf230c" style:font-size-asian="12pt" style:font-size-complex="12pt"/>
    </style:style>
    <style:style style:name="P264"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f9cca5" officeooo:paragraph-rsid="00f9cca5" style:font-size-asian="12pt" style:font-size-complex="12pt"/>
    </style:style>
    <style:style style:name="P265" style:family="paragraph" style:parent-style-name="Standard" style:list-style-name="L3">
      <style:paragraph-properties fo:margin-top="0in" fo:margin-bottom="0in" loext:contextual-spacing="false" fo:line-height="100%" fo:text-align="start" style:justify-single-word="false"/>
      <style:text-properties fo:font-size="12pt" fo:font-weight="normal" officeooo:rsid="02c83c27" officeooo:paragraph-rsid="004dac5f" style:font-size-asian="12pt" style:font-weight-asian="normal" style:font-size-complex="12pt" style:font-weight-complex="normal"/>
    </style:style>
    <style:style style:name="P266" style:family="paragraph" style:parent-style-name="Standard" style:list-style-name="L16">
      <style:paragraph-properties fo:margin-top="0in" fo:margin-bottom="0in" loext:contextual-spacing="false" fo:line-height="100%" fo:text-align="start" style:justify-single-word="false"/>
      <style:text-properties fo:font-size="12pt" fo:font-weight="normal" officeooo:rsid="0020a967" officeooo:paragraph-rsid="00a29142" style:font-size-asian="12pt" style:font-weight-asian="normal" style:font-size-complex="12pt" style:font-weight-complex="normal"/>
    </style:style>
    <style:style style:name="P267" style:family="paragraph" style:parent-style-name="Standard" style:list-style-name="L18">
      <style:paragraph-properties fo:margin-top="0in" fo:margin-bottom="0in" loext:contextual-spacing="false" fo:line-height="100%" fo:text-align="start" style:justify-single-word="false"/>
      <style:text-properties fo:font-size="12pt" fo:font-weight="normal" officeooo:rsid="00b7b22e" officeooo:paragraph-rsid="00b7b22e" style:font-size-asian="12pt" style:font-weight-asian="normal" style:font-size-complex="12pt" style:font-weight-complex="normal"/>
    </style:style>
    <style:style style:name="P268" style:family="paragraph" style:parent-style-name="Standard" style:list-style-name="L21">
      <style:paragraph-properties fo:margin-top="0in" fo:margin-bottom="0in" loext:contextual-spacing="false" fo:line-height="100%" fo:text-align="start" style:justify-single-word="false"/>
      <style:text-properties fo:font-size="12pt" fo:font-weight="normal" officeooo:rsid="00bff922" officeooo:paragraph-rsid="00c83274" style:font-size-asian="12pt" style:font-weight-asian="normal" style:font-size-complex="12pt" style:font-weight-complex="normal"/>
    </style:style>
    <style:style style:name="P269" style:family="paragraph" style:parent-style-name="Standard" style:list-style-name="L32">
      <style:paragraph-properties fo:margin-top="0in" fo:margin-bottom="0in" loext:contextual-spacing="false" fo:line-height="100%" fo:text-align="start" style:justify-single-word="false"/>
      <style:text-properties fo:font-size="12pt" fo:font-weight="normal" officeooo:rsid="02b5c78e" officeooo:paragraph-rsid="00822305" style:font-size-asian="12pt" style:font-weight-asian="normal" style:font-size-complex="12pt" style:font-weight-complex="normal"/>
    </style:style>
    <style:style style:name="P270" style:family="paragraph" style:parent-style-name="Standard" style:list-style-name="L12">
      <style:paragraph-properties fo:margin-top="0in" fo:margin-bottom="0in" loext:contextual-spacing="false" fo:line-height="100%" fo:text-align="start" style:justify-single-word="false"/>
      <style:text-properties fo:font-size="12pt" officeooo:rsid="007ca79d" officeooo:paragraph-rsid="00829c9d" style:font-size-asian="12pt" style:font-size-complex="12pt"/>
    </style:style>
    <style:style style:name="P271" style:family="paragraph" style:parent-style-name="Standard" style:list-style-name="L3">
      <style:paragraph-properties fo:margin-top="0in" fo:margin-bottom="0in" loext:contextual-spacing="false" fo:line-height="100%" fo:text-align="start" style:justify-single-word="false"/>
      <style:text-properties fo:font-size="9pt" fo:font-weight="normal" officeooo:rsid="02e9cacb" officeooo:paragraph-rsid="00593ef8" style:font-size-asian="9pt" style:font-weight-asian="normal" style:font-size-complex="9pt" style:font-weight-complex="normal"/>
    </style:style>
    <style:style style:name="P272"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8e0a0" officeooo:paragraph-rsid="0042fd3f" style:font-size-asian="9pt" style:font-weight-asian="normal" style:font-size-complex="9pt" style:font-weight-complex="normal"/>
    </style:style>
    <style:style style:name="P273"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6df1f" officeooo:paragraph-rsid="0042fd3f" style:font-size-asian="9pt" style:font-weight-asian="normal" style:font-size-complex="9pt" style:font-weight-complex="normal"/>
    </style:style>
    <style:style style:name="P274"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922c1" officeooo:paragraph-rsid="0042fd3f" style:font-size-asian="9pt" style:font-weight-asian="normal" style:font-size-complex="9pt" style:font-weight-complex="normal"/>
    </style:style>
    <style:style style:name="P275" style:family="paragraph" style:parent-style-name="Standard" style:list-style-name="L8">
      <style:paragraph-properties fo:margin-top="0in" fo:margin-bottom="0in" loext:contextual-spacing="false" fo:line-height="100%" fo:text-align="start" style:justify-single-word="false"/>
      <style:text-properties officeooo:paragraph-rsid="00492566"/>
    </style:style>
    <style:style style:name="P276" style:family="paragraph" style:parent-style-name="Standard" style:list-style-name="L19">
      <style:paragraph-properties fo:margin-top="0in" fo:margin-bottom="0in" loext:contextual-spacing="false" fo:line-height="100%" fo:text-align="start" style:justify-single-word="false"/>
      <style:text-properties officeooo:paragraph-rsid="00a3d004"/>
    </style:style>
    <style:style style:name="P277" style:family="paragraph" style:parent-style-name="Standard" style:list-style-name="L33">
      <style:paragraph-properties fo:margin-top="0in" fo:margin-bottom="0in" loext:contextual-spacing="false" fo:line-height="100%" fo:text-align="start" style:justify-single-word="false"/>
      <style:text-properties officeooo:paragraph-rsid="00cd6c6f"/>
    </style:style>
    <style:style style:name="P278"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0930adb" officeooo:paragraph-rsid="00979c8e" style:font-size-asian="10pt" style:font-weight-asian="normal" style:font-size-complex="10pt" style:font-weight-complex="normal"/>
    </style:style>
    <style:style style:name="P279" style:family="paragraph" style:parent-style-name="Standard" style:list-style-name="L33">
      <style:paragraph-properties fo:margin-top="0in" fo:margin-bottom="0in" loext:contextual-spacing="false" fo:line-height="100%" fo:text-align="start" style:justify-single-word="false"/>
      <style:text-properties officeooo:rsid="00219ccc" officeooo:paragraph-rsid="00cd6c6f"/>
    </style:style>
    <style:style style:name="T1" style:family="text">
      <style:text-properties officeooo:rsid="00171810"/>
    </style:style>
    <style:style style:name="T2" style:family="text">
      <style:text-properties fo:font-weight="normal" style:font-weight-asian="normal" style:font-weight-complex="normal"/>
    </style:style>
    <style:style style:name="T3" style:family="text">
      <style:text-properties fo:font-weight="normal" officeooo:rsid="00179e6c" style:font-weight-asian="normal" style:font-weight-complex="normal"/>
    </style:style>
    <style:style style:name="T4" style:family="text">
      <style:text-properties fo:font-weight="normal" officeooo:rsid="001dac4c" style:font-weight-asian="normal" style:font-weight-complex="normal"/>
    </style:style>
    <style:style style:name="T5" style:family="text">
      <style:text-properties fo:font-weight="normal" officeooo:rsid="0020a967" style:font-weight-asian="normal" style:font-weight-complex="normal"/>
    </style:style>
    <style:style style:name="T6" style:family="text">
      <style:text-properties fo:font-weight="normal" officeooo:rsid="0265f445" style:font-weight-asian="normal" style:font-weight-complex="normal"/>
    </style:style>
    <style:style style:name="T7" style:family="text">
      <style:text-properties fo:font-weight="normal" officeooo:rsid="03098306" style:font-weight-asian="normal" style:font-weight-complex="normal"/>
    </style:style>
    <style:style style:name="T8" style:family="text">
      <style:text-properties fo:font-weight="normal" officeooo:rsid="02900f0a" style:font-weight-asian="normal" style:font-weight-complex="normal"/>
    </style:style>
    <style:style style:name="T9" style:family="text">
      <style:text-properties fo:font-weight="normal" officeooo:rsid="028d1b52" style:font-weight-asian="normal" style:font-weight-complex="normal"/>
    </style:style>
    <style:style style:name="T10" style:family="text">
      <style:text-properties fo:font-weight="normal" officeooo:rsid="00476b59" style:font-weight-asian="normal" style:font-weight-complex="normal"/>
    </style:style>
    <style:style style:name="T11" style:family="text">
      <style:text-properties fo:font-weight="normal" officeooo:rsid="02647bd5" style:font-weight-asian="normal" style:font-weight-complex="normal"/>
    </style:style>
    <style:style style:name="T12" style:family="text">
      <style:text-properties fo:font-weight="normal" officeooo:rsid="0268545c" style:font-weight-asian="normal" style:font-weight-complex="normal"/>
    </style:style>
    <style:style style:name="T13" style:family="text">
      <style:text-properties fo:font-weight="normal" officeooo:rsid="0265e7f7" style:font-weight-asian="normal" style:font-weight-complex="normal"/>
    </style:style>
    <style:style style:name="T14" style:family="text">
      <style:text-properties fo:font-weight="normal" officeooo:rsid="030bd652" style:font-weight-asian="normal" style:font-weight-complex="normal"/>
    </style:style>
    <style:style style:name="T15" style:family="text">
      <style:text-properties fo:font-weight="normal" officeooo:rsid="004e581b" style:font-weight-asian="normal" style:font-weight-complex="normal"/>
    </style:style>
    <style:style style:name="T16" style:family="text">
      <style:text-properties fo:font-weight="normal" officeooo:rsid="00743a81" style:font-weight-asian="normal" style:font-weight-complex="normal"/>
    </style:style>
    <style:style style:name="T17" style:family="text">
      <style:text-properties fo:font-weight="normal" officeooo:rsid="0075e7eb" style:font-weight-asian="normal" style:font-weight-complex="normal"/>
    </style:style>
    <style:style style:name="T18" style:family="text">
      <style:text-properties fo:font-weight="normal" officeooo:rsid="007a5348" style:font-weight-asian="normal" style:font-weight-complex="normal"/>
    </style:style>
    <style:style style:name="T19" style:family="text">
      <style:text-properties fo:font-weight="normal" officeooo:rsid="007c296a" style:font-weight-asian="normal" style:font-weight-complex="normal"/>
    </style:style>
    <style:style style:name="T20" style:family="text">
      <style:text-properties fo:font-weight="normal" officeooo:rsid="007c3638" style:font-weight-asian="normal" style:font-weight-complex="normal"/>
    </style:style>
    <style:style style:name="T21" style:family="text">
      <style:text-properties fo:font-weight="normal" officeooo:rsid="028d7a51" style:font-weight-asian="normal" style:font-weight-complex="normal"/>
    </style:style>
    <style:style style:name="T22" style:family="text">
      <style:text-properties fo:font-weight="normal" officeooo:rsid="007d4f5c" style:font-weight-asian="normal" style:font-weight-complex="normal"/>
    </style:style>
    <style:style style:name="T23" style:family="text">
      <style:text-properties fo:font-weight="normal" officeooo:rsid="02d1e8d7" style:font-weight-asian="normal" style:font-weight-complex="normal"/>
    </style:style>
    <style:style style:name="T24" style:family="text">
      <style:text-properties fo:font-weight="normal" officeooo:rsid="02b5c78e" style:font-weight-asian="normal" style:font-weight-complex="normal"/>
    </style:style>
    <style:style style:name="T25" style:family="text">
      <style:text-properties fo:font-weight="normal" officeooo:rsid="00865fd7" style:font-weight-asian="normal" style:font-weight-complex="normal"/>
    </style:style>
    <style:style style:name="T26" style:family="text">
      <style:text-properties fo:font-weight="normal" officeooo:rsid="00990caa" style:font-weight-asian="normal" style:font-weight-complex="normal"/>
    </style:style>
    <style:style style:name="T27" style:family="text">
      <style:text-properties fo:font-weight="normal" officeooo:rsid="009ac3db" style:font-weight-asian="normal" style:font-weight-complex="normal"/>
    </style:style>
    <style:style style:name="T28" style:family="text">
      <style:text-properties fo:font-weight="normal" officeooo:rsid="001dddb1" style:font-weight-asian="normal" style:font-weight-complex="normal"/>
    </style:style>
    <style:style style:name="T29" style:family="text">
      <style:text-properties fo:font-weight="normal" officeooo:rsid="00a30dbe" style:font-weight-asian="normal" style:font-weight-complex="normal"/>
    </style:style>
    <style:style style:name="T30" style:family="text">
      <style:text-properties fo:font-weight="normal" officeooo:rsid="00a91d0e" style:font-weight-asian="normal" style:font-weight-complex="normal"/>
    </style:style>
    <style:style style:name="T31" style:family="text">
      <style:text-properties fo:font-weight="normal" officeooo:rsid="0031a63b" style:font-weight-asian="normal" style:font-weight-complex="normal"/>
    </style:style>
    <style:style style:name="T32" style:family="text">
      <style:text-properties fo:font-weight="normal" officeooo:rsid="005361ee" style:font-weight-asian="normal" style:font-weight-complex="normal"/>
    </style:style>
    <style:style style:name="T33" style:family="text">
      <style:text-properties fo:font-weight="normal" officeooo:rsid="0054d496" style:font-weight-asian="normal" style:font-weight-complex="normal"/>
    </style:style>
    <style:style style:name="T34" style:family="text">
      <style:text-properties fo:font-weight="normal" officeooo:rsid="005c1681" style:font-weight-asian="normal" style:font-weight-complex="normal"/>
    </style:style>
    <style:style style:name="T35" style:family="text">
      <style:text-properties fo:font-weight="normal" officeooo:rsid="004dac5f" style:font-weight-asian="normal" style:font-weight-complex="normal"/>
    </style:style>
    <style:style style:name="T36" style:family="text">
      <style:text-properties fo:font-weight="normal" officeooo:rsid="030c5d3f" style:font-weight-asian="normal" style:font-weight-complex="normal"/>
    </style:style>
    <style:style style:name="T37" style:family="text">
      <style:text-properties fo:font-weight="normal" officeooo:rsid="030d96be" style:font-weight-asian="normal" style:font-weight-complex="normal"/>
    </style:style>
    <style:style style:name="T38" style:family="text">
      <style:text-properties fo:font-weight="normal" officeooo:rsid="003fa3f5" style:font-weight-asian="normal" style:font-weight-complex="normal"/>
    </style:style>
    <style:style style:name="T39" style:family="text">
      <style:text-properties fo:font-weight="normal" officeooo:rsid="03028d92" style:font-weight-asian="normal" style:font-weight-complex="normal"/>
    </style:style>
    <style:style style:name="T40" style:family="text">
      <style:text-properties fo:font-weight="normal" officeooo:rsid="0064a959" style:font-weight-asian="normal" style:font-weight-complex="normal"/>
    </style:style>
    <style:style style:name="T41" style:family="text">
      <style:text-properties fo:font-weight="normal" officeooo:rsid="0042fd3f" style:font-weight-asian="normal" style:font-weight-complex="normal"/>
    </style:style>
    <style:style style:name="T42" style:family="text">
      <style:text-properties fo:font-weight="normal" officeooo:rsid="0042bd8f" style:font-weight-asian="normal" style:font-weight-complex="normal"/>
    </style:style>
    <style:style style:name="T43" style:family="text">
      <style:text-properties fo:font-weight="normal" officeooo:rsid="004311f9" style:font-weight-asian="normal" style:font-weight-complex="normal"/>
    </style:style>
    <style:style style:name="T44" style:family="text">
      <style:text-properties fo:font-weight="normal" officeooo:rsid="0262353a" style:font-weight-asian="normal" style:font-weight-complex="normal"/>
    </style:style>
    <style:style style:name="T45" style:family="text">
      <style:text-properties fo:font-weight="normal" officeooo:rsid="0066fa8d" style:font-weight-asian="normal" style:font-weight-complex="normal"/>
    </style:style>
    <style:style style:name="T46" style:family="text">
      <style:text-properties fo:font-weight="normal" officeooo:rsid="027cb227" style:font-weight-asian="normal" style:font-weight-complex="normal"/>
    </style:style>
    <style:style style:name="T47" style:family="text">
      <style:text-properties fo:font-weight="normal" officeooo:rsid="00492566" style:font-weight-asian="normal" style:font-weight-complex="normal"/>
    </style:style>
    <style:style style:name="T48" style:family="text">
      <style:text-properties fo:font-weight="normal" officeooo:rsid="02a77438" style:font-weight-asian="normal" style:font-weight-complex="normal"/>
    </style:style>
    <style:style style:name="T49" style:family="text">
      <style:text-properties fo:font-weight="normal" officeooo:rsid="027da8c0" style:font-weight-asian="normal" style:font-weight-complex="normal"/>
    </style:style>
    <style:style style:name="T50" style:family="text">
      <style:text-properties fo:font-weight="normal" officeooo:rsid="006c312f" style:font-weight-asian="normal" style:font-weight-complex="normal"/>
    </style:style>
    <style:style style:name="T51" style:family="text">
      <style:text-properties fo:font-weight="normal" officeooo:rsid="02847206" style:font-weight-asian="normal" style:font-weight-complex="normal"/>
    </style:style>
    <style:style style:name="T52" style:family="text">
      <style:text-properties fo:font-weight="normal" officeooo:rsid="006db2fb" style:font-weight-asian="normal" style:font-weight-complex="normal"/>
    </style:style>
    <style:style style:name="T53" style:family="text">
      <style:text-properties fo:font-weight="normal" officeooo:rsid="006d7f0b" style:font-weight-asian="normal" style:font-weight-complex="normal"/>
    </style:style>
    <style:style style:name="T54" style:family="text">
      <style:text-properties fo:font-weight="normal" officeooo:rsid="006d1f5d" style:font-weight-asian="normal" style:font-weight-complex="normal"/>
    </style:style>
    <style:style style:name="T55" style:family="text">
      <style:text-properties fo:font-weight="normal" officeooo:rsid="0086b2c2" style:font-weight-asian="normal" style:font-weight-complex="normal"/>
    </style:style>
    <style:style style:name="T56" style:family="text">
      <style:text-properties fo:font-weight="normal" officeooo:rsid="00979c8e" style:font-weight-asian="normal" style:font-weight-complex="normal"/>
    </style:style>
    <style:style style:name="T57" style:family="text">
      <style:text-properties fo:font-weight="normal" officeooo:rsid="00219ccc" style:font-weight-asian="normal" style:font-weight-complex="normal"/>
    </style:style>
    <style:style style:name="T58" style:family="text">
      <style:text-properties fo:font-weight="normal" officeooo:rsid="00618ff8" style:font-weight-asian="normal" style:font-weight-complex="normal"/>
    </style:style>
    <style:style style:name="T59" style:family="text">
      <style:text-properties fo:font-weight="normal" officeooo:rsid="01050430"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fo:font-weight="normal" officeooo:rsid="0290cacf" fo:background-color="transparent" loext:char-shading-value="0" style:font-weight-asian="normal" style:font-weight-complex="normal"/>
    </style:style>
    <style:style style:name="T62" style:family="text">
      <style:text-properties fo:font-weight="normal" officeooo:rsid="00179e6c" fo:background-color="transparent" loext:char-shading-value="0" style:font-weight-asian="normal" style:font-weight-complex="normal"/>
    </style:style>
    <style:style style:name="T63" style:family="text">
      <style:text-properties fo:font-weight="normal" officeooo:rsid="03b0925e" fo:background-color="transparent" loext:char-shading-value="0" style:font-weight-asian="normal" style:font-weight-complex="normal"/>
    </style:style>
    <style:style style:name="T64" style:family="text">
      <style:text-properties fo:font-weight="normal" officeooo:rsid="03ae4c25" fo:background-color="transparent" loext:char-shading-value="0" style:font-weight-asian="normal" style:font-weight-complex="normal"/>
    </style:style>
    <style:style style:name="T65" style:family="text">
      <style:text-properties fo:font-weight="normal" officeooo:rsid="03af765e" fo:background-color="transparent" loext:char-shading-value="0" style:font-weight-asian="normal" style:font-weight-complex="normal"/>
    </style:style>
    <style:style style:name="T66" style:family="text">
      <style:text-properties fo:font-weight="normal" officeooo:rsid="03b44804" fo:background-color="transparent" loext:char-shading-value="0" style:font-weight-asian="normal" style:font-weight-complex="normal"/>
    </style:style>
    <style:style style:name="T67" style:family="text">
      <style:text-properties fo:font-weight="normal" officeooo:rsid="00990caa" fo:background-color="transparent" loext:char-shading-value="0" style:font-weight-asian="normal" style:font-weight-complex="normal"/>
    </style:style>
    <style:style style:name="T68" style:family="text">
      <style:text-properties fo:font-weight="normal" officeooo:rsid="03c57cf2" fo:background-color="transparent" loext:char-shading-value="0" style:font-weight-asian="normal" style:font-weight-complex="normal"/>
    </style:style>
    <style:style style:name="T69" style:family="text">
      <style:text-properties fo:font-weight="normal" officeooo:rsid="009a3b69" fo:background-color="transparent" loext:char-shading-value="0" style:font-weight-asian="normal" style:font-weight-complex="normal"/>
    </style:style>
    <style:style style:name="T70" style:family="text">
      <style:text-properties fo:font-weight="normal" officeooo:rsid="009ac3db" fo:background-color="transparent" loext:char-shading-value="0" style:font-weight-asian="normal" style:font-weight-complex="normal"/>
    </style:style>
    <style:style style:name="T71" style:family="text">
      <style:text-properties fo:font-weight="normal" officeooo:rsid="03c72bf7" fo:background-color="transparent" loext:char-shading-value="0" style:font-weight-asian="normal" style:font-weight-complex="normal"/>
    </style:style>
    <style:style style:name="T72" style:family="text">
      <style:text-properties fo:font-weight="normal" officeooo:rsid="03febb1b" fo:background-color="transparent" loext:char-shading-value="0" style:font-weight-asian="normal" style:font-weight-complex="normal"/>
    </style:style>
    <style:style style:name="T73" style:family="text">
      <style:text-properties fo:font-weight="normal" officeooo:rsid="00cd6c6f" fo:background-color="transparent" loext:char-shading-value="0" style:font-weight-asian="normal" style:font-weight-complex="normal"/>
    </style:style>
    <style:style style:name="T74" style:family="text">
      <style:text-properties fo:font-weight="normal" officeooo:rsid="00d85ecf" fo:background-color="transparent" loext:char-shading-value="0" style:font-weight-asian="normal" style:font-weight-complex="normal"/>
    </style:style>
    <style:style style:name="T75" style:family="text">
      <style:text-properties fo:font-weight="normal" officeooo:rsid="00da4cc8" fo:background-color="transparent" loext:char-shading-value="0" style:font-weight-asian="normal" style:font-weight-complex="normal"/>
    </style:style>
    <style:style style:name="T76" style:family="text">
      <style:text-properties fo:font-weight="normal" officeooo:rsid="03b5f112" fo:background-color="transparent" loext:char-shading-value="0" style:font-weight-asian="normal" style:font-weight-complex="normal"/>
    </style:style>
    <style:style style:name="T77" style:family="text">
      <style:text-properties fo:font-weight="normal" officeooo:rsid="00dfea65" fo:background-color="transparent" loext:char-shading-value="0" style:font-weight-asian="normal" style:font-weight-complex="normal"/>
    </style:style>
    <style:style style:name="T78" style:family="text">
      <style:text-properties fo:font-weight="normal" officeooo:rsid="00979c8e" fo:background-color="transparent" loext:char-shading-value="0" style:font-weight-asian="normal" style:font-weight-complex="normal"/>
    </style:style>
    <style:style style:name="T79" style:family="text">
      <style:text-properties fo:font-weight="normal" officeooo:rsid="0389c744" fo:background-color="transparent" loext:char-shading-value="0" style:font-weight-asian="normal" style:font-weight-complex="normal"/>
    </style:style>
    <style:style style:name="T80" style:family="text">
      <style:text-properties fo:font-weight="normal" officeooo:rsid="00c952dc" fo:background-color="transparent" loext:char-shading-value="0" style:font-weight-asian="normal" style:font-weight-complex="normal"/>
    </style:style>
    <style:style style:name="T81" style:family="text">
      <style:text-properties fo:font-weight="normal" officeooo:rsid="0411674a" fo:background-color="transparent" loext:char-shading-value="0" style:font-weight-asian="normal" style:font-weight-complex="normal"/>
    </style:style>
    <style:style style:name="T82" style:family="text">
      <style:text-properties fo:font-weight="normal" officeooo:rsid="00f05942" fo:background-color="transparent" loext:char-shading-value="0" style:font-weight-asian="normal" style:font-weight-complex="normal"/>
    </style:style>
    <style:style style:name="T83" style:family="text">
      <style:text-properties fo:font-weight="normal" officeooo:rsid="00cf230c" fo:background-color="transparent" loext:char-shading-value="0" style:font-weight-asian="normal" style:font-weight-complex="normal"/>
    </style:style>
    <style:style style:name="T84" style:family="text">
      <style:text-properties fo:font-weight="normal" officeooo:rsid="001ec90c" fo:background-color="transparent" loext:char-shading-value="0" style:font-weight-asian="normal" style:font-weight-complex="normal"/>
    </style:style>
    <style:style style:name="T85" style:family="text">
      <style:text-properties fo:font-weight="normal" officeooo:rsid="0118d205" fo:background-color="transparent" loext:char-shading-value="0" style:font-weight-asian="normal" style:font-weight-complex="normal"/>
    </style:style>
    <style:style style:name="T86" style:family="text">
      <style:text-properties officeooo:rsid="001b93e3"/>
    </style:style>
    <style:style style:name="T87" style:family="text">
      <style:text-properties officeooo:rsid="0020a967"/>
    </style:style>
    <style:style style:name="T88" style:family="text">
      <style:text-properties officeooo:rsid="00233e8c"/>
    </style:style>
    <style:style style:name="T89" style:family="text">
      <style:text-properties fo:font-weight="bold" style:font-weight-asian="bold" style:font-weight-complex="bold"/>
    </style:style>
    <style:style style:name="T90" style:family="text">
      <style:text-properties fo:font-weight="bold" officeooo:rsid="002710b0" style:font-weight-asian="bold" style:font-weight-complex="bold"/>
    </style:style>
    <style:style style:name="T91" style:family="text">
      <style:text-properties officeooo:rsid="024dbf25"/>
    </style:style>
    <style:style style:name="T92" style:family="text">
      <style:text-properties officeooo:rsid="027250c6"/>
    </style:style>
    <style:style style:name="T93" style:family="text">
      <style:text-properties officeooo:rsid="02618a67"/>
    </style:style>
    <style:style style:name="T94" style:family="text">
      <style:text-properties officeooo:rsid="02cc4822"/>
    </style:style>
    <style:style style:name="T95" style:family="text">
      <style:text-properties fo:font-style="italic" style:font-style-asian="italic" style:font-style-complex="italic"/>
    </style:style>
    <style:style style:name="T96" style:family="text">
      <style:text-properties fo:font-style="italic" officeooo:rsid="001e4c03" style:font-style-asian="italic" style:font-style-complex="italic"/>
    </style:style>
    <style:style style:name="T97" style:family="text">
      <style:text-properties fo:font-style="italic" officeooo:rsid="00233e8c" style:font-style-asian="italic" style:font-style-complex="italic"/>
    </style:style>
    <style:style style:name="T98" style:family="text">
      <style:text-properties fo:font-style="italic" officeooo:rsid="00822305" style:font-style-asian="italic" style:font-style-complex="italic"/>
    </style:style>
    <style:style style:name="T99" style:family="text">
      <style:text-properties fo:font-style="italic" officeooo:rsid="02b5c78e" style:font-style-asian="italic" style:font-style-complex="italic"/>
    </style:style>
    <style:style style:name="T100" style:family="text">
      <style:text-properties fo:font-style="italic" fo:font-weight="normal" officeooo:rsid="008e7990" style:font-style-asian="italic" style:font-weight-asian="normal" style:font-style-complex="italic" style:font-weight-complex="normal"/>
    </style:style>
    <style:style style:name="T101" style:family="text">
      <style:text-properties fo:font-style="italic" fo:font-weight="normal" officeooo:rsid="02ef8efa" style:font-style-asian="italic" style:font-weight-asian="normal" style:font-style-complex="italic" style:font-weight-complex="normal"/>
    </style:style>
    <style:style style:name="T102" style:family="text">
      <style:text-properties officeooo:rsid="030d96be"/>
    </style:style>
    <style:style style:name="T103" style:family="text">
      <style:text-properties officeooo:rsid="03028d92"/>
    </style:style>
    <style:style style:name="T104" style:family="text">
      <style:text-properties style:text-position="super 58%"/>
    </style:style>
    <style:style style:name="T105" style:family="text">
      <style:text-properties style:text-position="super 58%" officeooo:rsid="03028d92"/>
    </style:style>
    <style:style style:name="T106" style:family="text">
      <style:text-properties style:text-position="super 58%" officeooo:rsid="03068a69"/>
    </style:style>
    <style:style style:name="T107" style:family="text">
      <style:text-properties officeooo:rsid="03068a69"/>
    </style:style>
    <style:style style:name="T108" style:family="text">
      <style:text-properties officeooo:rsid="0305d98d"/>
    </style:style>
    <style:style style:name="T109" style:family="text">
      <style:text-properties fo:background-color="transparent" loext:char-shading-value="0"/>
    </style:style>
    <style:style style:name="T110" style:family="text">
      <style:text-properties officeooo:rsid="00179e6c" fo:background-color="transparent" loext:char-shading-value="0"/>
    </style:style>
    <style:style style:name="T111" style:family="text">
      <style:text-properties officeooo:rsid="03c53cdd" fo:background-color="transparent" loext:char-shading-value="0"/>
    </style:style>
    <style:style style:name="T112" style:family="text">
      <style:text-properties officeooo:rsid="03c3510c" fo:background-color="transparent" loext:char-shading-value="0"/>
    </style:style>
    <style:style style:name="T113" style:family="text">
      <style:text-properties officeooo:rsid="03c423f8" fo:background-color="transparent" loext:char-shading-value="0"/>
    </style:style>
    <style:style style:name="T114" style:family="text">
      <style:text-properties officeooo:rsid="03d3a810" fo:background-color="transparent" loext:char-shading-value="0"/>
    </style:style>
    <style:style style:name="T115" style:family="text">
      <style:text-properties officeooo:rsid="03d5cffd" fo:background-color="transparent" loext:char-shading-value="0"/>
    </style:style>
    <style:style style:name="T116" style:family="text">
      <style:text-properties officeooo:rsid="03c57cf2" fo:background-color="transparent" loext:char-shading-value="0"/>
    </style:style>
    <style:style style:name="T117" style:family="text">
      <style:text-properties officeooo:rsid="03d85eef" fo:background-color="transparent" loext:char-shading-value="0"/>
    </style:style>
    <style:style style:name="T118" style:family="text">
      <style:text-properties officeooo:rsid="03dc2f39" fo:background-color="transparent" loext:char-shading-value="0"/>
    </style:style>
    <style:style style:name="T119" style:family="text">
      <style:text-properties officeooo:rsid="03ddc7aa" fo:background-color="transparent" loext:char-shading-value="0"/>
    </style:style>
    <style:style style:name="T120" style:family="text">
      <style:text-properties officeooo:rsid="03ea97c5" fo:background-color="transparent" loext:char-shading-value="0"/>
    </style:style>
    <style:style style:name="T121" style:family="text">
      <style:text-properties officeooo:rsid="03e97e52" fo:background-color="transparent" loext:char-shading-value="0"/>
    </style:style>
    <style:style style:name="T122" style:family="text">
      <style:text-properties officeooo:rsid="03e70aae" fo:background-color="transparent" loext:char-shading-value="0"/>
    </style:style>
    <style:style style:name="T123" style:family="text">
      <style:text-properties officeooo:rsid="03f88327" fo:background-color="transparent" loext:char-shading-value="0"/>
    </style:style>
    <style:style style:name="T124" style:family="text">
      <style:text-properties officeooo:rsid="03fb0a44" fo:background-color="transparent" loext:char-shading-value="0"/>
    </style:style>
    <style:style style:name="T125" style:family="text">
      <style:text-properties officeooo:rsid="0411674a" fo:background-color="transparent" loext:char-shading-value="0"/>
    </style:style>
    <style:style style:name="T126" style:family="text">
      <style:text-properties officeooo:rsid="0328ba07" fo:background-color="transparent" loext:char-shading-value="0"/>
    </style:style>
    <style:style style:name="T127" style:family="text">
      <style:text-properties officeooo:rsid="032a8cb5" fo:background-color="transparent" loext:char-shading-value="0"/>
    </style:style>
    <style:style style:name="T128" style:family="text">
      <style:text-properties officeooo:rsid="032dc1dc" fo:background-color="transparent" loext:char-shading-value="0"/>
    </style:style>
    <style:style style:name="T129" style:family="text">
      <style:text-properties officeooo:rsid="00990caa" fo:background-color="transparent" loext:char-shading-value="0"/>
    </style:style>
    <style:style style:name="T130" style:family="text">
      <style:text-properties officeooo:rsid="03bcc572" fo:background-color="transparent" loext:char-shading-value="0"/>
    </style:style>
    <style:style style:name="T131" style:family="text">
      <style:text-properties officeooo:rsid="009a3b69" fo:background-color="transparent" loext:char-shading-value="0"/>
    </style:style>
    <style:style style:name="T132" style:family="text">
      <style:text-properties officeooo:rsid="038dba6e" fo:background-color="transparent" loext:char-shading-value="0"/>
    </style:style>
    <style:style style:name="T133" style:family="text">
      <style:text-properties officeooo:rsid="00bcf330" fo:background-color="transparent" loext:char-shading-value="0"/>
    </style:style>
    <style:style style:name="T134" style:family="text">
      <style:text-properties officeooo:rsid="00bd925f" fo:background-color="transparent" loext:char-shading-value="0"/>
    </style:style>
    <style:style style:name="T135" style:family="text">
      <style:text-properties officeooo:rsid="00a3889e" fo:background-color="transparent" loext:char-shading-value="0"/>
    </style:style>
    <style:style style:name="T136" style:family="text">
      <style:text-properties officeooo:rsid="00be8521" fo:background-color="transparent" loext:char-shading-value="0"/>
    </style:style>
    <style:style style:name="T137" style:family="text">
      <style:text-properties officeooo:rsid="00be9b4c" fo:background-color="transparent" loext:char-shading-value="0"/>
    </style:style>
    <style:style style:name="T138" style:family="text">
      <style:text-properties officeooo:rsid="038b60f1" fo:background-color="transparent" loext:char-shading-value="0"/>
    </style:style>
    <style:style style:name="T139" style:family="text">
      <style:text-properties officeooo:rsid="00c952dc" fo:background-color="transparent" loext:char-shading-value="0"/>
    </style:style>
    <style:style style:name="T140" style:family="text">
      <style:text-properties officeooo:rsid="03a2037c" fo:background-color="transparent" loext:char-shading-value="0"/>
    </style:style>
    <style:style style:name="T141" style:family="text">
      <style:text-properties officeooo:rsid="03a35953" fo:background-color="transparent" loext:char-shading-value="0"/>
    </style:style>
    <style:style style:name="T142" style:family="text">
      <style:text-properties officeooo:rsid="03a6a2f0" fo:background-color="transparent" loext:char-shading-value="0"/>
    </style:style>
    <style:style style:name="T143" style:family="text">
      <style:text-properties officeooo:rsid="00e58bac" fo:background-color="transparent" loext:char-shading-value="0"/>
    </style:style>
    <style:style style:name="T144" style:family="text">
      <style:text-properties officeooo:rsid="00e65854" fo:background-color="transparent" loext:char-shading-value="0"/>
    </style:style>
    <style:style style:name="T145" style:family="text">
      <style:text-properties officeooo:rsid="00e70f86" fo:background-color="transparent" loext:char-shading-value="0"/>
    </style:style>
    <style:style style:name="T146" style:family="text">
      <style:text-properties officeooo:rsid="00e91493" fo:background-color="transparent" loext:char-shading-value="0"/>
    </style:style>
    <style:style style:name="T147" style:family="text">
      <style:text-properties officeooo:rsid="00e97aed" fo:background-color="transparent" loext:char-shading-value="0"/>
    </style:style>
    <style:style style:name="T148" style:family="text">
      <style:text-properties officeooo:rsid="00eb294d" fo:background-color="transparent" loext:char-shading-value="0"/>
    </style:style>
    <style:style style:name="T149" style:family="text">
      <style:text-properties officeooo:rsid="00ed1fcf" fo:background-color="transparent" loext:char-shading-value="0"/>
    </style:style>
    <style:style style:name="T150" style:family="text">
      <style:text-properties officeooo:rsid="00eee15a" fo:background-color="transparent" loext:char-shading-value="0"/>
    </style:style>
    <style:style style:name="T151" style:family="text">
      <style:text-properties officeooo:rsid="00f1043d" fo:background-color="transparent" loext:char-shading-value="0"/>
    </style:style>
    <style:style style:name="T152" style:family="text">
      <style:text-properties officeooo:rsid="0389c744" fo:background-color="transparent" loext:char-shading-value="0"/>
    </style:style>
    <style:style style:name="T153" style:family="text">
      <style:text-properties officeooo:rsid="0084865a" fo:background-color="transparent" loext:char-shading-value="0"/>
    </style:style>
    <style:style style:name="T154" style:family="text">
      <style:text-properties officeooo:rsid="00284682"/>
    </style:style>
    <style:style style:name="T155" style:family="text">
      <style:text-properties officeooo:rsid="03a35953"/>
    </style:style>
    <style:style style:name="T156" style:family="text">
      <style:text-properties officeooo:rsid="03a6a2f0"/>
    </style:style>
    <style:style style:name="T157" style:family="text">
      <style:text-properties officeooo:rsid="03a53054"/>
    </style:style>
    <style:style style:name="T158" style:family="text">
      <style:text-properties officeooo:rsid="002b5e8f"/>
    </style:style>
    <style:style style:name="T159" style:family="text">
      <style:text-properties officeooo:rsid="028fb7da"/>
    </style:style>
    <style:style style:name="T160" style:family="text">
      <style:text-properties style:font-name="Liberation Serif" fo:font-size="10pt" style:font-size-asian="10pt" style:font-size-complex="10pt"/>
    </style:style>
    <style:style style:name="T161" style:family="text">
      <style:text-properties style:font-name="Liberation Serif" fo:font-size="10pt" officeooo:rsid="002dcdda" style:font-size-asian="10pt" style:font-size-complex="10pt"/>
    </style:style>
    <style:style style:name="T162" style:family="text">
      <style:text-properties style:font-name="Liberation Serif" fo:font-size="10pt" officeooo:rsid="0031a63b" style:font-size-asian="10pt" style:font-size-complex="10pt"/>
    </style:style>
    <style:style style:name="T163" style:family="text">
      <style:text-properties style:font-name="Liberation Serif" fo:font-size="10pt" officeooo:rsid="003b5620" style:font-size-asian="10pt" style:font-size-complex="10pt"/>
    </style:style>
    <style:style style:name="T164" style:family="text">
      <style:text-properties style:font-name="Liberation Serif" fo:font-size="10pt" officeooo:rsid="02e379cc" style:font-size-asian="10pt" style:font-size-complex="10pt"/>
    </style:style>
    <style:style style:name="T165" style:family="text">
      <style:text-properties style:font-name="Liberation Serif" fo:font-size="10pt" officeooo:rsid="00568711" style:font-size-asian="10pt" style:font-size-complex="10pt"/>
    </style:style>
    <style:style style:name="T166" style:family="text">
      <style:text-properties style:font-name="Liberation Serif" fo:font-size="10pt" officeooo:rsid="004ccb8d" style:font-size-asian="10pt" style:font-size-complex="10pt"/>
    </style:style>
    <style:style style:name="T167" style:family="text">
      <style:text-properties style:font-name="Liberation Serif" fo:font-size="10pt" officeooo:rsid="00593ef8" style:font-size-asian="10pt" style:font-size-complex="10pt"/>
    </style:style>
    <style:style style:name="T168" style:family="text">
      <style:text-properties style:font-name="Liberation Serif" fo:font-size="10pt" officeooo:rsid="005c1681" style:font-size-asian="10pt" style:font-size-complex="10pt"/>
    </style:style>
    <style:style style:name="T169" style:family="text">
      <style:text-properties style:font-name="Liberation Serif" fo:font-size="10pt" officeooo:rsid="01f8a1a3" style:font-size-asian="10pt" style:font-size-complex="10pt"/>
    </style:style>
    <style:style style:name="T170" style:family="text">
      <style:text-properties style:font-name="Liberation Serif" fo:font-size="10pt" officeooo:rsid="0248e0a0" style:font-size-asian="10pt" style:font-size-complex="10pt"/>
    </style:style>
    <style:style style:name="T171" style:family="text">
      <style:text-properties style:font-name="Liberation Serif" fo:font-size="10pt" officeooo:rsid="024770f1" style:font-size-asian="10pt" style:font-size-complex="10pt"/>
    </style:style>
    <style:style style:name="T172" style:family="text">
      <style:text-properties style:font-name="Liberation Serif" fo:font-size="10pt" officeooo:rsid="0042fd3f" style:font-size-asian="10pt" style:font-size-complex="10pt"/>
    </style:style>
    <style:style style:name="T173" style:family="text">
      <style:text-properties style:font-name="Liberation Serif" fo:font-size="10pt" officeooo:rsid="024dbf25" style:font-size-asian="10pt" style:font-size-complex="10pt"/>
    </style:style>
    <style:style style:name="T174" style:family="text">
      <style:text-properties style:font-name="Liberation Serif" fo:font-size="10pt" officeooo:rsid="00492566" style:font-size-asian="10pt" style:font-size-complex="10pt"/>
    </style:style>
    <style:style style:name="T175" style:family="text">
      <style:text-properties style:font-name="Liberation Serif" fo:font-size="10pt" officeooo:rsid="0069f65b" style:font-size-asian="10pt" style:font-size-complex="10pt"/>
    </style:style>
    <style:style style:name="T176" style:family="text">
      <style:text-properties style:font-name="Liberation Serif" fo:font-size="10pt" officeooo:rsid="020443fc" style:font-size-asian="10pt" style:font-size-complex="10pt"/>
    </style:style>
    <style:style style:name="T177" style:family="text">
      <style:text-properties style:font-name="Liberation Serif" fo:font-size="10pt" officeooo:rsid="006c312f" style:font-size-asian="10pt" style:font-size-complex="10pt"/>
    </style:style>
    <style:style style:name="T178" style:family="text">
      <style:text-properties style:font-name="Liberation Serif" fo:font-size="10pt" officeooo:rsid="006d1f5d" style:font-size-asian="10pt" style:font-size-complex="10pt"/>
    </style:style>
    <style:style style:name="T179" style:family="text">
      <style:text-properties style:font-name="Liberation Serif" fo:font-size="10pt" officeooo:rsid="025613c0" style:font-size-asian="10pt" style:font-size-complex="10pt"/>
    </style:style>
    <style:style style:name="T180" style:family="text">
      <style:text-properties style:font-name="Liberation Serif" fo:font-size="10pt" officeooo:rsid="006ae8b2" style:font-size-asian="10pt" style:font-size-complex="10pt"/>
    </style:style>
    <style:style style:name="T181" style:family="text">
      <style:text-properties style:font-name="Liberation Serif" fo:font-size="10pt" officeooo:rsid="00a29142" style:font-size-asian="10pt" style:font-size-complex="10pt"/>
    </style:style>
    <style:style style:name="T182" style:family="text">
      <style:text-properties style:font-name="Liberation Serif" fo:font-size="10pt" officeooo:rsid="00822305" style:font-size-asian="10pt" style:font-size-complex="10pt"/>
    </style:style>
    <style:style style:name="T183" style:family="text">
      <style:text-properties style:font-name="Liberation Serif" fo:font-size="10pt" officeooo:rsid="00219ccc" style:font-size-asian="10pt" style:font-size-complex="10pt"/>
    </style:style>
    <style:style style:name="T184" style:family="text">
      <style:text-properties style:font-name="Liberation Serif" fo:font-size="10pt" officeooo:rsid="00618ff8" style:font-size-asian="10pt" style:font-size-complex="10pt"/>
    </style:style>
    <style:style style:name="T185" style:family="text">
      <style:text-properties style:font-name="Liberation Serif" fo:font-size="10pt" fo:font-weight="normal" style:font-size-asian="10pt" style:font-weight-asian="normal" style:font-size-complex="10pt" style:font-weight-complex="normal"/>
    </style:style>
    <style:style style:name="T186" style:family="text">
      <style:text-properties style:font-name="Liberation Serif" fo:font-size="10pt" fo:font-weight="normal" officeooo:rsid="0031a63b" style:font-size-asian="10pt" style:font-weight-asian="normal" style:font-size-complex="10pt" style:font-weight-complex="normal"/>
    </style:style>
    <style:style style:name="T187" style:family="text">
      <style:text-properties style:font-name="Liberation Serif" fo:font-size="10pt" fo:font-weight="normal" officeooo:rsid="013626c0" style:font-size-asian="10pt" style:font-weight-asian="normal" style:font-size-complex="10pt" style:font-weight-complex="normal"/>
    </style:style>
    <style:style style:name="T188" style:family="text">
      <style:text-properties style:font-name="Liberation Serif" fo:font-size="10pt" fo:font-weight="normal" officeooo:rsid="005361ee" style:font-size-asian="10pt" style:font-weight-asian="normal" style:font-size-complex="10pt" style:font-weight-complex="normal"/>
    </style:style>
    <style:style style:name="T189" style:family="text">
      <style:text-properties style:font-name="Liberation Serif" fo:font-size="10pt" fo:font-weight="normal" officeooo:rsid="027cb227" style:font-size-asian="10pt" style:font-weight-asian="normal" style:font-size-complex="10pt" style:font-weight-complex="normal"/>
    </style:style>
    <style:style style:name="T190" style:family="text">
      <style:text-properties style:font-name="Liberation Serif" fo:font-size="10pt" fo:font-weight="normal" officeooo:rsid="028d1b52" style:font-size-asian="10pt" style:font-weight-asian="normal" style:font-size-complex="10pt" style:font-weight-complex="normal"/>
    </style:style>
    <style:style style:name="T191" style:family="text">
      <style:text-properties style:font-name="Liberation Serif" fo:font-size="10pt" fo:font-weight="normal" officeooo:rsid="007d4f5c" style:font-size-asian="10pt" style:font-weight-asian="normal" style:font-size-complex="10pt" style:font-weight-complex="normal"/>
    </style:style>
    <style:style style:name="T192" style:family="text">
      <style:text-properties style:font-name="Liberation Serif" fo:font-size="10pt" fo:font-weight="normal" officeooo:rsid="028d7a51" style:font-size-asian="10pt" style:font-weight-asian="normal" style:font-size-complex="10pt" style:font-weight-complex="normal"/>
    </style:style>
    <style:style style:name="T193" style:family="text">
      <style:text-properties style:font-name="Liberation Serif" fo:font-size="10pt" fo:font-weight="normal" officeooo:rsid="007ca79d" style:font-size-asian="10pt" style:font-weight-asian="normal" style:font-size-complex="10pt" style:font-weight-complex="normal"/>
    </style:style>
    <style:style style:name="T194" style:family="text">
      <style:text-properties style:font-name="Liberation Serif" fo:font-size="10pt" fo:font-weight="normal" officeooo:rsid="007f054a" style:font-size-asian="10pt" style:font-weight-asian="normal" style:font-size-complex="10pt" style:font-weight-complex="normal"/>
    </style:style>
    <style:style style:name="T195" style:family="text">
      <style:text-properties style:font-name="Liberation Serif" fo:font-size="10pt" fo:font-weight="normal" officeooo:rsid="029fcfd4" style:font-size-asian="10pt" style:font-weight-asian="normal" style:font-size-complex="10pt" style:font-weight-complex="normal"/>
    </style:style>
    <style:style style:name="T196" style:family="text">
      <style:text-properties style:font-name="Liberation Serif" fo:font-size="10pt" fo:font-weight="normal" officeooo:rsid="02a35345" style:font-size-asian="10pt" style:font-weight-asian="normal" style:font-size-complex="10pt" style:font-weight-complex="normal"/>
    </style:style>
    <style:style style:name="T197" style:family="text">
      <style:text-properties style:font-name="Liberation Serif" fo:font-size="10pt" fo:font-weight="normal" officeooo:rsid="02ebe495" style:font-size-asian="10pt" style:font-weight-asian="normal" style:font-size-complex="10pt" style:font-weight-complex="normal"/>
    </style:style>
    <style:style style:name="T198" style:family="text">
      <style:text-properties style:font-name="Liberation Serif" fo:font-size="10pt" fo:font-weight="normal" officeooo:rsid="0080543e" style:font-size-asian="10pt" style:font-weight-asian="normal" style:font-size-complex="10pt" style:font-weight-complex="normal"/>
    </style:style>
    <style:style style:name="T199" style:family="text">
      <style:text-properties style:font-name="Liberation Serif" fo:font-size="10pt" fo:font-weight="normal" officeooo:rsid="02b119de" style:font-size-asian="10pt" style:font-weight-asian="normal" style:font-size-complex="10pt" style:font-weight-complex="normal"/>
    </style:style>
    <style:style style:name="T200" style:family="text">
      <style:text-properties style:font-name="Liberation Serif" fo:font-size="10pt" fo:font-weight="normal" officeooo:rsid="00829c9d" style:font-size-asian="10pt" style:font-weight-asian="normal" style:font-size-complex="10pt" style:font-weight-complex="normal"/>
    </style:style>
    <style:style style:name="T201" style:family="text">
      <style:text-properties style:font-name="Liberation Serif" fo:font-size="10pt" fo:font-weight="normal" officeooo:rsid="007c3638" style:font-size-asian="10pt" style:font-weight-asian="normal" style:font-size-complex="10pt" style:font-weight-complex="normal"/>
    </style:style>
    <style:style style:name="T202" style:family="text">
      <style:text-properties style:font-name="Liberation Serif" fo:font-size="10pt" fo:font-weight="normal" officeooo:rsid="02ecb82d" style:font-size-asian="10pt" style:font-weight-asian="normal" style:font-size-complex="10pt" style:font-weight-complex="normal"/>
    </style:style>
    <style:style style:name="T203" style:family="text">
      <style:text-properties style:font-name="Liberation Serif" fo:font-size="10pt" fo:font-weight="normal" officeooo:rsid="02d1e8d7" style:font-size-asian="10pt" style:font-weight-asian="normal" style:font-size-complex="10pt" style:font-weight-complex="normal"/>
    </style:style>
    <style:style style:name="T204" style:family="text">
      <style:text-properties style:font-name="Liberation Serif" fo:font-size="10pt" fo:font-weight="normal" officeooo:rsid="03febb1b" fo:background-color="transparent" loext:char-shading-value="0" style:font-size-asian="10pt" style:font-weight-asian="normal" style:font-size-complex="10pt" style:font-weight-complex="normal"/>
    </style:style>
    <style:style style:name="T205" style:family="text">
      <style:text-properties style:font-name="Liberation Serif" fo:font-size="10pt" fo:font-weight="normal" officeooo:rsid="00cd6c6f" fo:background-color="transparent" loext:char-shading-value="0" style:font-size-asian="10pt" style:font-weight-asian="normal" style:font-size-complex="10pt" style:font-weight-complex="normal"/>
    </style:style>
    <style:style style:name="T206" style:family="text">
      <style:text-properties style:font-name="Liberation Serif" fo:font-size="10pt" fo:font-weight="bold" officeooo:rsid="02ebe495" style:font-size-asian="10pt" style:font-weight-asian="bold" style:font-size-complex="10pt" style:font-weight-complex="bold"/>
    </style:style>
    <style:style style:name="T207" style:family="text">
      <style:text-properties style:font-name="Liberation Serif" fo:font-size="10pt" fo:background-color="transparent" loext:char-shading-value="0" style:font-size-asian="10pt" style:font-size-complex="10pt"/>
    </style:style>
    <style:style style:name="T208" style:family="text">
      <style:text-properties style:font-name="Liberation Serif" fo:font-size="10pt" officeooo:rsid="03dedc18" fo:background-color="transparent" loext:char-shading-value="0" style:font-size-asian="10pt" style:font-size-complex="10pt"/>
    </style:style>
    <style:style style:name="T209" style:family="text">
      <style:text-properties style:font-name="Liberation Serif" fo:font-size="10pt" officeooo:rsid="00a29142" fo:background-color="transparent" loext:char-shading-value="0" style:font-size-asian="10pt" style:font-size-complex="10pt"/>
    </style:style>
    <style:style style:name="T210" style:family="text">
      <style:text-properties style:font-name="Liberation Serif" fo:font-size="10pt" officeooo:rsid="035f84be" fo:background-color="transparent" loext:char-shading-value="0" style:font-size-asian="10pt" style:font-size-complex="10pt"/>
    </style:style>
    <style:style style:name="T211" style:family="text">
      <style:text-properties style:font-name="Liberation Serif" fo:font-size="10pt" officeooo:rsid="0389c744" fo:background-color="transparent" loext:char-shading-value="0" style:font-size-asian="10pt" style:font-size-complex="10pt"/>
    </style:style>
    <style:style style:name="T212" style:family="text">
      <style:text-properties style:font-name="Liberation Serif" fo:font-size="10pt" fo:font-style="normal" fo:font-weight="normal" officeooo:rsid="00a3d004" fo:background-color="transparent" loext:char-shading-value="0" style:font-size-asian="10pt" style:font-style-asian="normal" style:font-weight-asian="normal" style:font-size-complex="10pt" style:font-style-complex="normal" style:font-weight-complex="normal"/>
    </style:style>
    <style:style style:name="T213" style:family="text">
      <style:text-properties officeooo:rsid="01341ebc"/>
    </style:style>
    <style:style style:name="T214" style:family="text">
      <style:text-properties officeooo:rsid="0031a63b"/>
    </style:style>
    <style:style style:name="T215" style:family="text">
      <style:text-properties officeooo:rsid="0034203c"/>
    </style:style>
    <style:style style:name="T216" style:family="text">
      <style:text-properties officeooo:rsid="003b4d4e"/>
    </style:style>
    <style:style style:name="T217" style:family="text">
      <style:text-properties officeooo:rsid="004235c8"/>
    </style:style>
    <style:style style:name="T218" style:family="text">
      <style:text-properties officeooo:rsid="01f7ece0"/>
    </style:style>
    <style:style style:name="T219" style:family="text">
      <style:text-properties officeooo:rsid="0042fd3f"/>
    </style:style>
    <style:style style:name="T220" style:family="text">
      <style:text-properties officeooo:rsid="004311f9"/>
    </style:style>
    <style:style style:name="T221" style:family="text">
      <style:text-properties officeooo:rsid="0043aa24"/>
    </style:style>
    <style:style style:name="T222" style:family="text">
      <style:text-properties officeooo:rsid="02be7a15"/>
    </style:style>
    <style:style style:name="T223" style:family="text">
      <style:text-properties officeooo:rsid="004e581b"/>
    </style:style>
    <style:style style:name="T224" style:family="text">
      <style:text-properties officeooo:rsid="004e9866"/>
    </style:style>
    <style:style style:name="T225" style:family="text">
      <style:text-properties officeooo:rsid="004f091e"/>
    </style:style>
    <style:style style:name="T226" style:family="text">
      <style:text-properties fo:color="#ff3333"/>
    </style:style>
    <style:style style:name="T227" style:family="text">
      <style:text-properties fo:color="#ff3333" officeooo:rsid="01341ebc"/>
    </style:style>
    <style:style style:name="T228" style:family="text">
      <style:text-properties fo:color="#ff3333" style:font-name="Liberation Serif" fo:font-size="10pt" fo:font-weight="normal" officeooo:rsid="0031a63b" style:font-size-asian="10pt" style:font-weight-asian="normal" style:font-size-complex="10pt" style:font-weight-complex="normal"/>
    </style:style>
    <style:style style:name="T229" style:family="text">
      <style:text-properties fo:color="#ff3333" style:font-name="Liberation Serif" fo:font-size="10pt" fo:font-weight="normal" officeooo:rsid="013626c0" style:font-size-asian="10pt" style:font-weight-asian="normal" style:font-size-complex="10pt" style:font-weight-complex="normal"/>
    </style:style>
    <style:style style:name="T230" style:family="text">
      <style:text-properties fo:color="#ff3333" style:font-name="Liberation Serif" fo:font-size="10pt" style:font-size-asian="10pt" style:font-size-complex="10pt"/>
    </style:style>
    <style:style style:name="T231" style:family="text">
      <style:text-properties fo:color="#ff3333" style:font-name="Liberation Serif" fo:font-size="10pt" officeooo:rsid="003b5620" style:font-size-asian="10pt" style:font-size-complex="10pt"/>
    </style:style>
    <style:style style:name="T232" style:family="text">
      <style:text-properties fo:color="#ff3333" style:font-name="Liberation Serif" fo:font-size="10pt" officeooo:rsid="00593ef8" style:font-size-asian="10pt" style:font-size-complex="10pt"/>
    </style:style>
    <style:style style:name="T233" style:family="text">
      <style:text-properties fo:color="#ff3333" style:font-name="Liberation Serif" fo:font-size="10pt" officeooo:rsid="004235c8" style:font-size-asian="10pt" style:font-size-complex="10pt"/>
    </style:style>
    <style:style style:name="T234" style:family="text">
      <style:text-properties fo:color="#ff3333" style:font-name="Liberation Serif" fo:font-size="10pt" officeooo:rsid="0069f65b" style:font-size-asian="10pt" style:font-size-complex="10pt"/>
    </style:style>
    <style:style style:name="T235" style:family="text">
      <style:text-properties fo:color="#ff3333" style:font-name="Liberation Serif" fo:font-size="10pt" officeooo:rsid="006c312f" style:font-size-asian="10pt" style:font-size-complex="10pt"/>
    </style:style>
    <style:style style:name="T236" style:family="text">
      <style:text-properties fo:color="#ff3333" style:font-name="Liberation Serif" fo:font-size="10pt" officeooo:rsid="0069b647" style:font-size-asian="10pt" style:font-size-complex="10pt"/>
    </style:style>
    <style:style style:name="T237" style:family="text">
      <style:text-properties fo:color="#ff3333" style:font-name="Liberation Serif" fo:font-size="10pt" officeooo:rsid="0042fd3f" style:font-size-asian="10pt" style:font-size-complex="10pt"/>
    </style:style>
    <style:style style:name="T238" style:family="text">
      <style:text-properties fo:color="#ff3333" style:font-name="Liberation Serif" fo:font-size="10pt" officeooo:rsid="0068d149" style:font-size-asian="10pt" style:font-size-complex="10pt"/>
    </style:style>
    <style:style style:name="T239" style:family="text">
      <style:text-properties fo:color="#ff3333" style:font-name="Liberation Serif" fo:font-size="10pt" officeooo:rsid="0064a959" style:font-size-asian="10pt" style:font-size-complex="10pt"/>
    </style:style>
    <style:style style:name="T240" style:family="text">
      <style:text-properties fo:color="#ff3333" officeooo:rsid="004235c8"/>
    </style:style>
    <style:style style:name="T241" style:family="text">
      <style:text-properties fo:color="#ff3333" officeooo:rsid="01f7ece0"/>
    </style:style>
    <style:style style:name="T242" style:family="text">
      <style:text-properties fo:color="#ff3333" officeooo:rsid="005e911f"/>
    </style:style>
    <style:style style:name="T243" style:family="text">
      <style:text-properties fo:color="#ff3333" officeooo:rsid="0062d6c2"/>
    </style:style>
    <style:style style:name="T244" style:family="text">
      <style:text-properties fo:color="#ff3333" officeooo:rsid="0042fd3f"/>
    </style:style>
    <style:style style:name="T245" style:family="text">
      <style:text-properties fo:color="#ff3333" officeooo:rsid="0064a959"/>
    </style:style>
    <style:style style:name="T246" style:family="text">
      <style:text-properties fo:color="#ff3333" fo:font-weight="normal" style:font-weight-asian="normal" style:font-weight-complex="normal"/>
    </style:style>
    <style:style style:name="T247" style:family="text">
      <style:text-properties fo:color="#ff3333" fo:font-weight="normal" officeooo:rsid="00865fd7" style:font-weight-asian="normal" style:font-weight-complex="normal"/>
    </style:style>
    <style:style style:name="T248" style:family="text">
      <style:text-properties fo:color="#ff3333" fo:font-weight="normal" officeooo:rsid="0031a63b" style:font-weight-asian="normal" style:font-weight-complex="normal"/>
    </style:style>
    <style:style style:name="T249" style:family="text">
      <style:text-properties fo:color="#ff3333" fo:font-weight="normal" officeooo:rsid="005361ee" style:font-weight-asian="normal" style:font-weight-complex="normal"/>
    </style:style>
    <style:style style:name="T250" style:family="text">
      <style:text-properties fo:color="#ff3333" fo:font-weight="normal" officeooo:rsid="003b4d4e" style:font-weight-asian="normal" style:font-weight-complex="normal"/>
    </style:style>
    <style:style style:name="T251" style:family="text">
      <style:text-properties fo:color="#ff3333" fo:font-weight="normal" officeooo:rsid="003da9d0" style:font-weight-asian="normal" style:font-weight-complex="normal"/>
    </style:style>
    <style:style style:name="T252" style:family="text">
      <style:text-properties fo:color="#ff3333" fo:font-weight="normal" officeooo:rsid="0064a959" style:font-weight-asian="normal" style:font-weight-complex="normal"/>
    </style:style>
    <style:style style:name="T253" style:family="text">
      <style:text-properties fo:color="#ff3333" fo:font-weight="normal" officeooo:rsid="0042fd3f" style:font-weight-asian="normal" style:font-weight-complex="normal"/>
    </style:style>
    <style:style style:name="T254" style:family="text">
      <style:text-properties fo:color="#ff3333" fo:font-weight="normal" officeooo:rsid="0068d149" style:font-weight-asian="normal" style:font-weight-complex="normal"/>
    </style:style>
    <style:style style:name="T255" style:family="text">
      <style:text-properties fo:color="#ff3333" fo:font-weight="normal" officeooo:rsid="02048348" style:font-weight-asian="normal" style:font-weight-complex="normal"/>
    </style:style>
    <style:style style:name="T256" style:family="text">
      <style:text-properties fo:color="#ff3333" fo:font-weight="normal" officeooo:rsid="006c312f" style:font-weight-asian="normal" style:font-weight-complex="normal"/>
    </style:style>
    <style:style style:name="T257" style:family="text">
      <style:text-properties fo:color="#ff3333" fo:font-weight="normal" officeooo:rsid="006d1f5d" style:font-weight-asian="normal" style:font-weight-complex="normal"/>
    </style:style>
    <style:style style:name="T258" style:family="text">
      <style:text-properties fo:color="#ff3333" officeooo:rsid="0068d149"/>
    </style:style>
    <style:style style:name="T259" style:family="text">
      <style:text-properties fo:color="#ff3333" officeooo:rsid="006c312f"/>
    </style:style>
    <style:style style:name="T260" style:family="text">
      <style:text-properties fo:color="#ff3333" officeooo:rsid="0084865a"/>
    </style:style>
    <style:style style:name="T261" style:family="text">
      <style:text-properties fo:color="#ff3333" officeooo:rsid="001e4c03"/>
    </style:style>
    <style:style style:name="T262" style:family="text">
      <style:text-properties fo:color="#ff3333" officeooo:rsid="00a3889e"/>
    </style:style>
    <style:style style:name="T263" style:family="text">
      <style:text-properties fo:color="#ff3333" officeooo:rsid="00a84731"/>
    </style:style>
    <style:style style:name="T264" style:family="text">
      <style:text-properties fo:color="#ff3333" officeooo:rsid="00a8589c"/>
    </style:style>
    <style:style style:name="T265" style:family="text">
      <style:text-properties fo:color="#ff3333" officeooo:rsid="00a6faa0"/>
    </style:style>
    <style:style style:name="T266" style:family="text">
      <style:text-properties fo:color="#ff3333" fo:background-color="transparent" loext:char-shading-value="0"/>
    </style:style>
    <style:style style:name="T267" style:family="text">
      <style:text-properties fo:color="#ff3333" officeooo:rsid="00a84731" fo:background-color="transparent" loext:char-shading-value="0"/>
    </style:style>
    <style:style style:name="T268" style:family="text">
      <style:text-properties fo:color="#ff3333" officeooo:rsid="001e4c03" fo:background-color="transparent" loext:char-shading-value="0"/>
    </style:style>
    <style:style style:name="T269" style:family="text">
      <style:text-properties fo:color="#ff3333" officeooo:rsid="00a3889e" fo:background-color="transparent" loext:char-shading-value="0"/>
    </style:style>
    <style:style style:name="T270" style:family="text">
      <style:text-properties fo:color="#ff3333" officeooo:rsid="00be8521" fo:background-color="transparent" loext:char-shading-value="0"/>
    </style:style>
    <style:style style:name="T271" style:family="text">
      <style:text-properties fo:color="#ff3333" officeooo:rsid="00618ff8"/>
    </style:style>
    <style:style style:name="T272" style:family="text">
      <style:text-properties fo:color="#ff3333" officeooo:rsid="00fb2536"/>
    </style:style>
    <style:style style:name="T273" style:family="text">
      <style:text-properties fo:color="#ff3333" officeooo:rsid="01058662"/>
    </style:style>
    <style:style style:name="T274" style:family="text">
      <style:text-properties officeooo:rsid="0054d496"/>
    </style:style>
    <style:style style:name="T275" style:family="text">
      <style:text-properties officeooo:rsid="00618ff8"/>
    </style:style>
    <style:style style:name="T276" style:family="text">
      <style:text-properties officeooo:rsid="0062d6c2"/>
    </style:style>
    <style:style style:name="T277" style:family="text">
      <style:text-properties officeooo:rsid="0066fa8d"/>
    </style:style>
    <style:style style:name="T278" style:family="text">
      <style:text-properties style:use-window-font-color="true"/>
    </style:style>
    <style:style style:name="T279" style:family="text">
      <style:text-properties style:use-window-font-color="true" style:font-name="Liberation Serif" fo:font-size="10pt" officeooo:rsid="0069b647" style:font-size-asian="10pt" style:font-size-complex="10pt"/>
    </style:style>
    <style:style style:name="T280" style:family="text">
      <style:text-properties style:use-window-font-color="true" style:font-name="Liberation Serif" fo:font-size="10pt" officeooo:rsid="00618ff8" style:font-size-asian="10pt" style:font-size-complex="10pt"/>
    </style:style>
    <style:style style:name="T281" style:family="text">
      <style:text-properties style:use-window-font-color="true" style:font-name="Liberation Serif" fo:font-size="10pt" officeooo:rsid="0103b5a2" style:font-size-asian="10pt" style:font-size-complex="10pt"/>
    </style:style>
    <style:style style:name="T282" style:family="text">
      <style:text-properties style:use-window-font-color="true" officeooo:rsid="0090ea54"/>
    </style:style>
    <style:style style:name="T283" style:family="text">
      <style:text-properties style:use-window-font-color="true" fo:font-style="italic" style:font-style-asian="italic" style:font-style-complex="italic"/>
    </style:style>
    <style:style style:name="T284" style:family="text">
      <style:text-properties style:use-window-font-color="true" fo:font-style="italic" officeooo:rsid="00a20a7e" style:font-style-asian="italic" style:font-style-complex="italic"/>
    </style:style>
    <style:style style:name="T285" style:family="text">
      <style:text-properties style:use-window-font-color="true" fo:font-style="italic" officeooo:rsid="00979c8e" fo:background-color="transparent" loext:char-shading-value="0" style:font-style-asian="italic" style:font-style-complex="italic"/>
    </style:style>
    <style:style style:name="T286" style:family="text">
      <style:text-properties style:use-window-font-color="true" officeooo:rsid="00951151"/>
    </style:style>
    <style:style style:name="T287" style:family="text">
      <style:text-properties style:use-window-font-color="true" officeooo:rsid="00979c8e"/>
    </style:style>
    <style:style style:name="T288" style:family="text">
      <style:text-properties style:use-window-font-color="true" fo:font-style="normal" fo:background-color="transparent" loext:char-shading-value="0" style:font-style-asian="normal" style:font-style-complex="normal"/>
    </style:style>
    <style:style style:name="T289" style:family="text">
      <style:text-properties style:use-window-font-color="true" fo:font-style="normal" officeooo:rsid="00990caa" fo:background-color="transparent" loext:char-shading-value="0" style:font-style-asian="normal" style:font-style-complex="normal"/>
    </style:style>
    <style:style style:name="T290" style:family="text">
      <style:text-properties style:use-window-font-color="true" fo:font-style="normal" officeooo:rsid="009a3b69" fo:background-color="transparent" loext:char-shading-value="0" style:font-style-asian="normal" style:font-style-complex="normal"/>
    </style:style>
    <style:style style:name="T291" style:family="text">
      <style:text-properties style:use-window-font-color="true" fo:font-style="normal" officeooo:rsid="009ac3db" fo:background-color="transparent" loext:char-shading-value="0" style:font-style-asian="normal" style:font-style-complex="normal"/>
    </style:style>
    <style:style style:name="T292" style:family="text">
      <style:text-properties style:use-window-font-color="true" fo:background-color="transparent" loext:char-shading-value="0"/>
    </style:style>
    <style:style style:name="T293" style:family="text">
      <style:text-properties style:use-window-font-color="true" officeooo:rsid="00979c8e" fo:background-color="transparent" loext:char-shading-value="0"/>
    </style:style>
    <style:style style:name="T294" style:family="text">
      <style:text-properties style:use-window-font-color="true" officeooo:rsid="00990caa" fo:background-color="transparent" loext:char-shading-value="0"/>
    </style:style>
    <style:style style:name="T295" style:family="text">
      <style:text-properties style:use-window-font-color="true" officeooo:rsid="009a3b69" fo:background-color="transparent" loext:char-shading-value="0"/>
    </style:style>
    <style:style style:name="T296" style:family="text">
      <style:text-properties style:use-window-font-color="true" officeooo:rsid="00829c9d" fo:background-color="transparent" loext:char-shading-value="0"/>
    </style:style>
    <style:style style:name="T297" style:family="text">
      <style:text-properties style:use-window-font-color="true" officeooo:rsid="00990caa"/>
    </style:style>
    <style:style style:name="T298" style:family="text">
      <style:text-properties style:use-window-font-color="true" officeooo:rsid="02d30afd"/>
    </style:style>
    <style:style style:name="T299" style:family="text">
      <style:text-properties style:use-window-font-color="true" officeooo:rsid="009c5254"/>
    </style:style>
    <style:style style:name="T300" style:family="text">
      <style:text-properties style:use-window-font-color="true" officeooo:rsid="00a20a7e"/>
    </style:style>
    <style:style style:name="T301" style:family="text">
      <style:text-properties officeooo:rsid="007186d7"/>
    </style:style>
    <style:style style:name="T302" style:family="text">
      <style:text-properties officeooo:rsid="00829c9d"/>
    </style:style>
    <style:style style:name="T303" style:family="text">
      <style:text-properties officeooo:rsid="0082d684"/>
    </style:style>
    <style:style style:name="T304" style:family="text">
      <style:text-properties officeooo:rsid="0084865a"/>
    </style:style>
    <style:style style:name="T305" style:family="text">
      <style:text-properties officeooo:rsid="0086b2c2"/>
    </style:style>
    <style:style style:name="T306" style:family="text">
      <style:text-properties officeooo:rsid="00891609"/>
    </style:style>
    <style:style style:name="T307" style:family="text">
      <style:text-properties officeooo:rsid="008f8483"/>
    </style:style>
    <style:style style:name="T308" style:family="text">
      <style:text-properties officeooo:rsid="0093c671"/>
    </style:style>
    <style:style style:name="T309" style:family="text">
      <style:text-properties officeooo:rsid="00951151"/>
    </style:style>
    <style:style style:name="T310" style:family="text">
      <style:text-properties officeooo:rsid="00979c8e"/>
    </style:style>
    <style:style style:name="T311" style:family="text">
      <style:text-properties officeooo:rsid="00990caa"/>
    </style:style>
    <style:style style:name="T312" style:family="text">
      <style:text-properties officeooo:rsid="00a29142"/>
    </style:style>
    <style:style style:name="T313" style:family="text">
      <style:text-properties officeooo:rsid="00a30dbe"/>
    </style:style>
    <style:style style:name="T314" style:family="text">
      <style:text-properties officeooo:rsid="00a3889e"/>
    </style:style>
    <style:style style:name="T315" style:family="text">
      <style:text-properties officeooo:rsid="00a3d004"/>
    </style:style>
    <style:style style:name="T316" style:family="text">
      <style:text-properties officeooo:rsid="00a6faa0"/>
    </style:style>
    <style:style style:name="T317" style:family="text">
      <style:text-properties officeooo:rsid="00a8589c"/>
    </style:style>
    <style:style style:name="T318" style:family="text">
      <style:text-properties officeooo:rsid="00a91d0e"/>
    </style:style>
    <style:style style:name="T319" style:family="text">
      <style:text-properties officeooo:rsid="0333fa1b"/>
    </style:style>
    <style:style style:name="T320" style:family="text">
      <style:text-properties officeooo:rsid="00b00538"/>
    </style:style>
    <style:style style:name="T321" style:family="text">
      <style:text-properties officeooo:rsid="00b19d05"/>
    </style:style>
    <style:style style:name="T322" style:family="text">
      <style:text-properties officeooo:rsid="00b6543f"/>
    </style:style>
    <style:style style:name="T323" style:family="text">
      <style:text-properties officeooo:rsid="00bcf330"/>
    </style:style>
    <style:style style:name="T324" style:family="text">
      <style:text-properties officeooo:rsid="00be8521"/>
    </style:style>
    <style:style style:name="T325" style:family="text">
      <style:text-properties officeooo:rsid="00be9b4c"/>
    </style:style>
    <style:style style:name="T326" style:family="text">
      <style:text-properties officeooo:rsid="00bfe1ed"/>
    </style:style>
    <style:style style:name="T327" style:family="text">
      <style:text-properties officeooo:rsid="00c1968d"/>
    </style:style>
    <style:style style:name="T328" style:family="text">
      <style:text-properties officeooo:rsid="00c9f392"/>
    </style:style>
    <style:style style:name="T329" style:family="text">
      <style:text-properties officeooo:rsid="00cd6c6f"/>
    </style:style>
    <style:style style:name="T330" style:family="text">
      <style:text-properties officeooo:rsid="00cf230c"/>
    </style:style>
    <style:style style:name="T331" style:family="text">
      <style:text-properties officeooo:rsid="00d04c3e"/>
    </style:style>
    <style:style style:name="T332" style:family="text">
      <style:text-properties officeooo:rsid="00d81f7d"/>
    </style:style>
    <style:style style:name="T333" style:family="text">
      <style:text-properties officeooo:rsid="00d85ecf"/>
    </style:style>
    <style:style style:name="T334" style:family="text">
      <style:text-properties officeooo:rsid="00da4cc8"/>
    </style:style>
    <style:style style:name="T335" style:family="text">
      <style:text-properties officeooo:rsid="00dbf875"/>
    </style:style>
    <style:style style:name="T336" style:family="text">
      <style:text-properties officeooo:rsid="00dd25c8"/>
    </style:style>
    <style:style style:name="T337" style:family="text">
      <style:text-properties officeooo:rsid="00deb50b"/>
    </style:style>
    <style:style style:name="T338" style:family="text">
      <style:text-properties officeooo:rsid="00e58bac"/>
    </style:style>
    <style:style style:name="T339" style:family="text">
      <style:text-properties officeooo:rsid="00e65854"/>
    </style:style>
    <style:style style:name="T340" style:family="text">
      <style:text-properties officeooo:rsid="00e70f86"/>
    </style:style>
    <style:style style:name="T341" style:family="text">
      <style:text-properties officeooo:rsid="00e77676"/>
    </style:style>
    <style:style style:name="T342" style:family="text">
      <style:text-properties officeooo:rsid="00e91493"/>
    </style:style>
    <style:style style:name="T343" style:family="text">
      <style:text-properties officeooo:rsid="00e97aed"/>
    </style:style>
    <style:style style:name="T344" style:family="text">
      <style:text-properties officeooo:rsid="00568711"/>
    </style:style>
    <style:style style:name="T345" style:family="text">
      <style:text-properties officeooo:rsid="004ccb8d"/>
    </style:style>
    <style:style style:name="T346" style:family="text">
      <style:text-properties officeooo:rsid="02e56d95"/>
    </style:style>
    <style:style style:name="T347" style:family="text">
      <style:text-properties officeooo:rsid="01f8a1a3"/>
    </style:style>
    <style:style style:name="T348" style:family="text">
      <style:text-properties officeooo:rsid="0203e625"/>
    </style:style>
    <style:style style:name="T349" style:family="text">
      <style:text-properties officeooo:rsid="005fefd9"/>
    </style:style>
    <style:style style:name="T350" style:family="text">
      <style:text-properties officeooo:rsid="00c83274"/>
    </style:style>
    <style:style style:name="T351" style:family="text">
      <style:text-properties officeooo:rsid="00822305"/>
    </style:style>
    <style:style style:name="T352" style:family="text">
      <style:text-properties officeooo:rsid="02d1e8d7"/>
    </style:style>
    <style:style style:name="T353" style:family="text">
      <style:text-properties fo:font-size="10pt" fo:font-weight="normal" fo:background-color="transparent" loext:char-shading-value="0" style:font-size-asian="10pt" style:font-weight-asian="normal" style:font-size-complex="10pt" style:font-weight-complex="normal"/>
    </style:style>
    <style:style style:name="T354" style:family="text">
      <style:text-properties fo:font-size="10pt" fo:font-weight="normal" officeooo:rsid="00822305" fo:background-color="transparent" loext:char-shading-value="0" style:font-size-asian="10pt" style:font-weight-asian="normal" style:font-size-complex="10pt" style:font-weight-complex="normal"/>
    </style:style>
    <style:style style:name="T355" style:family="text">
      <style:text-properties fo:font-size="10pt" fo:font-weight="normal" officeooo:rsid="03febb1b" fo:background-color="transparent" loext:char-shading-value="0" style:font-size-asian="10pt" style:font-weight-asian="normal" style:font-size-complex="10pt" style:font-weight-complex="normal"/>
    </style:style>
    <style:style style:name="T356" style:family="text">
      <style:text-properties fo:font-size="10pt" fo:font-weight="normal" officeooo:rsid="00cd6c6f" fo:background-color="transparent" loext:char-shading-value="0" style:font-size-asian="10pt" style:font-weight-asian="normal" style:font-size-complex="10pt" style:font-weight-complex="normal"/>
    </style:style>
    <style:style style:name="T357" style:family="text">
      <style:text-properties fo:font-size="10pt" officeooo:rsid="00618ff8" style:font-size-asian="10pt" style:font-size-complex="10pt"/>
    </style:style>
    <style:style style:name="T358" style:family="text">
      <style:text-properties fo:font-size="10pt" officeooo:rsid="01050430" style:font-size-asian="10pt" style:font-size-complex="10pt"/>
    </style:style>
    <style:style style:name="T359" style:family="text">
      <style:text-properties officeooo:rsid="00865fd7"/>
    </style:style>
    <style:style style:name="T360" style:family="text">
      <style:text-properties officeooo:rsid="0112afef"/>
    </style:style>
    <style:style style:name="T361" style:family="text">
      <style:text-properties fo:color="#1155cc" style:text-underline-style="solid" style:text-underline-width="auto" style:text-underline-color="font-color" fo:font-weight="normal" fo:background-color="transparent" loext:char-shading-value="0" style:font-weight-asian="normal" style:font-weight-complex="normal"/>
    </style:style>
    <style:style style:name="T362" style:family="text">
      <style:text-properties officeooo:rsid="011a5eac"/>
    </style:style>
    <style:style style:name="T363" style:family="text">
      <style:text-properties officeooo:rsid="011d47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 on Rapport model</text:p>
      <text:p text:style-name="P18"/>
      <text:p text:style-name="P23">[Please, <text:span text:style-name="T158">also </text:span>see the README.md for a brief overview of the <text:span text:style-name="T86">rapport model</text:span> files.]</text:p>
      <text:p text:style-name="P23"/>
      <text:p text:style-name="P8">Contents</text:p>
      <text:list xml:id="list2171852581906145193" text:style-name="L1">
        <text:list-item>
          <text:p text:style-name="P101">Dataset</text:p>
        </text:list-item>
        <text:list-item>
          <text:p text:style-name="P102">Vision features extraction</text:p>
        </text:list-item>
        <text:list-item>
          <text:p text:style-name="P102">Audio/speech features extraction</text:p>
        </text:list-item>
        <text:list-item>
          <text:p text:style-name="P103">Voice activity detection</text:p>
        </text:list-item>
        <text:list-item>
          <text:p text:style-name="P104">Annotations</text:p>
        </text:list-item>
        <text:list-item>
          <text:p text:style-name="P105">Generating sequences/segments</text:p>
        </text:list-item>
        <text:list-item>
          <text:p text:style-name="P110"><text:span text:style-name="T90">M</text:span><text:span text:style-name="T89">odel</text:span></text:p>
        </text:list-item>
        <text:list-item>
          <text:p text:style-name="P101">Training and testing</text:p>
        </text:list-item>
        <text:list-item>
          <text:p text:style-name="P101">Final training</text:p>
        </text:list-item>
        <text:list-item>
          <text:p text:style-name="P101">Online prediction</text:p>
        </text:list-item>
        <text:list-item>
          <text:p text:style-name="P106">Experiments</text:p>
        </text:list-item>
        <text:list-item>
          <text:p text:style-name="P107">Future work <text:span text:style-name="T306">&amp; i</text:span>deas to try</text:p>
          <text:p text:style-name="P107"/>
        </text:list-item>
      </text:list>
      <text:p text:style-name="P6"/>
      <text:p text:style-name="P7">Dataset</text:p>
      <text:p text:style-name="P7"/>
      <text:p text:style-name="P1"><text:span text:style-name="T160">All rapport models were developed using the Mimicry DB </text:span><text:span text:style-name="T161">[</text:span><text:a xlink:type="simple" xlink:href="https://mahnob-db.eu/mimicry/" text:style-name="Internet_20_link" text:visited-style-name="Visited_20_Internet_20_Link"><text:span text:style-name="T161">https://mahnob-db.eu/mimicry/</text:span></text:a><text:span text:style-name="T161">]</text:span><text:span text:style-name="T160">. </text:span><text:span text:style-name="T161">We used the FaceFar2 videos (since they are centered and seem to capture the face better than FaceNear) from 53 out of 54 conversation sessions (sessionid 39 was skipped as it was missing the FaceFar2 videos). This resulted in a total of 106 single-person videos, covering 46 unique subjects. </text:span></text:p>
      <text:p text:style-name="P19"/>
      <text:p text:style-name="P24">We extracted vision and audio features, <text:span text:style-name="T215">determined voice activity,</text:span> and extended the dataset <text:span text:style-name="T1">with automatically generated binary per-frame annotations of: head nod</text:span>s<text:span text:style-name="T1">, head shakes, head tilts, </text:span>smile, gaze away, voice activity, and turn taking<text:span text:style-name="T1">.</text:span></text:p>
      <text:p text:style-name="P25"/>
      <text:p text:style-name="P68">The whole data preprocessing <text:span text:style-name="T363">pipeline</text:span> can be illustrated as follows (the filenames are relative to the corresponding readme file deep-virtual-rapport-agent/datasets_scripts/mimicry/<text:span text:style-name="T226">README.md</text:span>).</text:p>
      <text:p text:style-name="P68"/>
      <text:p text:style-name="P90"><text:tab/>extract_vision_features.sh --&gt; rename_featuresfiles.ipynb --&gt; (0)</text:p>
      <text:p text:style-name="P90"/>
      <text:p text:style-name="P90"><text:tab/>(0) --&gt; Annotate vision features with nod, shake, and tilt head gestures using the developed Head Gesture Detector <text:tab/> <text:s text:c="11"/>(deep-virtual-rapport-agent/head_gesture_detector/hgd_annotate_frames.ipynb) --&gt; (1)</text:p>
      <text:p text:style-name="P90"/>
      <text:p text:style-name="P90"><text:tab/>(0) --&gt; separate_audio_channels.ipynb --&gt; downsample_to_*kHz.sh --&gt; extract_audio_features.sh --&gt; (2)</text:p>
      <text:p text:style-name="P90"><text:tab/> <text:s text:c="63"/>--&gt; voice_activity_detection --&gt; (3)</text:p>
      <text:p text:style-name="P90"/>
      <text:p text:style-name="P90"><text:tab/>(1) &amp; (3) --&gt; smile_gaze_va_turn_annotate_frames.ipynb --&gt; (4) </text:p>
      <text:p text:style-name="P90"><text:tab/> <text:s text:c="54"/>--&gt; fully_annotate_videos.py</text:p>
      <text:p text:style-name="P90"/>
      <text:p text:style-name="P90"><text:tab/>(2) &amp; (3) &amp; (4) --&gt; <text:s/>generate_dataset.ipynb</text:p>
      <text:p text:style-name="P26"/>
      <text:p text:style-name="P26">[Details:] For parsing the dataset xml files, we h<text:span text:style-name="T213">ad to fix several </text:span><text:span text:style-name="T227">session.xml</text:span><text:span text:style-name="T213"> files, </text:span>changing each ‘<text:span text:style-name="T213">&amp;’ to ‘&amp;amp;’ in xml attribute</text:span>s<text:span text:style-name="T213">. All dataset preprocessing scripts were originally in the folder dvra_datasets/mimicry. Then, they were copied into the project repository folder </text:span><text:span text:style-name="T227">deep-virtual-rapport-agent/datasets_scripts</text:span><text:span text:style-name="T213">. From now onwards we refer to dataset scripts/files relative to this folder. The folder </text:span><text:span text:style-name="T227">access</text:span><text:span text:style-name="T213"> contains login details to access the Mimicry dataset.</text:span></text:p>
      <text:p text:style-name="P24"/>
      <text:p text:style-name="P24"/>
      <text:p text:style-name="P9">Vision features extraction</text:p>
      <text:p text:style-name="P9"/>
      <text:p text:style-name="P27">We used OpenFace <text:span text:style-name="T214">to </text:span>get per-frame pose, gaze and AU features (<text:span text:style-name="T88">command flags -2Dfp -3Dfp -pdmparams -pose -aus -gaze). Details on which of these vision features were finally used are provided in the section </text:span><text:span text:style-name="T97">Generating sequences/segments</text:span><text:span text:style-name="T88">.</text:span></text:p>
      <text:p text:style-name="P28"/>
      <text:p text:style-name="P80"><text:soft-page-break/><text:span text:style-name="T31">[Details:] Vision features extraction script: </text:span><text:span text:style-name="T248">extract_vision_features.sh</text:span><text:span text:style-name="T31">. </text:span></text:p>
      <text:p text:style-name="P80"><text:span text:style-name="T31">Time logs </text:span><text:span text:style-name="T32">(containing filepath,sessid,filename,time)</text:span><text:span text:style-name="T31"> </text:span><text:span text:style-name="T32">from vision feature extraction</text:span><text:span text:style-name="T31"> were merged into one file (</text:span><text:span text:style-name="T249">vision_feature_extraction_time_log.txt</text:span><text:span text:style-name="T31">), </text:span><text:span text:style-name="T32">where </text:span><text:span text:style-name="T31">for the first few videos the full </text:span><text:span text:style-name="T32">file</text:span><text:span text:style-name="T31">path is missing but it </text:span><text:span text:style-name="T32">was never</text:span><text:span text:style-name="T31"> needed. </text:span></text:p>
      <text:p text:style-name="P91"><text:span text:style-name="T186">The script </text:span><text:span text:style-name="T228">r</text:span><text:span text:style-name="T229">ename_featuresfiles.ipynb</text:span><text:span text:style-name="T186"> </text:span><text:span text:style-name="T187">ensure</text:span><text:span text:style-name="T186">s the </text:span><text:span text:style-name="T188">following </text:span><text:span text:style-name="T186">n</text:span><text:span text:style-name="T160">aming convention </text:span><text:span text:style-name="T162">for the extracted features</text:span><text:span text:style-name="T160">: </text:span><text:span text:style-name="Emphasis"><text:span text:style-name="T160">sessid_</text:span></text:span><text:span text:style-name="Emphasis"><text:span text:style-name="T162">{session id}</text:span></text:span><text:span text:style-name="Emphasis"><text:span text:style-name="T160">_P</text:span></text:span><text:span text:style-name="Emphasis"><text:span text:style-name="T162">{subject position either 1 or 2}</text:span></text:span><text:span text:style-name="Emphasis"><text:span text:style-name="T160">_sid_</text:span></text:span><text:span text:style-name="Emphasis"><text:span text:style-name="T162">{subject id}</text:span></text:span><text:span text:style-name="Emphasis"><text:span text:style-name="T160">.csv</text:span></text:span></text:p>
      <text:p text:style-name="P20"/>
      <text:p text:style-name="P10"/>
      <text:p text:style-name="P9">Audio/speech features extraction</text:p>
      <text:p text:style-name="P31"/>
      <text:p text:style-name="P5"><text:span text:style-name="T160">First, we separated </text:span><text:span text:style-name="T163">the audio channels of the two subjects from each stereo audio recording (e.g. 2010.11.15.10.33.56_TrimmedAudio_c1_c2.wav, using the script </text:span><text:span text:style-name="T231">separate_audio_channels.ipynb</text:span><text:span text:style-name="T163">). The resulting mono audio files follow the same naming convention as the vision features: </text:span><text:span text:style-name="Emphasis"><text:span text:style-name="T163">sessid_{session id}_P{subject position either 1 or 2}_sid_{subject id}.csv </text:span></text:span></text:p>
      <text:p text:style-name="P4"><text:span text:style-name="Emphasis"><text:span text:style-name="T160"/></text:span></text:p>
      <text:p text:style-name="P32"><text:span text:style-name="T217">Next, we downsampled the mono audio files to 16kHz (</text:span><text:span text:style-name="T240">downsample_to_16kHz.sh</text:span><text:span text:style-name="T217">).</text:span></text:p>
      <text:p text:style-name="P29"/>
      <text:p text:style-name="P30">We <text:span text:style-name="T216">then</text:span> used OpenSMILE <text:span text:style-name="T214">to extract 2 types of audio/speech features, named ‘emobase’ and ‘mfcc’:</text:span></text:p>
      <text:list xml:id="list4096265460848433735" text:style-name="L2">
        <text:list-item>
          <text:p text:style-name="P111">emobase feature set</text:p>
          <text:list>
            <text:list-item>
              <text:p text:style-name="P213"><text:span text:style-name="T33">S</text:span><text:span text:style-name="T2">ee the config ./</text:span><text:span text:style-name="T34">opensmile_configs</text:span><text:span text:style-name="T2">/</text:span><text:span text:style-name="T250">e</text:span><text:span text:style-name="T251">mobase_</text:span><text:span text:style-name="T246">csv.conf</text:span></text:p>
            </text:list-item>
            <text:list-item>
              <text:p text:style-name="P213"><text:span text:style-name="T33">W</text:span><text:span text:style-name="T35">e </text:span><text:span text:style-name="T36">use</text:span><text:span text:style-name="T35">d the</text:span><text:span text:style-name="T36"> LLD and </text:span><text:span text:style-name="T35">delta </text:span><text:span text:style-name="T36">LLD </text:span><text:span text:style-name="T35">features directly to get an audio feature vector for each audio frame, </text:span><text:span text:style-name="T33">instead</text:span><text:span text:style-name="T35"> </text:span><text:span text:style-name="T33">of</text:span><text:span text:style-name="T35"> </text:span><text:span text:style-name="T33">the</text:span><text:span text:style-name="T37"> </text:span><text:span text:style-name="T36">functionals </text:span><text:span text:style-name="T35">of </text:span><text:span text:style-name="T36">LLD and </text:span><text:span text:style-name="T35">delta </text:span><text:span text:style-name="T36">LLD </text:span><text:span text:style-name="T35">as was the case of the original config.</text:span></text:p>
            </text:list-item>
            <text:list-item>
              <text:p text:style-name="P215"><text:span text:style-name="T33">W</text:span><text:span text:style-name="T2">e changed the output to csv instead of arff files.</text:span></text:p>
            </text:list-item>
            <text:list-item>
              <text:p text:style-name="P216"><text:span text:style-name="T33">T</text:span><text:span text:style-name="T35">he </text:span><text:span text:style-name="T2">emobase feature set contains the following </text:span><text:span text:style-name="T38">52</text:span><text:span text:style-name="T2"> features: </text:span></text:p>
              <text:list>
                <text:list-item>
                  <text:p text:style-name="P112"><text:s text:c="8"/>'pcm_intensity_sma', 'pcm_loudness_sma', 'mfcc_sma[1]',</text:p>
                </text:list-item>
                <text:list-item>
                  <text:p text:style-name="P112"><text:s text:c="8"/>'mfcc_sma[2]', 'mfcc_sma[3]', 'mfcc_sma[4]', 'mfcc_sma[5]',</text:p>
                </text:list-item>
                <text:list-item>
                  <text:p text:style-name="P112"><text:s text:c="8"/>'mfcc_sma[6]', 'mfcc_sma[7]', 'mfcc_sma[8]', 'mfcc_sma[9]',</text:p>
                </text:list-item>
                <text:list-item>
                  <text:p text:style-name="P112"><text:s text:c="8"/>'mfcc_sma[10]', 'mfcc_sma[11]', 'mfcc_sma[12]', 'lspFreq_sma[0]',</text:p>
                </text:list-item>
                <text:list-item>
                  <text:p text:style-name="P112"><text:s text:c="8"/>'lspFreq_sma[1]', 'lspFreq_sma[2]', 'lspFreq_sma[3]', 'lspFreq_sma[4]',</text:p>
                </text:list-item>
                <text:list-item>
                  <text:p text:style-name="P112"><text:s text:c="8"/>'lspFreq_sma[5]', 'lspFreq_sma[6]', 'lspFreq_sma[7]', 'pcm_zcr_sma',</text:p>
                </text:list-item>
                <text:list-item>
                  <text:p text:style-name="P112"><text:s text:c="8"/>'voiceProb_sma', 'F0_sma', 'F0env_sma', 'pcm_intensity_sma_de',</text:p>
                </text:list-item>
                <text:list-item>
                  <text:p text:style-name="P112"><text:s text:c="8"/>'pcm_loudness_sma_de', 'mfcc_sma_de[1]', 'mfcc_sma_de[2]',</text:p>
                </text:list-item>
                <text:list-item>
                  <text:p text:style-name="P112"><text:s text:c="8"/>'mfcc_sma_de[3]', 'mfcc_sma_de[4]', 'mfcc_sma_de[5]', 'mfcc_sma_de[6]',</text:p>
                </text:list-item>
                <text:list-item>
                  <text:p text:style-name="P112"><text:s text:c="8"/>'mfcc_sma_de[7]', 'mfcc_sma_de[8]', 'mfcc_sma_de[9]', 'mfcc_sma_de[10]',</text:p>
                </text:list-item>
                <text:list-item>
                  <text:p text:style-name="P112"><text:s text:c="8"/>'mfcc_sma_de[11]', 'mfcc_sma_de[12]', 'lspFreq_sma_de[0]',</text:p>
                </text:list-item>
                <text:list-item>
                  <text:p text:style-name="P112"><text:s text:c="8"/>'lspFreq_sma_de[1]', 'lspFreq_sma_de[2]', 'lspFreq_sma_de[3]',</text:p>
                </text:list-item>
                <text:list-item>
                  <text:p text:style-name="P112"><text:s text:c="8"/>'lspFreq_sma_de[4]', 'lspFreq_sma_de[5]', 'lspFreq_sma_de[6]',</text:p>
                </text:list-item>
                <text:list-item>
                  <text:p text:style-name="P112"><text:s text:c="8"/>'lspFreq_sma_de[7]', 'pcm_zcr_sma_de', 'voiceProb_sma_de', 'F0_sma_de',</text:p>
                </text:list-item>
                <text:list-item>
                  <text:p text:style-name="P112"><text:s text:c="8"/>'F0env_sma_de'</text:p>
                </text:list-item>
              </text:list>
            </text:list-item>
          </text:list>
        </text:list-item>
        <text:list-item>
          <text:p text:style-name="P111">mfcc feature set</text:p>
          <text:list>
            <text:list-item>
              <text:p text:style-name="P214"><text:span text:style-name="T33">S</text:span><text:span text:style-name="T2">ee the config ./</text:span><text:span text:style-name="T34">opensmile_configs</text:span><text:span text:style-name="T2">/</text:span><text:span text:style-name="T226">MFCC12_0_D_A_extra.conf</text:span></text:p>
            </text:list-item>
            <text:list-item>
              <text:p text:style-name="P215"><text:span text:style-name="T33">We extended the</text:span><text:span text:style-name="T14"> </text:span><text:span text:style-name="T39">MFCC12_0_D_A.conf </text:span><text:span text:style-name="T33">as follows:</text:span></text:p>
              <text:list>
                <text:list-item>
                  <text:p text:style-name="P113"><text:span text:style-name="T274">P</text:span>repend<text:span text:style-name="T223">ed</text:span>: <text:span text:style-name="T108">Probability of voicing, Pitch (F0), F0 envelope, </text:span>intensity, loudness, log energy, <text:s/><text:span text:style-name="T103">0</text:span><text:span text:style-name="T105">th</text:span><text:span text:style-name="T103"> MFCC (in the original config MFCC12_0_D_A.conf the 0</text:span><text:span text:style-name="T106">th</text:span><text:span text:style-name="T107"> MFCC is replaced by log energy)</text:span></text:p>
                </text:list-item>
                <text:list-item>
                  <text:p text:style-name="P113"><text:span text:style-name="T274">Took</text:span> 1<text:span text:style-name="T104">st</text:span> and 2<text:span text:style-name="T104">nd</text:span> deltas of <text:span text:style-name="T223">all these </text:span>(6 + 13) features =&gt; 57-d feature vector.</text:p>
                </text:list-item>
                <text:list-item>
                  <text:p text:style-name="P114"><text:span text:style-name="T274">W</text:span>e changed the output to csv instead of <text:span text:style-name="T224">htk</text:span> files.</text:p>
                </text:list-item>
              </text:list>
            </text:list-item>
            <text:list-item>
              <text:p text:style-name="P217"><text:span text:style-name="T33">T</text:span><text:span text:style-name="T15">he </text:span><text:span text:style-name="T2">mfcc feature set contains the following </text:span><text:span text:style-name="T38">57</text:span><text:span text:style-name="T2"> features:</text:span></text:p>
              <text:list>
                <text:list-item>
                  <text:p text:style-name="P112"><text:s text:c="8"/>'voiceProb', 'F0', 'F0env', 'pcm_intensity', 'pcm_loudness', 'pcm_LOGenergy',</text:p>
                </text:list-item>
                <text:list-item>
                  <text:p text:style-name="P112"><text:s text:c="8"/>'pcm_fftMag_mfcc[0]', 'pcm_fftMag_mfcc[1]', 'pcm_fftMag_mfcc[2]',</text:p>
                </text:list-item>
                <text:list-item>
                  <text:p text:style-name="P112"><text:s text:c="8"/>'pcm_fftMag_mfcc[3]', 'pcm_fftMag_mfcc[4]', 'pcm_fftMag_mfcc[5]',</text:p>
                </text:list-item>
                <text:list-item>
                  <text:p text:style-name="P112"><text:s text:c="8"/>'pcm_fftMag_mfcc[6]', 'pcm_fftMag_mfcc[7]', 'pcm_fftMag_mfcc[8]',</text:p>
                </text:list-item>
                <text:list-item>
                  <text:p text:style-name="P112"><text:s text:c="8"/>'pcm_fftMag_mfcc[9]', 'pcm_fftMag_mfcc[10]', 'pcm_fftMag_mfcc[11]',</text:p>
                </text:list-item>
                <text:list-item>
                  <text:p text:style-name="P112"><text:s text:c="8"/>'pcm_fftMag_mfcc[12]',</text:p>
                </text:list-item>
                <text:list-item>
                  <text:p text:style-name="P112"><text:s text:c="8"/>'voiceProb_de', 'F0_de', 'F0env_de', 'pcm_intensity_de', 'pcm_loudness_de',</text:p>
                </text:list-item>
                <text:list-item>
                  <text:p text:style-name="P112"><text:s text:c="8"/>'pcm_LOGenergy_de',</text:p>
                </text:list-item>
                <text:list-item>
                  <text:p text:style-name="P112"><text:s text:c="8"/>'pcm_fftMag_mfcc_de[0]', 'pcm_fftMag_mfcc_de[1]', 'pcm_fftMag_mfcc_de[2]',</text:p>
                </text:list-item>
                <text:list-item>
                  <text:p text:style-name="P112"><text:soft-page-break/><text:s text:c="8"/>'pcm_fftMag_mfcc_de[3]', 'pcm_fftMag_mfcc_de[4]', 'pcm_fftMag_mfcc_de[5]',</text:p>
                </text:list-item>
                <text:list-item>
                  <text:p text:style-name="P112"><text:s text:c="8"/>'pcm_fftMag_mfcc_de[6]', 'pcm_fftMag_mfcc_de[7]', 'pcm_fftMag_mfcc_de[8]',</text:p>
                </text:list-item>
                <text:list-item>
                  <text:p text:style-name="P112"><text:s text:c="8"/>'pcm_fftMag_mfcc_de[9]', 'pcm_fftMag_mfcc_de[10]',</text:p>
                </text:list-item>
                <text:list-item>
                  <text:p text:style-name="P112"><text:s text:c="8"/>'pcm_fftMag_mfcc_de[11]', 'pcm_fftMag_mfcc_de[12]',</text:p>
                </text:list-item>
                <text:list-item>
                  <text:p text:style-name="P112"><text:s text:c="8"/>'voiceProb_de_de', 'F0_de_de', 'F0env_de_de', 'pcm_intensity_de_de',</text:p>
                </text:list-item>
                <text:list-item>
                  <text:p text:style-name="P112"><text:s text:c="8"/>'pcm_loudness_de_de', 'pcm_LOGenergy_de_de',</text:p>
                </text:list-item>
                <text:list-item>
                  <text:p text:style-name="P112"><text:s text:c="8"/>'pcm_fftMag_mfcc_de_de[0]', 'pcm_fftMag_mfcc_de_de[1]',</text:p>
                </text:list-item>
                <text:list-item>
                  <text:p text:style-name="P112"><text:s text:c="8"/>'pcm_fftMag_mfcc_de_de[2]', 'pcm_fftMag_mfcc_de_de[3]',</text:p>
                </text:list-item>
                <text:list-item>
                  <text:p text:style-name="P112"><text:s text:c="8"/>'pcm_fftMag_mfcc_de_de[4]', 'pcm_fftMag_mfcc_de_de[5]',</text:p>
                </text:list-item>
                <text:list-item>
                  <text:p text:style-name="P112"><text:s text:c="8"/>'pcm_fftMag_mfcc_de_de[6]', 'pcm_fftMag_mfcc_de_de[7]',</text:p>
                </text:list-item>
                <text:list-item>
                  <text:p text:style-name="P112"><text:s text:c="8"/>'pcm_fftMag_mfcc_de_de[8]', 'pcm_fftMag_mfcc_de_de[9]',</text:p>
                </text:list-item>
                <text:list-item>
                  <text:p text:style-name="P112"><text:s text:c="8"/>'pcm_fftMag_mfcc_de_de[10]', 'pcm_fftMag_mfcc_de_de[11]',</text:p>
                </text:list-item>
                <text:list-item>
                  <text:p text:style-name="P112"><text:s text:c="8"/>'pcm_fftMag_mfcc_de_de[12]'</text:p>
                </text:list-item>
              </text:list>
            </text:list-item>
          </text:list>
        </text:list-item>
      </text:list>
      <text:p text:style-name="P33"/>
      <text:p text:style-name="P34">Further details about <text:span text:style-name="T274">the </text:span>OpenSMILE configs:</text:p>
      <text:list xml:id="list140756860591460" text:continue-numbering="true" text:style-name="L2">
        <text:list-item>
          <text:p text:style-name="P218"><text:span text:style-name="T15">S</text:span><text:span text:style-name="T14">moothing </text:span><text:span text:style-name="T7">of all LLD using </text:span><text:span text:style-name="T15">the </text:span><text:span text:style-name="T7">moving average filter</text:span><text:span text:style-name="T14"> is performed in</text:span><text:span text:style-name="T7"> </text:span><text:span text:style-name="T15">the</text:span><text:span text:style-name="T7"> emobase </text:span><text:span text:style-name="T15">config,</text:span><text:span text:style-name="T7"> </text:span><text:span text:style-name="T15">but it is </text:span><text:span text:style-name="T7">not done </text:span><text:span text:style-name="T15">for mfcc.</text:span></text:p>
        </text:list-item>
        <text:list-item>
          <text:p text:style-name="P115"><text:span text:style-name="T223">In our configs, we </text:span>unified <text:span text:style-name="T274">the attribute</text:span> “<text:span text:style-name="T102">frameCenterSpecial = left” for all frames generated, so that the output csvs start with the same timestamp 0.0.</text:span></text:p>
        </text:list-item>
      </text:list>
      <text:p text:style-name="P99"/>
      <text:p text:style-name="P99">We also prepared the a<text:span text:style-name="T222">udio feature extraction </text:span>using <text:span text:style-name="T222">AudioSet+VGGish, </text:span>but it was not further used. </text:p>
      <text:list xml:id="list3766412277874078498" text:style-name="L3">
        <text:list-item>
          <text:p text:style-name="P116"><text:span text:style-name="T344">D</text:span>ownloaded <text:s/><text:span text:style-name="T345">the </text:span>latest version <text:span text:style-name="T346">&amp; installed from the link:</text:span></text:p>
        </text:list-item>
        <text:list-item>
          <text:p text:style-name="P265"><text:a xlink:type="simple" xlink:href="https://github.com/tensorflow/models/tree/master/research/audioset/vggish" text:style-name="Internet_20_link" text:visited-style-name="Visited_20_Internet_20_Link"><text:span text:style-name="T164">https://github.com/tensorflow/models/tree/master/research/audioset/vggish</text:span></text:a></text:p>
        </text:list-item>
        <text:list-item>
          <text:p text:style-name="P271"><text:span text:style-name="T165">C</text:span><text:span text:style-name="T166">reated the script .</text:span><text:span text:style-name="T167">/audio_features_extraction_</text:span><text:span text:style-name="T168">vggish</text:span><text:span text:style-name="T167">/</text:span><text:span text:style-name="T232">extract_audio_features.py</text:span><text:span text:style-name="T166"> </text:span><text:span text:style-name="T160">based on </text:span><text:span text:style-name="T232">kalins_extract_audio_features</text:span><text:span text:style-name="Source_20_Text"><text:span text:style-name="T230">.py</text:span></text:span><text:span text:style-name="T160"> </text:span><text:span text:style-name="T167">and</text:span><text:span text:style-name="T160"> </text:span><text:span text:style-name="Source_20_Text"><text:span text:style-name="T230">vggish_inference_demo.py</text:span></text:span></text:p>
        </text:list-item>
        <text:list-item>
          <text:p text:style-name="P117">Set the hop size to 200 ms =&gt; audio features generated at 5 Hz.</text:p>
        </text:list-item>
        <text:list-item>
          <text:p text:style-name="P118">128-D audio features</text:p>
        </text:list-item>
        <text:list-item>
          <text:p text:style-name="P119">Finally, not used since<text:span text:style-name="T345"> for </text:span>the <text:span text:style-name="T345">real-time embedding into the </text:span>Multisense<text:span text:style-name="T345"> system OpenSMILE might be better.</text:span></text:p>
        </text:list-item>
      </text:list>
      <text:p text:style-name="P35"/>
      <text:p text:style-name="P29"/>
      <text:p text:style-name="P11">Voice activity detection</text:p>
      <text:p text:style-name="P21"/>
      <text:p text:style-name="P36">Voice activity detection (VAD) was necessary to determine time intervals when <text:span text:style-name="T221">a</text:span> subject is speaking, so that we could use the data from these time intervals to learn the mapping from speaker’s audio-visual features to listener’s behavior. </text:p>
      <text:p text:style-name="P36"/>
      <text:p text:style-name="P37">For each mono audio, there is a main speaker whose voice-active intervals we wish to determine. Since, the other subject might still be audible <text:span text:style-name="T225">in the recording</text:span>, we also employed speaker diarization where possible <text:span text:style-name="T275">(namely, the methods 3, 4, and 5 below)</text:span>. <text:span text:style-name="T275">In the case of the first 2 methods (OpenSMILE and WebRTC VAD) we had to assume that all the voice activity is by the main speaker, which explains why the latter methods give better results. </text:span></text:p>
      <text:p text:style-name="P36"/>
      <text:p text:style-name="P30">We experimented <text:span text:style-name="T216">with several methods for VAD:</text:span></text:p>
      <text:list xml:id="list3818887637164686732" text:style-name="L4">
        <text:list-item>
          <text:p text:style-name="P120">OpenSMILE VAD</text:p>
        </text:list-item>
      </text:list>
      <text:p text:style-name="P38"/>
      <text:p text:style-name="P95"><text:span text:style-name="T275">We ran ./voice_activity_detection/vad_opensmile/</text:span><text:span text:style-name="T241">run_vad_opensmile.sh</text:span><text:span text:style-name="T218"> to get raw voice activity (in the range -1 to 1) for each timestamp and saved the results as csv files. We then threshold the raw voice activity based on its median to get a binary voice activity and generate plots that show how the detected raw/binary voice activity aligns with the audio waveform (./voice_activity_detection/vad_opensmile/</text:span><text:span text:style-name="T241">plot_threshold_filter_vad_opensmile.</text:span><text:span text:style-name="T242">ipynb</text:span><text:span text:style-name="T218">). </text:span></text:p>
      <text:p text:style-name="P96">=&gt; The detected voice activity is very inaccurate (see the plots in the Jupyter notebook).</text:p>
      <text:list xml:id="list5037058465936441104" text:style-name="L5">
        <text:list-header>
          <text:p text:style-name="P123"/>
        </text:list-header>
      </text:list>
      <text:list xml:id="list140756656373077" text:continue-list="list3818887637164686732" text:style-name="L4">
        <text:list-item>
          <text:p text:style-name="P120">WebRTC VAD (by Google)</text:p>
        </text:list-item>
      </text:list>
      <text:p text:style-name="P92"><text:a xlink:type="simple" xlink:href="https://cmusphinx.github.io/wiki/asr/vad/" text:style-name="Internet_20_link" text:visited-style-name="Visited_20_Internet_20_Link"><text:span text:style-name="T160"/></text:a></text:p>
      <text:p text:style-name="P98"><text:span text:style-name="T169">O</text:span><text:span text:style-name="T160">btained from </text:span><text:a xlink:type="simple" xlink:href="https://cmusphinx.github.io/wiki/asr/vad/" text:style-name="Internet_20_link" text:visited-style-name="Visited_20_Internet_20_Link"><text:span text:style-name="T169">https://cmusphinx.github.io/wiki/asr/vad/</text:span></text:a><text:span text:style-name="T169"> </text:span><text:span text:style-name="T160">and </text:span><text:a xlink:type="simple" xlink:href="https://github.com/wiseman/py-webrtcvad/" text:style-name="Internet_20_link" text:visited-style-name="Visited_20_Internet_20_Link"><text:span text:style-name="T169">https://github.com/wiseman/py-webrtcvad/</text:span></text:a><text:span text:style-name="T169"> </text:span><text:span text:style-name="T160">to create the script ./</text:span><text:span text:style-name="T184">voice_activity_detection/</text:span><text:span text:style-name="T160">vad_webrtc/</text:span><text:span text:style-name="T230">run_vad_webrtc.py</text:span></text:p>
      <text:list xml:id="list140756458404599" text:continue-numbering="true" text:style-name="L4">
        <text:list-header>
          <text:p text:style-name="P124">WebRTC VAD only accepts 16-bit mono PCM audio, sampled at 8000, 16000, 32000 or 48000 Hz. A frame must be either 10, 20, or 30 ms in duration.</text:p>
          <text:p text:style-name="P121"><text:soft-page-break/><text:span text:style-name="T347">E</text:span>xperimented with several aggressiveness factors (<text:span text:style-name="T348">0, 1, 2, 3</text:span>). <text:span text:style-name="T349">The </text:span>aggressiveness factor <text:span text:style-name="T349">3 gave the best results when looking at the plots of the obtained binary voice activity and audio waveform (./voice_activity_detection/vad_webrtc/</text:span><text:span text:style-name="T271">plot_vad_webrtc.ipynb</text:span><text:span text:style-name="T275">). </text:span></text:p>
          <text:p text:style-name="P120">=&gt; <text:span text:style-name="T349">S</text:span>eems better than the OpenSMILE VAD.</text:p>
        </text:list-header>
      </text:list>
      <text:p text:style-name="P38"/>
      <text:list xml:id="list140757790985295" text:continue-numbering="true" text:style-name="L4">
        <text:list-item>
          <text:p text:style-name="P120">Google ASR speech-to-text (STT)</text:p>
          <text:p text:style-name="P120"/>
          <text:p text:style-name="P125"><text:span text:style-name="T276">S</text:span>crip<text:span text:style-name="T276">ts</text:span> based on Leili Tavabi’s ./<text:span text:style-name="T275">voice_activity_detection/vad_google_stt/</text:span><text:span text:style-name="T243">from_leili</text:span>.</text:p>
          <text:p text:style-name="P127">First, we converted the audio to <text:span text:style-name="T219">16 kHz FLAC format (./voice_activity_detection/</text:span>vad_google_stt/<text:span text:style-name="T226">preprocess_audio.sh</text:span>).</text:p>
          <text:p text:style-name="P219"><text:span text:style-name="T40">We ran (</text:span><text:span text:style-name="T41">./</text:span><text:span text:style-name="T58">voice_activity_detection/</text:span><text:span text:style-name="T41">vad_google_stt/</text:span><text:bookmark text:name="save_widget"/><text:span text:style-name="T244">run_google_stt.p</text:span><text:span text:style-name="T252">y</text:span><text:span text:style-name="T40">) the </text:span><text:span text:style-name="T42">Google ASR </text:span><text:span text:style-name="T40">STT service w</text:span><text:span text:style-name="T41">ith speaker diarization and en-GB </text:span><text:span text:style-name="T40">model</text:span><text:span text:style-name="T41"> (</text:span><text:span text:style-name="T40">a special </text:span><text:span text:style-name="T41">video model was not available for en-GB).</text:span></text:p>
          <text:p text:style-name="P126">Setup notes:</text:p>
        </text:list-item>
      </text:list>
      <text:list xml:id="list5879072773156178177" text:style-name="L6">
        <text:list-item>
          <text:p text:style-name="P128">on Google <text:span text:style-name="T219">C</text:span>loud STT API download credentials (json)</text:p>
        </text:list-item>
        <text:list-item>
          <text:p text:style-name="P129">make sure you have roles: <text:span text:style-name="T91">[under IAM]</text:span> <text:span text:style-name="T91">Owner, Storage Admin, Storage Object Admin</text:span></text:p>
        </text:list-item>
        <text:list-item>
          <text:p text:style-name="P129"><text:span text:style-name="T219">in</text:span> <text:span text:style-name="T219">G</text:span>oogle <text:span text:style-name="T219">S</text:span>torage: create bucket and upload files</text:p>
        </text:list-item>
        <text:list-item>
          <text:p text:style-name="P129"><text:span text:style-name="T219">in</text:span> <text:span text:style-name="T219">G</text:span>oogle <text:span text:style-name="T219">C</text:span>onsole</text:p>
          <text:list>
            <text:list-item>
              <text:p text:style-name="P272"><text:span text:style-name="Source_20_Text"><text:span text:style-name="T160">pip install --upgrade google-cloud-speech</text:span></text:span></text:p>
            </text:list-item>
            <text:list-item>
              <text:p text:style-name="P273"><text:span text:style-name="Source_20_Text"><text:span text:style-name="T170">upload credentials (json) to home folder</text:span></text:span></text:p>
            </text:list-item>
            <text:list-item>
              <text:p text:style-name="P130">export GOOGLE_APPLICATION_CREDENTIALS="./Rapport-2f4c2bc0eb53.json"</text:p>
            </text:list-item>
            <text:list-item>
              <text:p text:style-name="P129">upload your script and run</text:p>
            </text:list-item>
            <text:list-item>
              <text:p text:style-name="P273"><text:a xlink:type="simple" xlink:href="https://cloud.google.com/storage/docs/quickstart-gsutil" text:style-name="Internet_20_link" text:visited-style-name="Visited_20_Internet_20_Link"><text:span text:style-name="T171">https://cloud.google.com/storage/docs/quickstart-gsutil</text:span></text:a></text:p>
              <text:list>
                <text:list-item>
                  <text:p text:style-name="P274"><text:span text:style-name="T160">list files: </text:span><text:a xlink:type="simple" xlink:href="https://cloud.google.com/storage/docs/listing-objects" text:style-name="Internet_20_link" text:visited-style-name="Visited_20_Internet_20_Link"><text:span text:style-name="T160">https://cloud.google.com/storage/docs/listing-objects</text:span></text:a></text:p>
                </text:list-item>
              </text:list>
            </text:list-item>
            <text:list-item>
              <text:p text:style-name="P131">data input from Google Cloud Storage – blob, bucket</text:p>
            </text:list-item>
            <text:list-item>
              <text:p text:style-name="P252"><text:span text:style-name="T160">data output to home folder on Google Cloud </text:span><text:span text:style-name="T172">C</text:span><text:span text:style-name="T160">onsole </text:span><text:span text:style-name="T173">[to save to </text:span><text:span text:style-name="T160">Google Cloud </text:span><text:span text:style-name="T172">S</text:span><text:span text:style-name="T160">torage</text:span><text:span text:style-name="T173"> directly: </text:span><text:a xlink:type="simple" xlink:href="https://stackoverflow.com/questions/56596951/save-pandas-data-frame-to-google-cloud-bucket/56597035" text:style-name="Internet_20_link" text:visited-style-name="Visited_20_Internet_20_Link"><text:span text:style-name="T173">https://stackoverflow.com/questions/56596951/save-pandas-data-frame-to-google-cloud-bucket/56597035</text:span></text:a><text:span text:style-name="T173">]</text:span></text:p>
            </text:list-item>
          </text:list>
        </text:list-item>
      </text:list>
      <text:p text:style-name="P64"><text:tab/>We saved all results for words and sentences, and also the raw dumps as JSON. </text:p>
      <text:p text:style-name="P65"><text:tab/>However, the speaker tags were not assigned for all recordings:</text:p>
      <text:list xml:id="list1193008480764723328" text:style-name="L7">
        <text:list-item>
          <text:p text:style-name="P220"><text:span text:style-name="T43">B</text:span><text:span text:style-name="T44">oth </text:span><text:span text:style-name="T43">speaker tags </text:span><text:span text:style-name="T44">1 and 2 </text:span><text:span text:style-name="T43">present</text:span></text:p>
          <text:list>
            <text:list-item>
              <text:p text:style-name="P132">84 <text:span text:style-name="T92">recordings</text:span></text:p>
            </text:list-item>
            <text:list-item>
              <text:p text:style-name="P133"><text:span text:style-name="T277">=&gt; </text:span>correct diarization <text:span text:style-name="T93">=&gt; use timings of words only from the last result (result is a field name in the JSON dump)</text:span></text:p>
            </text:list-item>
          </text:list>
        </text:list-item>
        <text:list-item>
          <text:p text:style-name="P132"><text:span text:style-name="T220">Speaker tag </text:span>1 only </text:p>
          <text:list>
            <text:list-item>
              <text:p text:style-name="P132">0 <text:span text:style-name="T92">recordings</text:span></text:p>
            </text:list-item>
          </text:list>
        </text:list-item>
        <text:list-item>
          <text:p text:style-name="P132"><text:span text:style-name="T220">Speaker tag </text:span>2 only</text:p>
          <text:list>
            <text:list-item>
              <text:p text:style-name="P132">4 <text:span text:style-name="T92">recordings</text:span></text:p>
            </text:list-item>
            <text:list-item>
              <text:p text:style-name="P133"><text:span text:style-name="T220">=&gt; </text:span>only one speaker identified <text:span text:style-name="T221">(assume it is the main speaker we wish to identify)</text:span> <text:span text:style-name="T93">=&gt; use timings of words from the last result only</text:span></text:p>
            </text:list-item>
          </text:list>
        </text:list-item>
        <text:list-item>
          <text:p text:style-name="P132"><text:span text:style-name="T221">N</text:span>o <text:span text:style-name="T221">speaker tags</text:span> </text:p>
          <text:list>
            <text:list-item>
              <text:p text:style-name="P132"><text:span text:style-name="T92">1</text:span>8 <text:span text:style-name="T92">recordings</text:span></text:p>
            </text:list-item>
            <text:list-item>
              <text:p text:style-name="P134">=&gt; speaker diarization failed =&gt; take words from all results and assume they are all from the main speaker we wish to identify</text:p>
            </text:list-item>
            <text:list-item>
              <text:p text:style-name="P135">in plots denoted by speaker tag 1 [assigned by us]</text:p>
            </text:list-item>
          </text:list>
        </text:list-item>
      </text:list>
      <text:list xml:id="list140756954087945" text:continue-list="list140757790985295" text:style-name="L4">
        <text:list-header>
          <text:p text:style-name="P219"><text:span text:style-name="T41">Plots of voice activity for each speaker based on timings of individual words </text:span><text:span text:style-name="T45">were generated and saved by </text:span><text:span text:style-name="T41">./</text:span><text:span text:style-name="T58">voice_activity_detection/</text:span><text:span text:style-name="T41">vad_google_stt/</text:span><text:bookmark text:name="save_widget2"/><text:bookmark text:name="notebook_name"/><text:span text:style-name="T226">plot_google_stt</text:span><text:span text:style-name="T253">.</text:span><text:span text:style-name="T254">i</text:span><text:span text:style-name="T253">p</text:span><text:span text:style-name="T252">y</text:span><text:span text:style-name="T254">nb</text:span></text:p>
          <text:p text:style-name="P253"><text:span text:style-name="Source_20_Text"><text:span text:style-name="T172">=&gt; Better than OpenSMILE or WebRTC VADs.</text:span></text:span></text:p>
          <text:p text:style-name="P254"><text:span text:style-name="Source_20_Text"><text:span text:style-name="T174">=&gt; Speaker diarization failed on some recordings completely.</text:span></text:span></text:p>
          <text:p text:style-name="P120"/>
        </text:list-header>
        <text:list-item>
          <text:p text:style-name="P120">IBM Watson speech-to-text (STT)</text:p>
        </text:list-item>
      </text:list>
      <text:p text:style-name="P38"/>
      <text:list xml:id="list140757136725466" text:continue-numbering="true" text:style-name="L4">
        <text:list-header>
          <text:p text:style-name="P256"><text:span text:style-name="T175">As suggested by the IBM Watson website for our case (</text:span><text:a xlink:type="simple" xlink:href="https://cloud.ibm.com/docs/services/speech-to-text?topic=speech-to-text-audio-formats&amp;_ga=2.112000070.31787808.1569539847-2082697583.1569539847#frequency" text:style-name="Internet_20_link" text:visited-style-name="Visited_20_Internet_20_Link"><text:span text:style-name="T175">https://cloud.ibm.com/docs/services/speech-to-text?topic=speech-to-text-audio-formats&amp;_ga=2.112000070.31787808.1569539847-2082697583.1569539847#frequency</text:span></text:a><text:span text:style-name="T175">), we used 8kHz audio (</text:span><text:span text:style-name="T233">downsample_to_</text:span><text:span text:style-name="T234">8</text:span><text:span text:style-name="T233">kHz.sh</text:span><text:span text:style-name="T175">), en-GB NarrowbandModel and the v</text:span><text:span text:style-name="T160">ersion </text:span><text:span text:style-name="Source_20_Text"><text:span text:style-name="T176">ibm-watson&gt;=3.1.1 (./</text:span></text:span><text:span text:style-name="Source_20_Text"><text:span text:style-name="T184">voice_activity_detection/</text:span></text:span><text:span text:style-name="Source_20_Text"><text:span text:style-name="T176">vad_ibm_watson_stt/</text:span></text:span><text:span text:style-name="Source_20_Text"><text:span text:style-name="T235">run_ibm_watson_stt.py</text:span></text:span><text:span text:style-name="Source_20_Text"><text:span text:style-name="T177">). </text:span></text:span></text:p>
          <text:p text:style-name="P257"><text:soft-page-break/><text:span text:style-name="Source_20_Text"><text:span text:style-name="T175">F</text:span></text:span><text:span text:style-name="Source_20_Text"><text:span text:style-name="T160">or </text:span></text:span><text:span text:style-name="Source_20_Text"><text:span text:style-name="T174">1 recording (</text:span></text:span><text:span text:style-name="Source_20_Text"><text:span text:style-name="T160">sessid_36_P2_sid_40</text:span></text:span><text:span text:style-name="Source_20_Text"><text:span text:style-name="T174">)</text:span></text:span><text:span text:style-name="Source_20_Text"><text:span text:style-name="T160"> 3 speakers </text:span></text:span><text:span text:style-name="Source_20_Text"><text:span text:style-name="T175">were identified =&gt; we proceeded as in the case of 2 identified speakers. </text:span></text:span></text:p>
          <text:p text:style-name="P258"><text:span text:style-name="Source_20_Text"><text:span text:style-name="T175">For 4 recordings (sessid_06_P2_sid_21, sessid_16_P1_sid_24, sessid_26_P2_sid_32, sessid_53_P2_sid_08) only 1 speaker was identified =&gt; assume this is the main speaker. </text:span></text:span></text:p>
          <text:p text:style-name="P136"><text:span text:style-name="T219">Plots of voice activity for each speaker based on timings of individual words were generated and saved by ./voice_activity_detection/vad_ibm_watson_stt/</text:span><text:bookmark text:name="save_widget21"/><text:bookmark text:name="notebook_name1"/><text:span text:style-name="T226">plot_</text:span><text:span text:style-name="T259">ibm_watson</text:span><text:span text:style-name="T226">_stt</text:span><text:span text:style-name="T244">.</text:span><text:span text:style-name="T258">i</text:span><text:span text:style-name="T244">p</text:span><text:span text:style-name="T245">y</text:span><text:span text:style-name="T258">nb </text:span><text:span text:style-name="T259">(cell 1)</text:span></text:p>
          <text:p text:style-name="P253"><text:span text:style-name="Source_20_Text"><text:span text:style-name="T160"/></text:span></text:p>
          <text:p text:style-name="P255"><text:span text:style-name="Source_20_Text"><text:span text:style-name="T178">To map audio filename to the speaker tag of the main speaker, we manually created speaker diarization csvs (./</text:span></text:span><text:span text:style-name="Source_20_Text"><text:span text:style-name="T184">voice_activity_detection/</text:span></text:span><text:span text:style-name="Source_20_Text"><text:span text:style-name="T178">vad_google_stt/</text:span></text:span><text:span text:style-name="Source_20_Text"><text:span text:style-name="T236">speaker_diarization_google.csv </text:span></text:span><text:span text:style-name="Source_20_Text"><text:span text:style-name="T279">and ./</text:span></text:span><text:span text:style-name="Source_20_Text"><text:span text:style-name="T280">voice_activity_detection/</text:span></text:span><text:span text:style-name="Source_20_Text"><text:span text:style-name="T279">vad_</text:span></text:span><text:span text:style-name="Source_20_Text"><text:span text:style-name="T281">ibm_watson</text:span></text:span><text:span text:style-name="Source_20_Text"><text:span text:style-name="T279">_stt/</text:span></text:span><text:span text:style-name="Source_20_Text"><text:span text:style-name="T236">speaker_diarization_ibm_watson.csv</text:span></text:span><text:span text:style-name="Source_20_Text"><text:span text:style-name="T179">, for Google STT and IBM STT respectively). This was done by looking at the plot of audio waveform and binary voice activity of all speaker tags from STT. </text:span></text:span></text:p>
        </text:list-header>
      </text:list>
      <text:p text:style-name="P2"><text:span text:style-name="Source_20_Text"><text:span text:style-name="T160"/></text:span></text:p>
      <text:p text:style-name="P2"><text:span text:style-name="Source_20_Text"><text:span text:style-name="T172"><text:tab/>Overall comparison with IBM Watson STT results:</text:span></text:span></text:p>
      <text:list xml:id="list140757104840315" text:continue-numbering="true" text:style-name="L4">
        <text:list-header>
          <text:p text:style-name="P253"><text:span text:style-name="Source_20_Text"><text:span text:style-name="T172">=&gt; Better than OpenSMILE or WebRTC VADs.</text:span></text:span></text:p>
          <text:p text:style-name="P254"><text:span text:style-name="Source_20_Text"><text:span text:style-name="T172">=&gt; Compared to Google ASR STT, the binary voice activity is not smoothed but does not seem to fail in cases where Google does. </text:span></text:span></text:p>
        </text:list-header>
      </text:list>
      <text:p text:style-name="P3"><text:span text:style-name="Source_20_Text"><text:span text:style-name="T160"/></text:span></text:p>
      <text:list xml:id="list140757633483803" text:continue-numbering="true" text:style-name="L4">
        <text:list-header>
          <text:p text:style-name="P255"><text:span text:style-name="Source_20_Text"><text:span text:style-name="T180">We thus performed smoothing of the binary voice ac</text:span></text:span><text:span text:style-name="T174">tivity (./</text:span><text:span text:style-name="T357">voice_activity_detection/</text:span><text:span text:style-name="T174">vad_</text:span><text:span text:style-name="T358">ibm_watson</text:span><text:span text:style-name="T174">_stt/</text:span><text:bookmark text:name="save_widget211"/><text:bookmark text:name="notebook_name11"/><text:span text:style-name="T230">plot_</text:span><text:span text:style-name="T235">ibm_watson</text:span><text:span text:style-name="T230">_stt</text:span><text:span text:style-name="T237">.</text:span><text:span text:style-name="T238">i</text:span><text:span text:style-name="T237">p</text:span><text:span text:style-name="T239">y</text:span><text:span text:style-name="T238">nb </text:span><text:span text:style-name="T235">(cell 2)</text:span><text:span text:style-name="T174">) as follows:</text:span></text:p>
        </text:list-header>
      </text:list>
      <text:list xml:id="list4419451802312825192" text:style-name="L8">
        <text:list-item>
          <text:list>
            <text:list-item>
              <text:p text:style-name="P221"><text:span text:style-name="T46">if 2 consecutive voice-active </text:span><text:span text:style-name="T47">(VA)</text:span><text:span text:style-name="T46"> intervals are less than </text:span><text:span text:style-name="T48">200 </text:span><text:span text:style-name="T46">ms apart, join them</text:span></text:p>
              <text:list>
                <text:list-item>
                  <text:p text:style-name="P275"><text:span text:style-name="T189">based on </text:span><text:a xlink:type="simple" xlink:href="http://citeseerx.ist.psu.edu/viewdoc/download?doi=10.1.1.2.6135&amp;rep=rep1&amp;type=pdf" text:style-name="Internet_20_link" text:visited-style-name="Visited_20_Internet_20_Link"><text:span text:style-name="T189">http://citeseerx.ist.psu.edu/viewdoc/download?doi=10.1.1.2.6135&amp;rep=rep1&amp;type=pdf</text:span></text:a></text:p>
                </text:list-item>
                <text:list-item>
                  <text:p text:style-name="P221"><text:span text:style-name="T49">i.e. </text:span><text:span text:style-name="T47">m</text:span><text:span text:style-name="T49">aximum pause duration to join voice-active intervals </text:span><text:span text:style-name="T47">is 200 ms</text:span></text:p>
                </text:list-item>
              </text:list>
            </text:list-item>
          </text:list>
        </text:list-item>
      </text:list>
      <text:list xml:id="list926766572263427371" text:style-name="L9">
        <text:list-item>
          <text:list>
            <text:list-item>
              <text:list>
                <text:list-item>
                  <text:p text:style-name="P222"><text:span text:style-name="T50">=&gt; Looks</text:span><text:span text:style-name="T51"> </text:span><text:span text:style-name="T50">better</text:span></text:p>
                </text:list-item>
              </text:list>
            </text:list-item>
          </text:list>
        </text:list-item>
      </text:list>
      <text:p text:style-name="P97"><text:span text:style-name="T52">Finally, h</text:span><text:span text:style-name="T53">aving the correct identities of the main speaker (by speaker diarization csvs above), we saved the </text:span><text:span text:style-name="T52">new plots of</text:span><text:span text:style-name="T53"> smoothed voice activity, </text:span><text:span text:style-name="T52">and also the time intervals of the smoothed voice activity</text:span><text:span text:style-name="T53"> for each audio file </text:span><text:span text:style-name="T52">in a </text:span><text:span text:style-name="T53">csv </text:span><text:span text:style-name="T47">(./vad_</text:span><text:span text:style-name="T59">ibm_watson</text:span><text:span text:style-name="T47">_stt/</text:span><text:bookmark text:name="save_widget2112"/><text:bookmark text:name="notebook_name112"/><text:span text:style-name="T255">plot_</text:span><text:span text:style-name="T256">ibm_watson</text:span><text:span text:style-name="T255">_stt</text:span><text:span text:style-name="T253">.</text:span><text:span text:style-name="T254">i</text:span><text:span text:style-name="T253">p</text:span><text:span text:style-name="T252">y</text:span><text:span text:style-name="T254">nb </text:span><text:span text:style-name="T256">(cell 2)</text:span><text:span text:style-name="T47">)</text:span><text:span text:style-name="T53">. </text:span><text:span text:style-name="T52">These time intervals were later used for correct segmentation of the data when creating sequences. </text:span></text:p>
      <text:p text:style-name="P97"><text:span text:style-name="T54">We also p</text:span><text:span text:style-name="T49">lot</text:span><text:span text:style-name="T52">ted</text:span><text:span text:style-name="T49"> </text:span><text:span text:style-name="T54">the</text:span><text:span text:style-name="T49"> distributions of durations of </text:span><text:span text:style-name="T52">the resulting </text:span><text:span text:style-name="T49">VA intervals </text:span><text:span text:style-name="T47">(./vad_</text:span><text:span text:style-name="T59">ibm_watson</text:span><text:span text:style-name="T47">_stt/</text:span><text:bookmark text:name="save_widget2111"/><text:bookmark text:name="notebook_name111"/><text:span text:style-name="T255">plot_</text:span><text:span text:style-name="T256">ibm_watson</text:span><text:span text:style-name="T255">_stt</text:span><text:span text:style-name="T253">.</text:span><text:span text:style-name="T254">i</text:span><text:span text:style-name="T253">p</text:span><text:span text:style-name="T252">y</text:span><text:span text:style-name="T254">nb </text:span><text:span text:style-name="T256">(cell </text:span><text:span text:style-name="T257">3</text:span><text:span text:style-name="T256">)</text:span><text:span text:style-name="T47">).</text:span></text:p>
      <text:p text:style-name="P94"/>
      <text:list xml:id="list140757661440449" text:continue-list="list140757633483803" text:style-name="L4">
        <text:list-item>
          <text:p text:style-name="P122">There is also Amazon <text:span text:style-name="T301">Transcribe</text:span></text:p>
          <text:p text:style-name="P122"/>
          <text:p text:style-name="P122"><text:span text:style-name="T301">We</text:span> found they provide <text:span text:style-name="T301">the following services, but we have not tried them.</text:span></text:p>
        </text:list-item>
      </text:list>
      <text:list xml:id="list7228448046017359192" text:style-name="L10">
        <text:list-item>
          <text:p text:style-name="P137">Channel identification (input is stereo audio)</text:p>
          <text:list>
            <text:list-item>
              <text:p text:style-name="P137">In our case, this could be directly applied on stereo audio files. </text:p>
            </text:list-item>
          </text:list>
        </text:list-item>
        <text:list-item>
          <text:p text:style-name="P137">Speaker identification (input is mono audio)</text:p>
        </text:list-item>
      </text:list>
      <text:p text:style-name="P39"/>
      <text:p text:style-name="P81"><text:span text:style-name="T10">T</text:span><text:span text:style-name="T16">o double-check the correct separation of audio channels </text:span><text:span text:style-name="T10">that</text:span><text:span text:style-name="T11"> </text:span><text:span text:style-name="T10">the content of </text:span><text:span text:style-name="T11">audio file </text:span><text:span text:style-name="T12">correctly</text:span><text:span text:style-name="T11"> matche</text:span><text:span text:style-name="T10">s the P</text:span><text:span text:style-name="T11">1/</text:span><text:span text:style-name="T10">P</text:span><text:span text:style-name="T11">2 </text:span><text:span text:style-name="T16">(</text:span><text:span text:style-name="T10">the position and thus </text:span><text:span text:style-name="T11">also </text:span><text:span text:style-name="T16">the </text:span><text:span text:style-name="T13">correct</text:span><text:span text:style-name="T11"> s</text:span><text:span text:style-name="T10">ubject </text:span><text:span text:style-name="T11">id </text:span><text:span text:style-name="T16">of the speaker), we </text:span><text:span text:style-name="T17">manually </text:span><text:span text:style-name="T6">look</text:span><text:span text:style-name="T16">ed</text:span><text:span text:style-name="T6"> at </text:span><text:span text:style-name="T17">the</text:span><text:span text:style-name="T6"> speaker activity in preview videos </text:span><text:span text:style-name="T10">(where both subjects are present)</text:span><text:span text:style-name="T6"> and audio waveform</text:span><text:span text:style-name="T10">s</text:span><text:span text:style-name="T6"> in </text:span><text:span text:style-name="T10">the above-obtained </text:span><text:span text:style-name="T6">speaker diarization plots.</text:span></text:p>
      <text:p text:style-name="P40"/>
      <text:p text:style-name="P41"/>
      <text:p text:style-name="P12">Annotations</text:p>
      <text:p text:style-name="P12"/>
      <text:p text:style-name="P100"><text:span text:style-name="T2">The Mimicry database comes only with the annotations of mimicry which is not of much use for our project where we need per-subject annotations. </text:span><text:span text:style-name="T18">Therefore, we annotated the Mimicry dataset in an automatic way with the following binary per-frame labels: </text:span></text:p>
      <text:list xml:id="list2510626138035265730" text:style-name="L11">
        <text:list-item>
          <text:p text:style-name="P138">head nod</text:p>
        </text:list-item>
        <text:list-item>
          <text:p text:style-name="P138">head shake</text:p>
        </text:list-item>
        <text:list-item>
          <text:p text:style-name="P138">head tilt</text:p>
        </text:list-item>
        <text:list-item>
          <text:p text:style-name="P139">smile</text:p>
        </text:list-item>
        <text:list-item>
          <text:p text:style-name="P139">gaze away</text:p>
        </text:list-item>
        <text:list-item>
          <text:p text:style-name="P140">voice active</text:p>
        </text:list-item>
        <text:list-item>
          <text:p text:style-name="P139">take turn</text:p>
        </text:list-item>
      </text:list>
      <text:p text:style-name="P43"/>
      <text:p text:style-name="P83"><text:soft-page-break/><text:span text:style-name="T8">F</text:span><text:span text:style-name="T2">or head gestures (nod, shake, tilt), we used our </text:span><text:span text:style-name="T25">own </text:span><text:span text:style-name="T2">Head Gesture Detector (</text:span><text:span text:style-name="T25">deep-virtual-rapport-agent/head_gesture_detector/</text:span><text:span text:style-name="T247">hgd_annotate_frames.ipynb</text:span><text:span text:style-name="T2">) </text:span><text:span text:style-name="T19">to extend the vision features csvs with these labels.</text:span></text:p>
      <text:p text:style-name="P42"/>
      <text:p text:style-name="P82"><text:span text:style-name="T18">The remaining labels (smile, gaze away, voice active, take turn) were </text:span><text:span text:style-name="T25">also</text:span><text:span text:style-name="T19"> added to the vision features csvs </text:span><text:span text:style-name="T20">(in-place)</text:span><text:span text:style-name="T19"> using the script </text:span><text:span text:style-name="T25">deep-virtual-rapport-agent/datasets_scripts/</text:span><text:span text:style-name="T55">mimicry</text:span><text:span text:style-name="T25">/</text:span><text:bookmark text:name="save_widget3"/><text:bookmark text:name="notebook_name2"/><text:span text:style-name="T247">smile_gaze_va_turn_annotate_frames.ipynb</text:span><text:span text:style-name="T19">, </text:span><text:span text:style-name="T55">utilizing</text:span><text:span text:style-name="T18"> the following rules:</text:span></text:p>
      <text:list xml:id="list8958316670721408906" text:style-name="L12">
        <text:list-item>
          <text:p text:style-name="P142">Smile</text:p>
          <text:list>
            <text:list-item>
              <text:p text:style-name="P228"><text:span text:style-name="T20">If the</text:span><text:span text:style-name="T2"> continuous AU intensities ‘ AU06_r’ and ‘ AU12_r’ </text:span><text:span text:style-name="T20">(by OpenFace) are</text:span><text:span text:style-name="T2"> both &gt;= 1.0, </text:span><text:span text:style-name="T20">then the frame is labeled with 1</text:span><text:span text:style-name="T22"> and with 0 otherwise</text:span><text:span text:style-name="T20">. </text:span></text:p>
            </text:list-item>
            <text:list-item>
              <text:p text:style-name="P259"><text:span text:style-name="T185">For this, we considered s</text:span><text:span text:style-name="T190">incere and involuntary </text:span><text:span text:style-name="T185">(</text:span><text:span text:style-name="T190">Duchenne</text:span><text:span text:style-name="T191">)</text:span><text:span text:style-name="T190"> smile</text:span><text:span text:style-name="T185">s, based on [9] from</text:span><text:span text:style-name="T190"> </text:span><text:a xlink:type="simple" xlink:href="https://en.wikipedia.org/wiki/Facial_Action_Coding_System" text:style-name="Internet_20_link" text:visited-style-name="Visited_20_Internet_20_Link"><text:span text:style-name="T190">https://en.wikipedia.org/wiki/Facial_Action_Coding_System</text:span></text:a></text:p>
            </text:list-item>
            <text:list-item>
              <text:p text:style-name="P260"><text:span text:style-name="T190">W</text:span><text:span text:style-name="T185">e smoothed the obtained smile labels using the </text:span><text:span text:style-name="T192">median filter with </text:span><text:span text:style-name="T185">the </text:span><text:span text:style-name="T192">kernel size of 15 frames (500ms), </text:span><text:span text:style-name="T193">as </text:span><text:span text:style-name="T192">[</text:span><text:a xlink:type="simple" xlink:href="https://www.ncbi.nlm.nih.gov/pmc/articles/PMC5826373/" text:style-name="Internet_20_link" text:visited-style-name="Visited_20_Internet_20_Link"><text:span text:style-name="T192">https://www.ncbi.nlm.nih.gov/pmc/articles/PMC5826373/</text:span></text:a><text:span text:style-name="T192">] </text:span><text:span text:style-name="T193">states that the </text:span><text:span text:style-name="T192">total duration of a genuine smile can range from 500 to 4,000 ms. </text:span></text:p>
            </text:list-item>
          </text:list>
        </text:list-item>
        <text:list-item>
          <text:p text:style-name="P229"><text:span text:style-name="T21">G</text:span><text:span text:style-name="T2">aze away</text:span></text:p>
          <text:list>
            <text:list-item>
              <text:p text:style-name="P261"><text:span text:style-name="T194">We </text:span><text:span text:style-name="T195">use</text:span><text:span text:style-name="T194">d the gaze angles (</text:span><text:span text:style-name="Source_20_Text"><text:span text:style-name="T195">gaze_angle_x, gaze_angle_y</text:span></text:span><text:span text:style-name="Source_20_Text"><text:span text:style-name="T194">) by OpenFace and defined </text:span></text:span><text:span text:style-name="Source_20_Text"><text:span text:style-name="T195">thresholds based on </text:span></text:span><text:span text:style-name="Source_20_Text"><text:span text:style-name="T194">their </text:span></text:span><text:span text:style-name="Source_20_Text"><text:span text:style-name="T195">statistics </text:span></text:span><text:span text:style-name="Source_20_Text"><text:span text:style-name="T194">(</text:span></text:span><text:span text:style-name="Source_20_Text"><text:span text:style-name="T196">see </text:span></text:span><text:span text:style-name="Source_20_Text"><text:span text:style-name="T194">the</text:span></text:span><text:span text:style-name="Source_20_Text"><text:span text:style-name="T196"> plots of distributions in mimicry_stats</text:span></text:span><text:span text:style-name="Source_20_Text"><text:span text:style-name="T194">). In particular, </text:span></text:span><text:span text:style-name="Source_20_Text"><text:span text:style-name="T195">for each video </text:span></text:span><text:span text:style-name="Source_20_Text"><text:span text:style-name="T194">we calculated the mean and standard deviation of the</text:span></text:span><text:span text:style-name="Source_20_Text"><text:span text:style-name="T195"> distribution </text:span></text:span><text:span text:style-name="Source_20_Text"><text:span text:style-name="T194">of</text:span></text:span><text:span text:style-name="Source_20_Text"><text:span text:style-name="T195"> gaze_angle_x and gaze_angle_y. </text:span></text:span><text:span text:style-name="Source_20_Text"><text:span text:style-name="T194">We then labeled frames as gaze away if its </text:span></text:span><text:span text:style-name="Source_20_Text"><text:span text:style-name="T195">gaze_angle_x </text:span></text:span><text:span text:style-name="Source_20_Text"><text:span text:style-name="T194">or </text:span></text:span><text:span text:style-name="Source_20_Text"><text:span text:style-name="T195">gaze_angle_y </text:span></text:span><text:span text:style-name="Source_20_Text"><text:span text:style-name="T194">was </text:span></text:span><text:span text:style-name="Source_20_Text"><text:span text:style-name="T195">outside of </text:span></text:span><text:span text:style-name="Source_20_Text"><text:span text:style-name="T194">the corresponding</text:span></text:span><text:span text:style-name="Source_20_Text"><text:span text:style-name="T195"> mean +/- s</text:span></text:span><text:span text:style-name="Source_20_Text"><text:span text:style-name="T194">tandard deviation. This, of course, assumes that </text:span></text:span><text:span text:style-name="Source_20_Text"><text:span text:style-name="T195">most </text:span></text:span><text:span text:style-name="Source_20_Text"><text:span text:style-name="T194">(~68%)</text:span></text:span><text:span text:style-name="Source_20_Text"><text:span text:style-name="T195"> of the time people were looking at each other, </text:span></text:span><text:span text:style-name="Source_20_Text"><text:span text:style-name="T194">which can be supported by “… </text:span></text:span><text:span text:style-name="Source_20_Text"><text:span text:style-name="T197">researchers have found considerable variability in [both how often speakers gaze at a listener (20–65% of the time) and] </text:span></text:span><text:span text:style-name="Source_20_Text"><text:span text:style-name="T206">how often listeners gaze at a speaker (30–80%) </text:span></text:span><text:span text:style-name="Source_20_Text"><text:span text:style-name="T197">...</text:span></text:span><text:span text:style-name="Source_20_Text"><text:span text:style-name="T194">” [</text:span></text:span><text:span text:style-name="Source_20_Text"><text:span text:style-name="T197">Kendon A. Some functions of gaze-direction in social interaction. Acta Psychol 1967. 10.1016/0001-6918(67)90005-4</text:span></text:span><text:span text:style-name="Source_20_Text"><text:span text:style-name="T194">] </text:span></text:span></text:p>
            </text:list-item>
            <text:list-item>
              <text:p text:style-name="P262"><text:span text:style-name="Source_20_Text"><text:span text:style-name="T198">After viewing the original videos with these gaze annotations, we noticed that many frames are incorrectly labeled due to eye blinking. We thus extended the rule to check if eyes are closed. Specifically, the gaze away annotation was assigned only if the eyes were open </text:span></text:span><text:span text:style-name="Source_20_Text"><text:span text:style-name="T199">(intensity of AU45 &lt; 1) </text:span></text:span><text:span text:style-name="Source_20_Text"><text:span text:style-name="T198">and the above-described condition on gaze angles was satisfied. </text:span></text:span></text:p>
            </text:list-item>
            <text:list-item>
              <text:p text:style-name="P270"><text:span text:style-name="Source_20_Text"><text:span text:style-name="T200">We also smoothed the gaze labels </text:span></text:span><text:span text:style-name="Source_20_Text"><text:span text:style-name="T201">using the </text:span></text:span><text:span text:style-name="Source_20_Text"><text:span text:style-name="T192">median filter with </text:span></text:span><text:span text:style-name="Source_20_Text"><text:span text:style-name="T200">the </text:span></text:span><text:span text:style-name="T202">kernel size </text:span><text:span text:style-name="T200">of 59 frames (~2s), based</text:span><text:span text:style-name="T203"> on </text:span><text:span text:style-name="T200">previous works</text:span><text:span text:style-name="T203"> from </text:span><text:span text:style-name="T200">[</text:span><text:a xlink:type="simple" xlink:href="http://citeseerx.ist.psu.edu/viewdoc/download?doi=10.1.1.135.9028&amp;rep=rep1&amp;type=pdf" text:style-name="Internet_20_link" text:visited-style-name="Visited_20_Internet_20_Link"><text:span text:style-name="T203">http://citeseerx.ist.psu.edu/viewdoc/download?doi=10.1.1.135.9028&amp;rep=rep1&amp;type=pdf</text:span></text:a><text:span text:style-name="T200">]</text:span></text:p>
              <text:list>
                <text:list-item>
                  <text:p text:style-name="P231"><text:span text:style-name="T2">“</text:span><text:span text:style-name="T101">Most studies report a <text:s/>wide variability in the duration of individual glances. Argyle &amp; Ingham [3] report gaze durations anywhere between 2 <text:s/>and 7 <text:s/>seconds, with an average of about 3.0 s. <text:s/>Rutter et al. [13] report durations between 2.6 s <text:s/>and 6.0 s <text:s/>with an average of 4.4 s. In their experiment, Garau et al. [9] used mean gaze durations between 1.6 and 2.5 s. Colburn et al. [6] used a <text:s/>mean gaze duration between 4.0 and 6.0 s. (2.0 s <text:s/>during mutual gaze).</text:span><text:span text:style-name="T2">”</text:span></text:p>
                </text:list-item>
              </text:list>
            </text:list-item>
            <text:list-item>
              <text:p text:style-name="P232"><text:span text:style-name="T2">The distributions of gaze angles (gaze_angle_x, gaze_angle_y) extracted (using OpenFace) from the Mimicry dataset can be found in </text:span><text:span text:style-name="T25">deep-virtual-rapport-agent/</text:span><text:span text:style-name="T2">data_analysis/</text:span><text:span text:style-name="T246">mimicry_stats.ipynb</text:span></text:p>
            </text:list-item>
          </text:list>
        </text:list-item>
        <text:list-item>
          <text:p text:style-name="P230"><text:span text:style-name="T9">V</text:span><text:span text:style-name="T2">oice active</text:span></text:p>
          <text:list>
            <text:list-item>
              <text:p text:style-name="P141"><text:span text:style-name="T302">We annotated the voice activity </text:span>based on <text:span text:style-name="T302">the time </text:span>intervals recorded in <text:span text:style-name="T359">deep-virtual-rapport-agent/datasets/mimicry/voice_activity_detection</text:span>/<text:span text:style-name="T302">vad_ibm_watson</text:span>/<text:span text:style-name="T226">voice_activity_ibm_</text:span><text:span text:style-name="T273">watson</text:span><text:span text:style-name="T226">.csv</text:span></text:p>
            </text:list-item>
          </text:list>
        </text:list-item>
        <text:list-item>
          <text:p text:style-name="P143">Take turn</text:p>
          <text:list>
            <text:list-item>
              <text:p text:style-name="P144"><text:span text:style-name="T303">We </text:span>set 1 in the first frame after <text:span text:style-name="T159">each</text:span> voice active interval, <text:span text:style-name="T303">and 0 </text:span>otherwis<text:span text:style-name="T303">e.</text:span></text:p>
            </text:list-item>
            <text:list-item>
              <text:p text:style-name="P145">These take turn annotations were changed when generating the final dataset of sequences (see the section <text:span text:style-name="T96">Generating sequences/segments</text:span>).</text:p>
            </text:list-item>
          </text:list>
        </text:list-item>
      </text:list>
      <text:p text:style-name="P44"/>
      <text:p text:style-name="P45">Annotated videos</text:p>
      <text:list xml:id="list4204848320347094084" text:style-name="L13">
        <text:list-item>
          <text:p text:style-name="P146">Using the per-frame annotations <text:span text:style-name="T304">of vision features csvs</text:span> and the original videos, we created annotated videos with in-video annotations of listener behavior, namely, head nod, head shake, head tilt, gaze away, voice activity, and turn taking. <text:span text:style-name="T304">See the script deep-virtual-rapport-agent/datasets_scripts/mimicry/</text:span><text:span text:style-name="T272">fu</text:span><text:span text:style-name="T260">lly_annotate_videos.py</text:span></text:p>
        </text:list-item>
        <text:list-item>
          <text:p text:style-name="P147">This allowed us to qualitatively evaluate <text:span text:style-name="T305">the performance of</text:span> the <text:span text:style-name="T305">employed</text:span> automatic annotation <text:span text:style-name="T305">methods. </text:span></text:p>
        </text:list-item>
      </text:list>
      <text:p text:style-name="P46"/>
      <text:p text:style-name="P13"/>
      <text:p text:style-name="P13">Generating sequences/segments</text:p>
      <text:p text:style-name="P14"/>
      <text:p text:style-name="P47">Having vision <text:span text:style-name="T307">features, </text:span>audio features, voice activity, and annotations for each listener and each speaker, we generated a final dataset <text:span text:style-name="T307">of</text:span> sequences/segments <text:span text:style-name="T311">(of length </text:span><text:span text:style-name="T286">WINDOW_SIZE</text:span><text:span text:style-name="T311">)</text:span> of listener features <text:span text:style-name="T307">and</text:span> speaker labels. </text:p>
      <text:p text:style-name="P48"><text:soft-page-break/>Using the script <text:span text:style-name="T304">deep-virtual-rapport-agent/datasets_scripts/mimicry/</text:span><text:span text:style-name="T261">generate_</text:span><text:span text:style-name="T226">dataset</text:span><text:span text:style-name="T261">.ipynb</text:span><text:span text:style-name="T278">, we </text:span><text:span text:style-name="T282">generated the dataset as follows</text:span><text:span text:style-name="T278">:</text:span></text:p>
      <text:list xml:id="list3424596951210385623" text:style-name="L14">
        <text:list-item>
          <text:p text:style-name="P148"><text:span text:style-name="T282">From each of the 53 sessions, we extracted the data twice </text:span><text:span text:style-name="T300">(both ways)</text:span><text:span text:style-name="T282">: first, treating the subject at position P1 as listener and the subject at position P2 as speaker, and second, treating the subject at position P2 as listener and the subject at position P1 as speaker. </text:span></text:p>
        </text:list-item>
        <text:list-item>
          <text:p text:style-name="P149"><text:span text:style-name="T282">W</text:span><text:span text:style-name="T278">e downsampled (grouped the nearby frames and averaged) all the data to </text:span><text:span text:style-name="T297">a </text:span><text:span text:style-name="T278">common data rate of 5 Hz (so that the model is trained on data of the same rate as the online prediction is expected to be clocked at). After this kind of averaging, we had to restore the binary annotations in the vision features dataframes </text:span><text:span text:style-name="T297">by simple rounding.</text:span></text:p>
        </text:list-item>
        <text:list-item>
          <text:p text:style-name="P150"><text:span text:style-name="T278">We also made new take turn annotations </text:span><text:span text:style-name="T300">(as compared to the procedure described in the section </text:span><text:span text:style-name="T284">Annotations</text:span><text:span text:style-name="T300">)</text:span><text:span text:style-name="T278">, </text:span><text:span text:style-name="T286">annotating all (WINDOW_SIZE – 1) frames after a voice-active region with 1 (fewer frames if there was another voice-active region). </text:span></text:p>
        </text:list-item>
        <text:list-item>
          <text:p text:style-name="P151"><text:span text:style-name="T308">We then slid a window of WINDOW_SIZE frames over the data. F</text:span>or each speaker’s voice-active region, <text:span text:style-name="T308">we extracted a</text:span> sequence <text:span text:style-name="T308">of audio and video features</text:span> <text:span text:style-name="T309">only </text:span>if the <text:span text:style-name="T308">target</text:span> <text:span text:style-name="T94">prediction</text:span> frame of the sequence <text:span text:style-name="T308">was</text:span> within the voice-active region, or at least one frame of the sequence <text:span text:style-name="T308">was</text:span> within the voice-active<text:span text:style-name="T94"> region and </text:span>the <text:span text:style-name="T94">prediction</text:span> frame of the sequence <text:span text:style-name="T309">was</text:span> <text:span text:style-name="T94">not </text:span>within the <text:span text:style-name="T94">next</text:span> voice-active region. </text:p>
        </text:list-item>
        <text:list-item>
          <text:p text:style-name="P149">We only generated sequences that d<text:span text:style-name="T311">id</text:span>n't require padding, <text:span text:style-name="T310">which discarded</text:span> only a small fraction (about 118/238,077) of sequences but eliminate<text:span text:style-name="T311">d</text:span> the need for padding and masking within PyTorch. Thus, all the generated sequences <text:span text:style-name="T311">were</text:span> of the same length (WINDOW_SIZE). </text:p>
        </text:list-item>
        <text:list-item>
          <text:p text:style-name="P152">We saved the sequences of features as npy files (separate for audio and vision), and the sequence metadata and labels were saved in one large <text:span text:style-name="T318">metadata+labels </text:span>csv file (<text:span text:style-name="T318">i.e., </text:span>dataset file). </text:p>
        </text:list-item>
        <text:list-item>
          <text:p text:style-name="P153"><text:span text:style-name="T278">We made s</text:span><text:span text:style-name="T1">everal versions of the dataset:</text:span></text:p>
        </text:list-item>
      </text:list>
      <text:list xml:id="list4959452187744621305" text:style-name="L15">
        <text:list-item>
          <text:p text:style-name="P223"><text:span text:style-name="T3">v0 </text:span><text:span text:style-name="T56">(</text:span><text:span text:style-name="T62">11 vision features, 52 audio features, 7 binary targets</text:span><text:span text:style-name="T78">)</text:span></text:p>
          <text:list>
            <text:list-item>
              <text:p text:style-name="P154"><text:span text:style-name="T278">As the speaker’s vision features, we used the following </text:span><text:span text:style-name="T287">11 features</text:span><text:span text:style-name="T278">:</text:span></text:p>
              <text:list>
                <text:list-item>
                  <text:p text:style-name="P278"><text:s text:c="4"/># First-order differences of head translations by OpenFace</text:p>
                </text:list-item>
                <text:list-item>
                  <text:p text:style-name="P278"><text:s text:c="4"/>'diff_ pose_Tx', </text:p>
                </text:list-item>
                <text:list-item>
                  <text:p text:style-name="P278"><text:s text:c="4"/>'diff_ pose_Ty', </text:p>
                </text:list-item>
                <text:list-item>
                  <text:p text:style-name="P278"><text:s text:c="4"/>'diff_ pose_Tz',</text:p>
                </text:list-item>
                <text:list-item>
                  <text:p text:style-name="P278"><text:s text:c="4"/># First-order differences of head rotations by OpenFace</text:p>
                </text:list-item>
                <text:list-item>
                  <text:p text:style-name="P278"><text:s text:c="4"/>'diff_ pose_Rx', </text:p>
                </text:list-item>
                <text:list-item>
                  <text:p text:style-name="P278"><text:s text:c="4"/>'diff_ pose_Ry', </text:p>
                </text:list-item>
                <text:list-item>
                  <text:p text:style-name="P278"><text:s text:c="4"/>'diff_ pose_Rz',</text:p>
                </text:list-item>
                <text:list-item>
                  <text:p text:style-name="P155"><text:span text:style-name="T278"><text:s text:c="4"/># Mean normalized (per-recording) head rotations by OpenFace </text:span><text:span text:style-name="T299">(</text:span><text:span text:style-name="T298">as a proxy </text:span><text:span text:style-name="T299">for gaze away prediction)</text:span></text:p>
                </text:list-item>
                <text:list-item>
                  <text:p text:style-name="P278"><text:s text:c="4"/>'unorm_ pose_Rx', </text:p>
                </text:list-item>
                <text:list-item>
                  <text:p text:style-name="P278"><text:s text:c="4"/>'unorm_ pose_Ry', </text:p>
                </text:list-item>
                <text:list-item>
                  <text:p text:style-name="P278"><text:s text:c="4"/># Mean normalized (per-recording) gaze angles by OpenFace</text:p>
                </text:list-item>
                <text:list-item>
                  <text:p text:style-name="P278"><text:s text:c="4"/>'unorm_ gaze_angle_x', </text:p>
                </text:list-item>
                <text:list-item>
                  <text:p text:style-name="P278"><text:s text:c="4"/>'unorm_ gaze_angle_y', </text:p>
                </text:list-item>
                <text:list-item>
                  <text:p text:style-name="P154"><text:span text:style-name="T278"><text:s text:c="4"/># Smile binary annotation assigned as described in the section </text:span><text:span text:style-name="T283">Annotations</text:span></text:p>
                </text:list-item>
                <text:list-item>
                  <text:p text:style-name="P278"><text:s text:c="4"/>'smile'</text:p>
                </text:list-item>
              </text:list>
            </text:list-item>
            <text:list-item>
              <text:p text:style-name="P154"><text:span text:style-name="T293">As the speaker’s audio/speech features, we used all 52 </text:span><text:span text:style-name="T295">emobase</text:span><text:span text:style-name="T293"> features described in the section </text:span><text:span text:style-name="T285">Audio/speech feature extraction </text:span><text:span text:style-name="T290">(mfcc features were not </text:span><text:span text:style-name="T291">further</text:span><text:span text:style-name="T290"> used yet)</text:span><text:span text:style-name="T285">. </text:span></text:p>
            </text:list-item>
            <text:list-item>
              <text:p text:style-name="P248"><text:span text:style-name="T292">As the target labels we used 6 annotations (nod, shake, tilt, gaze away, voice active) from </text:span><text:span text:style-name="T294">the </text:span><text:span text:style-name="T292">listener’s vision dataframes and take-turn annotations from the speaker’s vision dataframe (since the speaker’s take-turn annotation indicates when it is a good time for a listener to start talking). </text:span></text:p>
              <text:list>
                <text:list-item>
                  <text:p text:style-name="P249"><text:span text:style-name="T292">P</text:span><text:span text:style-name="T296">redicting </text:span><text:span text:style-name="T292">the binary label of </text:span><text:span text:style-name="T296">voice activity of </text:span><text:span text:style-name="T292">the</text:span><text:span text:style-name="T296"> listener can be used for paraverbal generation. For example, at inference time, one can randomly choose to generate one from a predefined set of paraverbals. </text:span></text:p>
                </text:list-item>
              </text:list>
            </text:list-item>
            <text:list-item>
              <text:p text:style-name="P156"><text:span text:style-name="T289">(</text:span><text:span text:style-name="T288">For instance, it </text:span><text:span text:style-name="T126">took </text:span><text:span text:style-name="T129">about </text:span><text:span text:style-name="T127">1</text:span><text:span text:style-name="T126"> hour to generate </text:span><text:span text:style-name="T109">238,077 sequences</text:span><text:span text:style-name="T126"> (</text:span><text:span text:style-name="T128">1.2 </text:span><text:span text:style-name="T126">GB</text:span><text:span text:style-name="T109">)</text:span><text:span text:style-name="T126"> for WINDOW_SIZE = 8. </text:span><text:span text:style-name="T129">)</text:span></text:p>
            </text:list-item>
            <text:list-item>
              <text:p text:style-name="P157"><text:span text:style-name="T129">This was done for WINDOW_SIZE = </text:span><text:span text:style-name="T109">8, 16, 32</text:span><text:span text:style-name="T129">, </text:span><text:span text:style-name="T109">resulting in </text:span><text:span text:style-name="T111">237 959, </text:span><text:span text:style-name="T112">272 264</text:span><text:span text:style-name="T130">, </text:span><text:span text:style-name="T113">312 820 </text:span><text:span text:style-name="T109">sequences</text:span><text:span text:style-name="T113">, </text:span><text:span text:style-name="T109">respectively.</text:span></text:p>
            </text:list-item>
          </text:list>
        </text:list-item>
        <text:list-item>
          <text:p text:style-name="P223"><text:span text:style-name="T3">v1 </text:span><text:span text:style-name="T26">(</text:span><text:span text:style-name="T62">12 vision features, 53 audio features, 7 binary targets</text:span><text:span text:style-name="T67">)</text:span></text:p>
          <text:list>
            <text:list-item>
              <text:p text:style-name="P233"><text:span text:style-name="T60">We replaced the binary ‘smile’ vision feature with </text:span><text:span text:style-name="T68">2 continuous smile </text:span><text:span text:style-name="T60">indicators, namely, </text:span><text:span text:style-name="T61">‘ AU06_r’ and ‘ AU12_r’.</text:span></text:p>
            </text:list-item>
            <text:list-item>
              <text:p text:style-name="P233"><text:span text:style-name="T61">W</text:span><text:span text:style-name="T60">e also added a </text:span><text:span text:style-name="T68">speaking time audio feature </text:span><text:span text:style-name="T60">that explicitly </text:span><text:span text:style-name="T69">expresses the time the speaker is active for </text:span><text:span text:style-name="T70">in the current voice-active interval</text:span><text:span text:style-name="T69">. </text:span></text:p>
            </text:list-item>
            <text:list-item>
              <text:p text:style-name="P157"><text:soft-page-break/><text:span text:style-name="T129">This was done for WINDOW_SIZE = </text:span><text:span text:style-name="T131">8, 16, 32</text:span><text:span text:style-name="T129">.</text:span></text:p>
            </text:list-item>
          </text:list>
        </text:list-item>
        <text:list-item>
          <text:p text:style-name="P223"><text:span text:style-name="T3">v2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234"><text:span text:style-name="T70">W</text:span><text:span text:style-name="T60">e added 15 more continuous AU vision features: ' AU01_r', ' AU02_r', ' AU04_r', ' AU05_r', ' AU07_r', ' AU09_r', ' AU10_r', ' AU14_r', ' AU15_r', ' AU17_r', ' AU20_r', ' AU23_r', ' AU25_r', ' AU26_r', ' AU45_r'.</text:span></text:p>
            </text:list-item>
            <text:list-item>
              <text:p text:style-name="P157"><text:span text:style-name="T129">This was done for WINDOW_SIZE = </text:span><text:span text:style-name="T109">8, 16, 32</text:span><text:span text:style-name="T129">.</text:span></text:p>
            </text:list-item>
          </text:list>
        </text:list-item>
        <text:list-item>
          <text:p text:style-name="P224"><text:span text:style-name="T3">v3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157"><text:span text:style-name="T110">W</text:span><text:span text:style-name="T109">e kept the common data rate at 30 Hz, so that no averaging of vision features was necessary. </text:span></text:p>
            </text:list-item>
            <text:list-item>
              <text:p text:style-name="P157"><text:span text:style-name="T109">This was done for WINDOW_SIZE = 32, resulting in </text:span><text:span text:style-name="T113">1,367,904</text:span><text:span text:style-name="T109"> sequences. </text:span></text:p>
            </text:list-item>
          </text:list>
        </text:list-item>
      </text:list>
      <text:p text:style-name="P69"/>
      <text:p text:style-name="P79">The generated sequences and the metadata+labels file (<text:span text:style-name="T318">i.e., </text:span>dataset file) are then loaded by the <text:span text:style-name="T317">PyTorch dataset loaders defined in deep-virtual-rapport-agent/rapport_model/</text:span><text:span text:style-name="T264">data</text:span><text:span text:style-name="T261">.</text:span><text:span text:style-name="T262">py</text:span></text:p>
      <text:p text:style-name="P7"/>
      <text:p text:style-name="P7"/>
      <text:p text:style-name="P7">Models</text:p>
      <text:p text:style-name="P7"/>
      <text:p text:style-name="P50"><text:span text:style-name="T360">Using the PyTorch library, w</text:span>e implemented various machine learning models to learn the mapping from the speaker’s vision and/or audio feature sequence to the listener’s <text:span text:style-name="T314">1 or up to 7 </text:span>binary label(s) at a target frame <text:span text:style-name="T313">(the last frame in the sequence)</text:span>. <text:span text:style-name="T314">Please, see the script deep-virtual-rapport-agent/rapport_model/</text:span><text:span text:style-name="T262">model</text:span><text:span text:style-name="T261">.</text:span><text:span text:style-name="T262">py</text:span></text:p>
      <text:p text:style-name="P49"/>
      <text:p text:style-name="P51"><text:span text:style-name="T318">There are</text:span> 2 model types to process <text:span text:style-name="T312">the fixed-length </text:span>sequences:</text:p>
      <text:list xml:id="list4380957811688869651" text:style-name="L16">
        <text:list-item>
          <text:p text:style-name="P158">GRU-based base classifier</text:p>
        </text:list-item>
        <text:list-item>
          <text:p text:style-name="P266"><text:span text:style-name="T160">Temporal Convolutional Network (TCN) classifier </text:span><text:span text:style-name="T181">(</text:span><text:a xlink:type="simple" xlink:href="https://github.com/locuslab/TCN" text:style-name="Internet_20_link" text:visited-style-name="Visited_20_Internet_20_Link"><text:span text:style-name="T208">https://github.com/locuslab/TCN</text:span></text:a><text:span text:style-name="T209">)</text:span></text:p>
        </text:list-item>
      </text:list>
      <text:p text:style-name="P52"/>
      <text:p text:style-name="P84"><text:span text:style-name="T2">For each model type, </text:span><text:span text:style-name="T30">there are</text:span><text:span text:style-name="T2"> </text:span><text:span text:style-name="T28">unimodal (vision or speech) as well as multimodal (vision and speech) sequence model</text:span><text:span text:style-name="T29"> variants:</text:span></text:p>
      <text:list xml:id="list5589118914640671301" text:style-name="L17">
        <text:list-item>
          <text:p text:style-name="P159"><text:span text:style-name="T313">U</text:span>nimodal <text:span text:style-name="T313">model</text:span></text:p>
          <text:list>
            <text:list-item>
              <text:p text:style-name="P159"><text:span text:style-name="T313">I</text:span>nputs <text:span text:style-name="T313">a batch of </text:span>either vision or speech <text:span text:style-name="T313">sequences</text:span></text:p>
            </text:list-item>
            <text:list-item>
              <text:p text:style-name="P159"><text:span text:style-name="T313">C</text:span>onsists of:</text:p>
              <text:list>
                <text:list-item>
                  <text:p text:style-name="P159"><text:span text:style-name="T313">S</text:span>equence layer GRU/TCN</text:p>
                </text:list-item>
                <text:list-item>
                  <text:p text:style-name="P159"><text:span text:style-name="T313">F</text:span>ully-connected layer<text:span text:style-name="T313">(s)</text:span></text:p>
                </text:list-item>
              </text:list>
            </text:list-item>
            <text:list-item>
              <text:p text:style-name="P161">Outputs a batch of target labels (1 or up to 7 per frame)<text:line-break/></text:p>
            </text:list-item>
          </text:list>
        </text:list-item>
        <text:list-item>
          <text:p text:style-name="P159"><text:span text:style-name="T313">M</text:span>ultimodal <text:span text:style-name="T313">model</text:span></text:p>
          <text:list>
            <text:list-item>
              <text:p text:style-name="P159"><text:span text:style-name="T313">C</text:span>onsists of:</text:p>
              <text:list>
                <text:list-item>
                  <text:p text:style-name="P159">2 submodels (one for each modality)</text:p>
                  <text:list>
                    <text:list-item>
                      <text:p text:style-name="P162">I<text:span text:style-name="T87">nputs </text:span>a batch of <text:span text:style-name="T87">vision/speech </text:span>sequences</text:p>
                    </text:list-item>
                    <text:list-item>
                      <text:p text:style-name="P160"><text:span text:style-name="T313">S</text:span>equence layer GRU/TCN</text:p>
                    </text:list-item>
                  </text:list>
                </text:list-item>
                <text:list-item>
                  <text:p text:style-name="P159"><text:span text:style-name="T313">C</text:span>oncatenation of the outputs from the submodels</text:p>
                </text:list-item>
                <text:list-item>
                  <text:p text:style-name="P159"><text:span text:style-name="T313">F</text:span>ully-connected layer<text:span text:style-name="T313">(s)</text:span></text:p>
                </text:list-item>
              </text:list>
            </text:list-item>
            <text:list-item>
              <text:p text:style-name="P161">Outputs a batch of target labels (1 or up to 7 per frame)</text:p>
            </text:list-item>
          </text:list>
        </text:list-item>
      </text:list>
      <text:p text:style-name="P53"/>
      <text:p text:style-name="P22"/>
      <text:p text:style-name="P15">Training <text:span text:style-name="T154">and testing</text:span></text:p>
      <text:p text:style-name="P15"/>
      <text:p text:style-name="P54">The rapport models can be trained and tested using a subject-dependent or subject-independent <text:span text:style-name="T319">(leave-one-subject-out (LOSO)) </text:span>cross-validation. In the case of subject-dependent cross-validation, the sequences from all subjects are shuffled and then split to create train and test partitions for each fold. <text:span text:style-name="T321">By default, we used 10 folds.</text:span> In the case of subject-independent <text:span text:style-name="T320">LOSO</text:span> cross-validation, the sequences are grouped by subjects (namely, by the listener subject id, since the listener is the target subject) and <text:span text:style-name="T320">in each fold the data of one subject form a test partition and the remaining data form the train partition. In both cross-validation variants, w</text:span>ithin each fold we used a fixed fraction (default value of 0.2) of the training data for validation. </text:p>
      <text:p text:style-name="P54"/>
      <text:p text:style-name="P55">We used the following default training settings:</text:p>
      <text:list xml:id="list55796987866625411" text:style-name="L18">
        <text:list-item>
          <text:p text:style-name="P163">Batch size: 32</text:p>
        </text:list-item>
        <text:list-item>
          <text:p text:style-name="P163">Number of training epochs: 100</text:p>
        </text:list-item>
        <text:list-item>
          <text:p text:style-name="P163"><text:soft-page-break/>Loss: binary cross-entropy (with logits)</text:p>
          <text:list>
            <text:list-item>
              <text:p text:style-name="P164">We weight the loss according to class weights, for each class separately.</text:p>
            </text:list-item>
            <text:list-item>
              <text:p text:style-name="P164">When training and predicting multiple outputs (e.g. nod and shake), we compute the <text:span text:style-name="T322">loss and all the</text:span> evaluation metrics for each class separately and also combined, averaging over all classes (<text:span text:style-name="T322">the</text:span> key ‘overall’ in the metrics dictionary). This way the overall loss is computed and optimized. </text:p>
            </text:list-item>
            <text:list-item>
              <text:p text:style-name="P267"><text:span text:style-name="T160">For correct (manual) </text:span><text:span text:style-name="T210">loss normalization </text:span><text:span text:style-name="T207">in PyTorch</text:span><text:span text:style-name="T210"> when weighting </text:span><text:span text:style-name="T207">the loss</text:span><text:span text:style-name="T210">, see </text:span><text:a xlink:type="simple" xlink:href="https://discuss.pytorch.org/t/passing-the-weights-to-crossentropyloss-correctly/14731/10" text:style-name="Internet_20_link" text:visited-style-name="Visited_20_Internet_20_Link"><text:span text:style-name="T210">https://discuss.pytorch.org/t/passing-the-weights-to-crossentropyloss-correctly/14731/10</text:span></text:a></text:p>
              <text:list>
                <text:list-item>
                  <text:p text:style-name="P251">“if your loss function uses reduction='mean', the loss will be normalized by the sum of the corresponding weights for each element. If you are using reduction='none', you would have to take care of the normalization yourself.”</text:p>
                </text:list-item>
              </text:list>
            </text:list-item>
          </text:list>
        </text:list-item>
        <text:list-item>
          <text:p text:style-name="P163">Learning rate: 0.0001</text:p>
        </text:list-item>
        <text:list-item>
          <text:p text:style-name="P163">Weight decay (L2 norm): 0.0</text:p>
        </text:list-item>
        <text:list-item>
          <text:p text:style-name="P163">We monitored either the validation loss or the validation balanced accuracy metric to decide whether to update the best model checkpoint. </text:p>
        </text:list-item>
      </text:list>
      <text:p text:style-name="P56"/>
      <text:p text:style-name="P57">The training and testing scripts can be found at <text:span text:style-name="T304">deep-virtual-rapport-agent/rapport_model/</text:span><text:span text:style-name="T263">train</text:span><text:span text:style-name="T261">.</text:span><text:span text:style-name="T262">py</text:span><text:span text:style-name="T316"> </text:span>and <text:span text:style-name="T304">deep-virtual-rapport-agent/rapport_model/</text:span><text:span text:style-name="T265">test</text:span><text:span text:style-name="T261">.</text:span><text:span text:style-name="T262">py</text:span><text:span text:style-name="T315"> </text:span>respectively. </text:p>
      <text:p text:style-name="P89"/>
      <text:p text:style-name="P88">To visualize the training, we used tensorboard as follows:</text:p>
      <text:list xml:id="list1429666216821390633" text:style-name="L19">
        <text:list-item>
          <text:p text:style-name="P276"><text:span text:style-name="T212">Install tensorboard from: </text:span><text:a xlink:type="simple" xlink:href="https://pytorch.org/docs/stable/tensorboard.html" text:style-name="Internet_20_link" text:visited-style-name="Visited_20_Internet_20_Link"><text:span text:style-name="T212">https://pytorch.org/docs/stable/tensorboard.html</text:span></text:a></text:p>
        </text:list-item>
      </text:list>
      <text:list xml:id="list1752917591281107000" text:style-name="L20">
        <text:list-item>
          <text:p text:style-name="P250">Run the command: tensorboard --logdir logs</text:p>
        </text:list-item>
        <text:list-item>
          <text:p text:style-name="P250">In your browser, go to: http://cronos:6006/</text:p>
        </text:list-item>
        <text:list-item>
          <text:p text:style-name="P250">Filter plots by tag names, e.g.:</text:p>
          <text:list>
            <text:list-item>
              <text:p text:style-name="P250"><text:span text:style-name="T95">fold_01/train/nod/bacc</text:span> <text:s text:c="3"/>shows the training balanced accuracy of nod class/label for fold 1</text:p>
            </text:list-item>
            <text:list-item>
              <text:p text:style-name="P250"><text:span text:style-name="T95">fold_.*/val/nod/loss</text:span><text:tab/> <text:s text:c="4"/>shows the validation loss of nod class/label for all folds</text:p>
            </text:list-item>
          </text:list>
        </text:list-item>
      </text:list>
      <text:p text:style-name="P7"/>
      <text:p text:style-name="P7"/>
      <text:p text:style-name="P16">Final training</text:p>
      <text:p text:style-name="P16"/>
      <text:p text:style-name="P58">After choosing the best data representation, model architecture and parameters, a final training <text:span text:style-name="T324">is performed</text:span> on the whole dataset. In this case, no hold-out test set is created and no cross-validation is <text:span text:style-name="T324">carried out</text:span>. <text:span text:style-name="T325">However, we still perform a </text:span>single-split validation - either subject-dependent or subject-independent. <text:span text:style-name="T323">The validation set size is given by a fixed fraction ‘</text:span><text:span text:style-name="T132">validation_set_size’</text:span><text:span text:style-name="T323"> (default value of 0.2). In the case of subject-dependent validation, the sequences from all subjects are shuffled and one train-validation split is made. In the case of subject-independent validation, the sequences are grouped by subjects (namely, by the listener subject id, since the listener is the target subject) and the number of subjects in the validation set is determined by the validation set size, so that </text:span><text:span text:style-name="T132">the </text:span><text:span text:style-name="T133">resulting </text:span><text:span text:style-name="T132">actual validation set size will be at </text:span><text:span text:style-name="T133">greater than or equal to</text:span><text:span text:style-name="T132"> the </text:span><text:span text:style-name="T133">validation set size requested/specified </text:span><text:span text:style-name="T134">by </text:span><text:span text:style-name="T133">‘</text:span><text:span text:style-name="T132">validation_set_size’. T</text:span><text:span text:style-name="T137">he resulting model is then ready to be used for online prediction. </text:span></text:p>
      <text:p text:style-name="P70"/>
      <text:p text:style-name="P57"><text:span text:style-name="T132">The script </text:span><text:span text:style-name="T136">for final training </text:span><text:span text:style-name="T132">can be found at </text:span><text:span text:style-name="T153">deep-virtual-rapport-agent/</text:span><text:span text:style-name="T135">rapport_model/</text:span><text:span text:style-name="T270">final_t</text:span><text:span text:style-name="T267">rain</text:span><text:span text:style-name="T268">.</text:span><text:span text:style-name="T269">py</text:span></text:p>
      <text:p text:style-name="P17"/>
      <text:p text:style-name="P17"/>
      <text:p text:style-name="P17">Online prediction</text:p>
      <text:p text:style-name="P17"/>
      <text:p text:style-name="P66">(Currently, just a skeleton code <text:span text:style-name="T304">deep-virtual-rapport-agent/</text:span><text:span text:style-name="T135">rapport_model/</text:span><text:span text:style-name="T266">predict_online</text:span><text:span text:style-name="T268">.</text:span><text:span text:style-name="T269">py</text:span>)</text:p>
      <text:p text:style-name="P59">During online prediction a camera and microphone will capture the speaker. This audio-visual data will be fed into OpenFace and OpenSMILE to extract vision and audio features respectively. These features will be further preprocessed to comply with the model input <text:span text:style-name="T326">format</text:span>. <text:span text:style-name="T326">T</text:span>he final model (from final training) <text:span text:style-name="T326">will then input audio and video feature vectors from the most recent timestep and make a prediction. The predicted labels will be used to drive the behavior of a virtual human by sending BML commands to Smartbody. </text:span></text:p>
      <text:p text:style-name="P59"/>
      <text:p text:style-name="P61">It is necessary to perform a calibration recording (using the script, currently, <text:span text:style-name="T324">just a skeleton code deep-virtual-rapport-agent/</text:span><text:span text:style-name="T135">rapport_model/</text:span><text:span text:style-name="T266">record_normalization_params</text:span><text:span text:style-name="T268">.</text:span><text:span text:style-name="T269">py</text:span>) prior to online prediction in order to record normalization parameters, namely, <text:span text:style-name="T328">2</text:span> mean <text:span text:style-name="T327">head rotations (from ‘ pose_Rx’ and ‘ pose_Ry’ by OpenFace) and 2 </text:span>mean <text:span text:style-name="T327">gaze angles (from ‘ gaze_angle_x’ and ‘ gaze_angle_y’ by OpenFace) while the speaker is looking directly at the virtual human. </text:span>These means are necessary to preprocess the vision features from OpenFace <text:span text:style-name="T327">for the model</text:span>. </text:p>
      <text:p text:style-name="P59"/>
      <text:p text:style-name="P60"><text:soft-page-break/>For online prediction the batch size is set to 1 and the GRU-based models are tre<text:span text:style-name="T350">a</text:span>ted as statefull (internal states of GRUs are not reset between batches which allows us to feed one timestep of data at a time). <text:span text:style-name="T350">For more details on statefull/less RNNs see:</text:span></text:p>
      <text:list xml:id="list8577443371499106667" text:style-name="L21">
        <text:list-item>
          <text:p text:style-name="P268"><text:a xlink:type="simple" xlink:href="https://discuss.pytorch.org/t/stateful-rnn-example/10912" text:style-name="Internet_20_link" text:visited-style-name="Visited_20_Internet_20_Link"><text:span text:style-name="T211">https://discuss.pytorch.org/t/stateful-rnn-example/10912</text:span></text:a></text:p>
        </text:list-item>
        <text:list-item>
          <text:p text:style-name="P268"><text:a xlink:type="simple" xlink:href="https://discuss.pytorch.org/t/solved-training-a-simple-rnn/9055" text:style-name="Internet_20_link" text:visited-style-name="Visited_20_Internet_20_Link"><text:span text:style-name="T211">https://discuss.pytorch.org/t/solved-training-a-simple-rnn/9055</text:span></text:a></text:p>
        </text:list-item>
        <text:list-item>
          <text:p text:style-name="P165"><text:span text:style-name="T152">F</text:span><text:span text:style-name="T109">unctions in the PyTorch model</text:span></text:p>
        </text:list-item>
      </text:list>
      <text:list xml:id="list8034649653468426766" text:style-name="L22">
        <text:list-item>
          <text:p text:style-name="P225"><text:span text:style-name="T79">forward() - </text:span><text:span text:style-name="T80">used for training, state is reset for each sequence</text:span></text:p>
        </text:list-item>
        <text:list-item>
          <text:p text:style-name="P166"><text:span text:style-name="T109">predict_online() - </text:span><text:span text:style-name="T139">used for online prediction, </text:span><text:span text:style-name="T109">state </text:span><text:span text:style-name="T139">is preserved </text:span><text:span text:style-name="T138">between batches</text:span><text:span text:style-name="T109"> and requires batch_size = 1</text:span></text:p>
        </text:list-item>
      </text:list>
      <text:p text:style-name="P62">However, the TCN models need to input whole sequences, the same way as during the training. </text:p>
      <text:p text:style-name="P62"/>
      <text:p text:style-name="P62"/>
      <text:p text:style-name="P7">Experiments</text:p>
      <text:p text:style-name="P7"/>
      <text:p text:style-name="P63">First, we tried to train a single model to pre<text:span text:style-name="T331">dict all 7 target </text:span>classes/<text:span text:style-name="T331">labels. </text:span>However,<text:span text:style-name="T332"> learning such a complex multi-task problem without much insight into training of models for individual tasks is a difficult starting point. Therefore, we trained a separate model for each task (target class). </text:span></text:p>
      <text:p text:style-name="P63"/>
      <text:p text:style-name="P67">For training configurations in the following experiments, please, see <text:span text:style-name="T304">deep-virtual-rapport-agent/rapport_model</text:span>/<text:span text:style-name="T226">run.sh</text:span></text:p>
      <text:p text:style-name="P93"/>
      <text:list xml:id="list4437986585498972168" text:style-name="L23">
        <text:list-item>
          <text:p text:style-name="P167">Comparing <text:span text:style-name="T140">unimodal speech, </text:span><text:span text:style-name="T109">unimodal</text:span><text:span text:style-name="T140"> vision and multimodal </text:span><text:span text:style-name="T109">models</text:span></text:p>
        </text:list-item>
      </text:list>
      <text:list xml:id="list323375617093537318" text:style-name="L24">
        <text:list-item>
          <text:list>
            <text:list-item>
              <text:p text:style-name="P187">Using the dataset v0</text:p>
            </text:list-item>
            <text:list-item>
              <text:p text:style-name="P189"><text:span text:style-name="T332">C</text:span>ompari<text:span text:style-name="T332">son based on</text:span> <text:span text:style-name="T332">train/val</text:span> <text:span text:style-name="T332">balanced accuracy (bacc)</text:span> [approximate <text:span text:style-name="T332">values]</text:span></text:p>
            </text:list-item>
            <text:list-item>
              <text:p text:style-name="P189"><text:span text:style-name="T332">T</text:span>rain curves all increasing; <text:span text:style-name="T332">validation curves not very stable</text:span></text:p>
            </text:list-item>
            <text:list-item>
              <text:p text:style-name="P189">nod</text:p>
              <text:list>
                <text:list-item>
                  <text:p text:style-name="P189">speech =&gt; 0.7<text:span text:style-name="T155">0</text:span> train<text:tab/><text:tab/><text:tab/><text:span text:style-name="T156">val: early overfit around 0.56</text:span></text:p>
                </text:list-item>
                <text:list-item>
                  <text:p text:style-name="P189">vision =&gt; 0.<text:span text:style-name="T157">61</text:span> train<text:tab/><text:tab/><text:tab/><text:span text:style-name="T156">val: overfit around 0.56</text:span></text:p>
                </text:list-item>
                <text:list-item>
                  <text:p text:style-name="P189">multi =&gt; 0.<text:span text:style-name="T155">73</text:span> train<text:tab/><text:tab/><text:tab/><text:span text:style-name="T156">val: early overfit around 0.57</text:span></text:p>
                </text:list-item>
              </text:list>
            </text:list-item>
            <text:list-item>
              <text:p text:style-name="P189">shake</text:p>
              <text:list>
                <text:list-item>
                  <text:p text:style-name="P189">speech =&gt; 0.<text:span text:style-name="T155">83</text:span> train<text:tab/><text:tab/><text:tab/><text:span text:style-name="T156">val: overfit around 0.66</text:span></text:p>
                </text:list-item>
                <text:list-item>
                  <text:p text:style-name="P189">vision =&gt; 0.<text:span text:style-name="T155">66</text:span> train<text:tab/><text:tab/><text:tab/><text:span text:style-name="T156">val: overfit around 0.59</text:span></text:p>
                </text:list-item>
                <text:list-item>
                  <text:p text:style-name="P189">multi =&gt; 0.<text:span text:style-name="T155">84</text:span> train<text:tab/><text:tab/><text:tab/><text:span text:style-name="T156">val: early overfit around 0.66</text:span></text:p>
                </text:list-item>
              </text:list>
            </text:list-item>
            <text:list-item>
              <text:p text:style-name="P189">tilt</text:p>
              <text:list>
                <text:list-item>
                  <text:p text:style-name="P189">speech =&gt; 0.<text:span text:style-name="T155">77</text:span> train<text:tab/><text:tab/><text:tab/><text:span text:style-name="T156">val: overfit around 0.62</text:span></text:p>
                </text:list-item>
                <text:list-item>
                  <text:p text:style-name="P189">vision =&gt; 0.<text:span text:style-name="T155">62</text:span> train<text:tab/><text:tab/><text:tab/><text:span text:style-name="T156">val: overfit/plateau around 0.57</text:span></text:p>
                </text:list-item>
                <text:list-item>
                  <text:p text:style-name="P189">multi =&gt; 0.<text:span text:style-name="T155">79</text:span> train<text:tab/><text:tab/><text:tab/><text:span text:style-name="T156">val: overfit around 0.62</text:span></text:p>
                </text:list-item>
              </text:list>
            </text:list-item>
            <text:list-item>
              <text:p text:style-name="P189">smile</text:p>
              <text:list>
                <text:list-item>
                  <text:p text:style-name="P189">speech =&gt; 0.74 train<text:tab/><text:tab/><text:tab/><text:span text:style-name="T156">val: early overfit around 0.58</text:span></text:p>
                </text:list-item>
                <text:list-item>
                  <text:p text:style-name="P189">vision =&gt; 0.<text:span text:style-name="T155">67</text:span> train<text:tab/><text:tab/><text:tab/><text:span text:style-name="T156">val: overfit around 0.65</text:span></text:p>
                </text:list-item>
                <text:list-item>
                  <text:p text:style-name="P189">multi =&gt; 0.<text:span text:style-name="T155">83</text:span> train<text:tab/><text:tab/><text:tab/><text:span text:style-name="T156">val: early overfit around 0.64</text:span></text:p>
                </text:list-item>
              </text:list>
            </text:list-item>
            <text:list-item>
              <text:p text:style-name="P189">gaze_away</text:p>
              <text:list>
                <text:list-item>
                  <text:p text:style-name="P189">speech =&gt; 0.74 train<text:tab/><text:tab/><text:tab/><text:span text:style-name="T156">val: early overfit around 0.53</text:span></text:p>
                </text:list-item>
                <text:list-item>
                  <text:p text:style-name="P189">vision =&gt; 0.57 train<text:tab/><text:tab/><text:tab/><text:span text:style-name="T156">val: increasing, so far 0.52</text:span></text:p>
                </text:list-item>
                <text:list-item>
                  <text:p text:style-name="P189">multi =&gt; 0.76 train<text:tab/><text:tab/><text:tab/><text:span text:style-name="T156">val: early overfit around 0.53</text:span></text:p>
                </text:list-item>
              </text:list>
            </text:list-item>
            <text:list-item>
              <text:p text:style-name="P189">voice_active</text:p>
              <text:list>
                <text:list-item>
                  <text:p text:style-name="P189">speech =&gt; 0.<text:span text:style-name="T155">87</text:span> train<text:tab/><text:tab/><text:tab/><text:span text:style-name="T156">val: overfit around 0.77</text:span></text:p>
                </text:list-item>
                <text:list-item>
                  <text:p text:style-name="P189">vision =&gt; 0.<text:span text:style-name="T155">70</text:span> train<text:tab/><text:tab/><text:tab/><text:span text:style-name="T156">val: overfit around 0.65</text:span></text:p>
                </text:list-item>
                <text:list-item>
                  <text:p text:style-name="P189">multi =&gt; 0.<text:span text:style-name="T155">89</text:span> train<text:tab/><text:tab/><text:tab/><text:span text:style-name="T156">val: overfit around 0.78</text:span></text:p>
                </text:list-item>
              </text:list>
            </text:list-item>
            <text:list-item>
              <text:p text:style-name="P189">take_turn</text:p>
              <text:list>
                <text:list-item>
                  <text:p text:style-name="P189">speech =&gt; 0.<text:span text:style-name="T155">92</text:span> train<text:tab/><text:tab/><text:tab/><text:span text:style-name="T156">val: overfit around 0.88</text:span></text:p>
                </text:list-item>
                <text:list-item>
                  <text:p text:style-name="P189">vision =&gt; 0.<text:span text:style-name="T155">67</text:span> train<text:tab/><text:tab/><text:tab/><text:span text:style-name="T156">val: overfit/plateau around 0.64</text:span></text:p>
                </text:list-item>
                <text:list-item>
                  <text:p text:style-name="P168"><text:span text:style-name="T109">multi =&gt; 0.</text:span><text:span text:style-name="T141">92</text:span><text:span text:style-name="T109"> train<text:tab/><text:tab/><text:tab/></text:span><text:span text:style-name="T142">val: overfit around 0.89<text:line-break/></text:span></text:p>
                </text:list-item>
              </text:list>
            </text:list-item>
            <text:list-item>
              <text:p text:style-name="P169"><text:span text:style-name="T142">W</text:span><text:span text:style-name="T109">e can conclude that only speech-based voice activity prediction and speech-based turn taking prediction perform reasonably well.</text:span></text:p>
              <text:list>
                <text:list-header>
                  <text:p text:style-name="P190"/>
                </text:list-header>
              </text:list>
            </text:list-item>
          </text:list>
        </text:list-item>
      </text:list>
      <text:list xml:id="list140756814403598" text:continue-list="list4437986585498972168" text:style-name="L23">
        <text:list-item>
          <text:p text:style-name="P235"><text:soft-page-break/><text:span text:style-name="T60">Experiments with unimodal vision nod </text:span><text:span text:style-name="T63">[comparing bacc and loss using tensorboard]</text:span></text:p>
        </text:list-item>
      </text:list>
      <text:list xml:id="list2721352771546166874" text:style-name="L25">
        <text:list-item>
          <text:list>
            <text:list-item>
              <text:p text:style-name="P188">Using the dataset v0</text:p>
            </text:list-item>
            <text:list-item>
              <text:p text:style-name="P191">batch_size=128 not better than <text:span text:style-name="T333">the original </text:span>32</text:p>
            </text:list-item>
            <text:list-item>
              <text:p text:style-name="P192"><text:span text:style-name="T334">L</text:span>eaving out one hidden layer after RNN (<text:span text:style-name="T334">i.e, </text:span>reducing <text:span text:style-name="T335">the </text:span>network capacity) <text:span text:style-name="T336">did</text:span> not help</text:p>
              <text:list>
                <text:list-item>
                  <text:p text:style-name="P193"><text:span text:style-name="T333">H</text:span>aving 2 instead of 1 layer after RNN <text:span text:style-name="T337">gave</text:span> more stable training</text:p>
                </text:list-item>
              </text:list>
            </text:list-item>
            <text:list-item>
              <text:p text:style-name="P236"><text:span text:style-name="T74">I</text:span><text:span text:style-name="T60">ncreasing network capacity to 64 GRU units =&gt; </text:span><text:span text:style-name="T64">seem</text:span><text:span text:style-name="T77">ed</text:span><text:span text:style-name="T64"> to help</text:span></text:p>
            </text:list-item>
            <text:list-item>
              <text:p text:style-name="P237"><text:span text:style-name="T75">W</text:span><text:span text:style-name="T60">indow size 16 =&gt; </text:span><text:span text:style-name="T64">better</text:span><text:span text:style-name="T60"> </text:span></text:p>
            </text:list-item>
            <text:list-item>
              <text:p text:style-name="P237"><text:span text:style-name="T75">W</text:span><text:span text:style-name="T60">indow size 4 =&gt; </text:span><text:span text:style-name="T64">worse</text:span></text:p>
            </text:list-item>
            <text:list-item>
              <text:p text:style-name="P239"><text:span text:style-name="T65">1</text:span><text:span text:style-name="T60">28 GRU units =&gt; higher val bacc</text:span></text:p>
            </text:list-item>
            <text:list-item>
              <text:p text:style-name="P240"><text:span text:style-name="T60">3 </text:span><text:span text:style-name="T75">fully-connected</text:span><text:span text:style-name="T60"> layers </text:span><text:span text:style-name="T75">after GRU</text:span><text:span text:style-name="T60"> </text:span><text:span text:style-name="T75">=&gt;</text:span><text:span text:style-name="T60"> </text:span><text:span text:style-name="T66">not better than 2 </text:span></text:p>
            </text:list-item>
            <text:list-item>
              <text:p text:style-name="P241"><text:span text:style-name="T66">T</text:span><text:span text:style-name="T60">here were minimal differences between the various settings, but the following seemed the best:</text:span></text:p>
              <text:list>
                <text:list-item>
                  <text:p text:style-name="P238"><text:span text:style-name="T75">W</text:span><text:span text:style-name="T66">indow size </text:span><text:span text:style-name="T65">32 (&gt; 6 sec)</text:span></text:p>
                </text:list-item>
                <text:list-item>
                  <text:p text:style-name="P194">128 GRU</text:p>
                </text:list-item>
                <text:list-item>
                  <text:p text:style-name="P238"><text:span text:style-name="T66">2 </text:span><text:span text:style-name="T75">fully-connected</text:span><text:span text:style-name="T66"> layers</text:span></text:p>
                </text:list-item>
                <text:list-item>
                  <text:p text:style-name="P241"><text:span text:style-name="T66">O</text:span><text:span text:style-name="T60">verfit on validation set </text:span><text:span text:style-name="T76">in about 15 epochs</text:span></text:p>
                </text:list-item>
              </text:list>
            </text:list-item>
          </text:list>
        </text:list-item>
      </text:list>
      <text:p text:style-name="P71"/>
      <text:list xml:id="list140757934519714" text:continue-list="list140756814403598" text:style-name="L23">
        <text:list-item>
          <text:p text:style-name="P195">Comparing the dataset v0 vs v1</text:p>
        </text:list-item>
      </text:list>
      <text:list xml:id="list6788719286465891260" text:style-name="L26">
        <text:list-item>
          <text:list>
            <text:list-item>
              <text:p text:style-name="P197">smile <text:span text:style-name="T338">based on </text:span>vision</text:p>
              <text:list>
                <text:list-item>
                  <text:p text:style-name="P170"><text:span text:style-name="T143">B</text:span><text:span text:style-name="T109">igger difference is caused by </text:span><text:span text:style-name="T143">changing the </text:span><text:span text:style-name="T109">window size than by </text:span><text:span text:style-name="T143">the dataset version </text:span><text:span text:style-name="T109">v0/v1 </text:span><text:span text:style-name="T114">(</text:span><text:span text:style-name="T143">window_size = </text:span><text:span text:style-name="T114">32 </text:span><text:span text:style-name="T143">might </text:span><text:span text:style-name="T115">be</text:span><text:span text:style-name="T114"> the best).</text:span></text:p>
                </text:list-item>
                <text:list-item>
                  <text:p text:style-name="P170"><text:span text:style-name="T144">V</text:span><text:span text:style-name="T109">alidation: overfit immediately </text:span><text:span text:style-name="T114">and loss just increases.</text:span></text:p>
                </text:list-item>
                <text:list-item>
                  <text:p text:style-name="P199">v1 can get slightly lower train loss =&gt; continuous smile features slightly help.</text:p>
                </text:list-item>
              </text:list>
            </text:list-item>
            <text:list-item>
              <text:p text:style-name="P200">gaze <text:span text:style-name="T338">based on audio</text:span></text:p>
              <text:list>
                <text:list-item>
                  <text:p text:style-name="P171"><text:span text:style-name="T143">B</text:span><text:span text:style-name="T114">igger difference is caused by </text:span><text:span text:style-name="T143">changing the </text:span><text:span text:style-name="T114">window size than by </text:span><text:span text:style-name="T143">the dataset version </text:span><text:span text:style-name="T114">v0/v1 (</text:span><text:span text:style-name="T143">window_size = </text:span><text:span text:style-name="T114">32 </text:span><text:span text:style-name="T143">might </text:span><text:span text:style-name="T115">be</text:span><text:span text:style-name="T114"> the best).</text:span></text:p>
                </text:list-item>
                <text:list-item>
                  <text:p text:style-name="P171"><text:span text:style-name="T144">V</text:span><text:span text:style-name="T114">alidation: overfit immediately and loss just increases.</text:span></text:p>
                </text:list-item>
                <text:list-item>
                  <text:p text:style-name="P172"><text:span text:style-name="T114">v</text:span><text:span text:style-name="T109">1 slightly better on validation =&gt; <text:s/></text:span><text:span text:style-name="T116">speaking time audio feature </text:span><text:span text:style-name="T114">slightly help</text:span><text:span text:style-name="T109">s.</text:span></text:p>
                </text:list-item>
              </text:list>
            </text:list-item>
            <text:list-item>
              <text:p text:style-name="P198">nod <text:span text:style-name="T338">based on audio</text:span></text:p>
              <text:list>
                <text:list-item>
                  <text:p text:style-name="P171"><text:span text:style-name="T143">B</text:span><text:span text:style-name="T114">igger difference is caused by </text:span><text:span text:style-name="T143">changing the </text:span><text:span text:style-name="T114">window size than by </text:span><text:span text:style-name="T143">the dataset version </text:span><text:span text:style-name="T114">v0/v1 (</text:span><text:span text:style-name="T143">window_size = </text:span><text:span text:style-name="T144">16</text:span><text:span text:style-name="T114"> </text:span><text:span text:style-name="T143">might </text:span><text:span text:style-name="T115">be</text:span><text:span text:style-name="T114"> the best).</text:span></text:p>
                </text:list-item>
                <text:list-item>
                  <text:p text:style-name="P172"><text:span text:style-name="T114">v1 slightly better on </text:span><text:span text:style-name="T115">train </text:span><text:span text:style-name="T144">(not very convincing)</text:span><text:span text:style-name="T114"> =&gt; </text:span><text:span text:style-name="T116">speaking time audio feature </text:span><text:span text:style-name="T114">slightly helps.</text:span></text:p>
                </text:list-item>
              </text:list>
            </text:list-item>
            <text:list-item>
              <text:p text:style-name="P173"><text:span text:style-name="T144">Overall, it is n</text:span><text:span text:style-name="T109">ot very clear if </text:span><text:span text:style-name="T144">v1 is better than v0, but v1</text:span><text:span text:style-name="T109"> certainly did not degrade the performance. </text:span><text:span text:style-name="T145">The large optimal window size of 32 frames (&gt; 6 seconds) does not seem right.</text:span></text:p>
              <text:p text:style-name="P176"/>
            </text:list-item>
          </text:list>
        </text:list-item>
      </text:list>
      <text:list xml:id="list140757679309392" text:continue-list="list140757934519714" text:style-name="L23">
        <text:list-item>
          <text:p text:style-name="P196">Comparing the dataset v1 vs v2</text:p>
        </text:list-item>
      </text:list>
      <text:list xml:id="list7716177687598670549" text:style-name="L27">
        <text:list-item>
          <text:list>
            <text:list-item>
              <text:p text:style-name="P178"><text:span text:style-name="T109">Compare v2 vs v1:</text:span><text:span text:style-name="T117"> nod-vision, smile-vision, gaze-vision; smaller network (64u, 2fc); </text:span><text:span text:style-name="T118">looking at the first 3 folds</text:span></text:p>
            </text:list-item>
            <text:list-item>
              <text:p text:style-name="P201">nod <text:span text:style-name="T339">based on </text:span>vision</text:p>
              <text:list>
                <text:list-item>
                  <text:p text:style-name="P179"><text:span text:style-name="T109">v2: </text:span><text:span text:style-name="T117">t</text:span><text:span text:style-name="T109">rain bacc and loss much better (still the best is </text:span><text:span text:style-name="T143">window_size </text:span><text:span text:style-name="T109">= 32).</text:span></text:p>
                </text:list-item>
                <text:list-item>
                  <text:p text:style-name="P202"><text:span text:style-name="T340">V</text:span>alidation: not very clear, v2 might be slightly better, in terms of bacc.</text:p>
                </text:list-item>
                <text:list-item>
                  <text:p text:style-name="P202">val loss <text:span text:style-name="T340">only</text:span> increases</text:p>
                </text:list-item>
              </text:list>
            </text:list-item>
            <text:list-item>
              <text:p text:style-name="P201">smile <text:span text:style-name="T339">based on </text:span>vision</text:p>
              <text:list>
                <text:list-item>
                  <text:p text:style-name="P201">v2: train bacc and loss much better (still the best is <text:span text:style-name="T338">window_size </text:span>= 32).</text:p>
                </text:list-item>
                <text:list-item>
                  <text:p text:style-name="P179"><text:span text:style-name="T145">V</text:span><text:span text:style-name="T109">alidation: not very clear, v</text:span><text:span text:style-name="T119">1</text:span><text:span text:style-name="T109"> might be slightly better, in terms of bacc </text:span><text:span text:style-name="T119">and loss.</text:span></text:p>
                </text:list-item>
                <text:list-item>
                  <text:p text:style-name="P201">val loss <text:span text:style-name="T340">only</text:span> increases</text:p>
                </text:list-item>
              </text:list>
            </text:list-item>
            <text:list-item>
              <text:p text:style-name="P201">gaze <text:span text:style-name="T339">based on </text:span>vision</text:p>
              <text:list>
                <text:list-item>
                  <text:p text:style-name="P201">v2: train bacc and loss much better (still the best is <text:span text:style-name="T338">window_size </text:span>= 32).</text:p>
                </text:list-item>
                <text:list-item>
                  <text:p text:style-name="P202"><text:span text:style-name="T340">V</text:span>alidation: not very clear <text:span text:style-name="T340">what is better</text:span>.</text:p>
                </text:list-item>
                <text:list-item>
                  <text:p text:style-name="P201">val loss <text:span text:style-name="T340">only</text:span> increases.</text:p>
                </text:list-item>
              </text:list>
            </text:list-item>
            <text:list-item>
              <text:p text:style-name="P174"><text:span text:style-name="T144">Overall, it is n</text:span><text:span text:style-name="T109">ot very clear if </text:span><text:span text:style-name="T144">v</text:span><text:span text:style-name="T145">2</text:span><text:span text:style-name="T144"> is better than v</text:span><text:span text:style-name="T145">1</text:span><text:span text:style-name="T144">, but v</text:span><text:span text:style-name="T145">2</text:span><text:span text:style-name="T109"> certainly did not degrade the performance. </text:span><text:span text:style-name="T145">The large optimal window size of 32 frames (&gt; 6 seconds) does not seem right.</text:span></text:p>
            </text:list-item>
          </text:list>
        </text:list-item>
      </text:list>
      <text:p text:style-name="P72"/>
      <text:list xml:id="list140757540103728" text:continue-list="list140757679309392" text:style-name="L23">
        <text:list-item>
          <text:p text:style-name="P180"><text:span text:style-name="T109">Comparing smaller network sizes for nod </text:span><text:span text:style-name="T146">prediction based on </text:span><text:span text:style-name="T109">vision</text:span></text:p>
        </text:list-item>
      </text:list>
      <text:list xml:id="list2914130702657279632" text:style-name="L28">
        <text:list-item>
          <text:list>
            <text:list-item>
              <text:p text:style-name="P181"><text:span text:style-name="T121">32/16 </text:span><text:span text:style-name="T146">window size</text:span><text:span text:style-name="T121">, 32/16 GRU units and 2 </text:span><text:span text:style-name="T146">fully-connected </text:span><text:span text:style-name="T121">layers</text:span></text:p>
              <text:list>
                <text:list-item>
                  <text:p text:style-name="P203">32 <text:span text:style-name="T342">vs 16</text:span> <text:span text:style-name="T342">GRU units</text:span>: <text:span text:style-name="T342">32 GRU units give </text:span>better train loss &amp; bacc.</text:p>
                </text:list-item>
                <text:list-item>
                  <text:p text:style-name="P203"><text:soft-page-break/><text:span text:style-name="T342">N</text:span>ot much difference in train between 32/16 <text:span text:style-name="T341">window size</text:span>.</text:p>
                </text:list-item>
                <text:list-item>
                  <text:p text:style-name="P204"><text:span text:style-name="T342">O</text:span>verfit in about 20 steps, below 60% <text:span text:style-name="T342">validation </text:span>bacc. </text:p>
                </text:list-item>
                <text:list-item>
                  <text:p text:style-name="P182"><text:span text:style-name="T117">=&gt; </text:span><text:span text:style-name="T146">N</text:span><text:span text:style-name="T120">ot clear what </text:span><text:span text:style-name="T146">is</text:span><text:span text:style-name="T120"> the best </text:span><text:span text:style-name="T146">configuration.</text:span></text:p>
                </text:list-item>
              </text:list>
            </text:list-item>
          </text:list>
        </text:list-item>
      </text:list>
      <text:p text:style-name="P73"/>
      <text:list xml:id="list140756698145571" text:continue-list="list140757540103728" text:style-name="L23">
        <text:list-item>
          <text:p text:style-name="P183"><text:span text:style-name="T146">Comparing </text:span><text:span text:style-name="T122">T</text:span><text:span text:style-name="T109">CN vs GRU</text:span><text:span text:style-name="T146"> </text:span></text:p>
        </text:list-item>
      </text:list>
      <text:list xml:id="list2928729365730237016" text:style-name="L29">
        <text:list-item>
          <text:list>
            <text:list-item>
              <text:p text:style-name="P185"><text:span text:style-name="T123">1</text:span><text:span text:style-name="T109">6/32 </text:span><text:span text:style-name="T146">window size</text:span><text:span text:style-name="T109">, 32 </text:span><text:span text:style-name="T146">GRU/TCN units in </text:span><text:span text:style-name="T109">1 layer</text:span></text:p>
            </text:list-item>
            <text:list-item>
              <text:p text:style-name="P184"><text:span text:style-name="T146">nod based on</text:span><text:span text:style-name="T123"> vision</text:span></text:p>
              <text:list>
                <text:list-item>
                  <text:p text:style-name="P205">GRU has better train bacc <text:span text:style-name="T342">and </text:span>loss</text:p>
                </text:list-item>
                <text:list-item>
                  <text:p text:style-name="P205">TCN val loss does not explode so much, but does not optimize that well.</text:p>
                </text:list-item>
              </text:list>
            </text:list-item>
            <text:list-item>
              <text:p text:style-name="P184"><text:span text:style-name="T146">nod based on </text:span><text:span text:style-name="T123">speech</text:span></text:p>
              <text:list>
                <text:list-item>
                  <text:p text:style-name="P184"><text:span text:style-name="T109">TCN does not train faster </text:span><text:span text:style-name="T124">than GRU </text:span><text:span text:style-name="T147">(which is interesting, </text:span><text:span text:style-name="T149">since </text:span><text:span text:style-name="T150">the </text:span><text:span text:style-name="T147">TCN should </text:span><text:span text:style-name="T148">train</text:span><text:span text:style-name="T147"> faster)</text:span></text:p>
                </text:list-item>
                <text:list-item>
                  <text:p text:style-name="P207">same characteristics as for vision: </text:p>
                  <text:list>
                    <text:list-item>
                      <text:p text:style-name="P205">GRU has better train bacc <text:span text:style-name="T343">and </text:span>loss</text:p>
                    </text:list-item>
                    <text:list-item>
                      <text:p text:style-name="P206">TCN val loss does not explode so much, but does not optimize that well.</text:p>
                    </text:list-item>
                  </text:list>
                </text:list-item>
              </text:list>
            </text:list-item>
          </text:list>
        </text:list-item>
      </text:list>
      <text:p text:style-name="P74"/>
      <text:list xml:id="list140757149429261" text:continue-list="list140756698145571" text:style-name="L23">
        <text:list-item>
          <text:p text:style-name="P208">Comparing various numbers of TCN layers</text:p>
        </text:list-item>
      </text:list>
      <text:list xml:id="list2888914206302924212" text:style-name="L30">
        <text:list-item>
          <text:list>
            <text:list-item>
              <text:p text:style-name="P226"><text:span text:style-name="T81">Tried TCN with 2/3 layers of 32 units, for nod </text:span><text:span text:style-name="T82">based on vision and </text:span><text:span text:style-name="T81">nod </text:span><text:span text:style-name="T82">based on speech</text:span><text:span text:style-name="T81">, and for 16/32 </text:span><text:span text:style-name="T82">window size.</text:span></text:p>
            </text:list-item>
          </text:list>
        </text:list-item>
      </text:list>
      <text:p text:style-name="P75"/>
      <text:list xml:id="list140758593728063" text:continue-list="list140757149429261" text:style-name="L23">
        <text:list-item>
          <text:p text:style-name="P177"><text:span text:style-name="T109">Comparing the dataset v</text:span><text:span text:style-name="T151">2</text:span><text:span text:style-name="T109"> vs v</text:span><text:span text:style-name="T151">3</text:span></text:p>
        </text:list-item>
      </text:list>
      <text:list xml:id="list6090717628971872223" text:style-name="L31">
        <text:list-item>
          <text:list>
            <text:list-item>
              <text:p text:style-name="P175"><text:span text:style-name="T144">Overall, it is n</text:span><text:span text:style-name="T125">ot very clear if </text:span><text:span text:style-name="T144">v</text:span><text:span text:style-name="T151">3</text:span><text:span text:style-name="T144"> is better than v</text:span><text:span text:style-name="T151">2</text:span><text:span text:style-name="T144">, but v</text:span><text:span text:style-name="T151">3</text:span><text:span text:style-name="T125"> certainly did not degrade the performance. </text:span></text:p>
            </text:list-item>
          </text:list>
        </text:list-item>
      </text:list>
      <text:p text:style-name="P76"/>
      <text:p text:style-name="P7"/>
      <text:p text:style-name="P7">Future work <text:span text:style-name="T306">&amp; i</text:span>deas to try</text:p>
      <text:p text:style-name="P85"/>
      <text:list xml:id="list5592511701462628214" text:style-name="L32">
        <text:list-item>
          <text:p text:style-name="P242">Data</text:p>
          <text:list>
            <text:list-item>
              <text:p text:style-name="P243"><text:span text:style-name="T329">U</text:span>se the small<text:span text:style-name="T330">er</text:span> CCDb dataset instead of the large Mimicry DB and predict <text:span text:style-name="T330">only the </text:span>head nod, shake and tilt labels that are provided in CCDb (this avoids the need for <text:span text:style-name="T330">noisy</text:span> automatic annotation as was the case with <text:span text:style-name="T330">M</text:span>imicry <text:span text:style-name="T330">data</text:span>).</text:p>
            </text:list-item>
            <text:list-item>
              <text:p text:style-name="P244">Alternative automatic g<text:span text:style-name="T23">aze annotation </text:span><text:span text:style-name="T24">based on geometry</text:span></text:p>
              <text:list>
                <text:list-item>
                  <text:p text:style-name="P269"><text:span text:style-name="T182">C</text:span><text:span text:style-name="T160">alculate </text:span><text:span text:style-name="T182">mean head translations of each head </text:span><text:span text:style-name="T160">over </text:span><text:span text:style-name="T182">recording (from Tx,Ty,Tz by OpenFace) and use these mean translations to estimate angles (a_x, a_y) between the camera and the head. The angles (a_x, a_y) will be then subtracted from gaze angles and the resulting delta angles will be checked if they are within an average face/head size (</text:span><text:a xlink:type="simple" xlink:href="https://en.wikipedia.org/wiki/Human_head#/media/File:AvgHeadSizes.png" text:style-name="Internet_20_link" text:visited-style-name="Visited_20_Internet_20_Link"><text:span text:style-name="T182">https://en.wikipedia.org/wiki/Human_head#/media/File:AvgHeadSizes.png</text:span></text:a><text:span text:style-name="T182">) at the particular distance (given by mean head translation). </text:span></text:p>
                </text:list-item>
                <text:list-item>
                  <text:p text:style-name="P209"><text:span text:style-name="T351">See “</text:span><text:span text:style-name="T98">M</text:span><text:span text:style-name="T99">odeling human visual attention in multiparty open world dialogs</text:span><text:span text:style-name="T352">” on how to normalize gaze.</text:span></text:p>
                </text:list-item>
              </text:list>
            </text:list-item>
            <text:list-item>
              <text:p text:style-name="P210">Use mel spectrograms for audio features (see PyTorchAudio).</text:p>
            </text:list-item>
          </text:list>
        </text:list-item>
      </text:list>
      <text:p text:style-name="P86"/>
      <text:list xml:id="list140756544017977" text:continue-numbering="true" text:style-name="L32">
        <text:list-item>
          <text:p text:style-name="P186">Model</text:p>
          <text:list>
            <text:list-item>
              <text:p text:style-name="P227"><text:span text:style-name="T5">Try g</text:span><text:span text:style-name="T4">enerative models such as CVAE (for a recurrent version see </text:span><text:span text:style-name="T100">“Anticipating many futures: Online human motion prediction and synthesis for human-robot collaboration”</text:span><text:span text:style-name="T4">).</text:span></text:p>
            </text:list-item>
            <text:list-item>
              <text:p text:style-name="P227"><text:span text:style-name="T83">Also can try</text:span><text:span text:style-name="T72"> Quasi-Recurrent Neural Network (QRNN)</text:span></text:p>
              <text:list>
                <text:list-item>
                  <text:p text:style-name="P211"><text:span text:style-name="T330">A</text:span>lternative to TCN (might be better)</text:p>
                </text:list-item>
                <text:list-item>
                  <text:p text:style-name="P263"><text:span text:style-name="T354">P</text:span><text:span text:style-name="T355">y</text:span><text:span text:style-name="T354">T</text:span><text:span text:style-name="T355">orch </text:span><text:span text:style-name="T356">code</text:span><text:span text:style-name="T355">: </text:span><text:a xlink:type="simple" xlink:href="https://github.com/salesforce/pytorch-qrnn" text:style-name="Internet_20_link" text:visited-style-name="Visited_20_Internet_20_Link"><text:span text:style-name="T355">https://github.com/salesforce/pytorch-qrnn</text:span></text:a></text:p>
                </text:list-item>
              </text:list>
            </text:list-item>
            <text:list-item>
              <text:p text:style-name="P264"><text:span text:style-name="T355">S</text:span><text:span text:style-name="T353">ome PyTorch model code that might be helpful: </text:span><text:a xlink:type="simple" xlink:href="https://github.com/rasbt/deeplearning-models" text:style-name="Internet_20_link" text:visited-style-name="Visited_20_Internet_20_Link"><text:span text:style-name="T353">https://github.com/rasbt/deeplearning-models</text:span></text:a></text:p>
            </text:list-item>
            <text:list-item>
              <text:p text:style-name="P227"><text:span text:style-name="T73">Place</text:span><text:span text:style-name="T72"> each model class into a separate file. </text:span></text:p>
            </text:list-item>
            <text:list-item>
              <text:p text:style-name="P245"><text:span text:style-name="T72">T</text:span><text:span text:style-name="T60">ry multi-task learning</text:span></text:p>
              <text:list>
                <text:list-item>
                  <text:p text:style-name="P245"><text:span text:style-name="T85">For overview, </text:span><text:span text:style-name="T60">see </text:span><text:span text:style-name="T84">“An Overview of Multi-Task Learningin Deep Neural Networks” </text:span><text:a xlink:type="simple" xlink:href="https://arxiv.org/pdf/1706.05098.pdf" text:style-name="Internet_20_link" text:visited-style-name="Visited_20_Internet_20_Link"><text:span text:style-name="Internet_20_link"><text:span text:style-name="T361">https://arxiv.org/pdf/1706.05098.pdf</text:span></text:span></text:a></text:p>
                </text:list-item>
                <text:list-item>
                  <text:p text:style-name="P245"><text:span text:style-name="T85">Also, see the related work “Learning Off-line vs. On-line Models of Interactive Multimodal Behaviors with Recurrent Neural Networks” </text:span><text:a xlink:type="simple" xlink:href="https://hal.archives-ouvertes.fr/hal-01609535/file/dan_PRL2017_R2_v2.pdf" text:style-name="Internet_20_link" text:visited-style-name="Visited_20_Internet_20_Link"><text:span text:style-name="T85">https://hal.archives-ouvertes.fr/hal-01609535/file/dan_PRL2017_R2_v2.pdf</text:span></text:a><text:span text:style-name="T85"> <text:s/></text:span></text:p>
                  <text:list>
                    <text:list-item>
                      <text:p text:style-name="P246">jointly model speech, gaze and gestures of two subjects involved in a <text:s/>collaborative task</text:p>
                    </text:list-item>
                    <text:list-item>
                      <text:p text:style-name="P246">predict the instructor’s co-verbal gestures and region of interest fixated by the instructor’s gaze given his verbal activity and the interlocutor’s gestures</text:p>
                    </text:list-item>
                    <text:list-item>
                      <text:p text:style-name="P246"><text:soft-page-break/>use multi-task <text:span text:style-name="T362">LSTM</text:span></text:p>
                    </text:list-item>
                    <text:list-item>
                      <text:p text:style-name="P246">perform both on-line and off-line prediction <text:span text:style-name="T362">using LSTM and BiLSTM models respectively</text:span></text:p>
                    </text:list-item>
                    <text:list-item>
                      <text:p text:style-name="P246"><text:span text:style-name="T362">(for evaluation) </text:span>perform coordination histogram to capture global coordination patterns between different modalities given synchronous streams of discrete event<text:span text:style-name="T362">s</text:span></text:p>
                    </text:list-item>
                  </text:list>
                </text:list-item>
              </text:list>
            </text:list-item>
          </text:list>
        </text:list-item>
      </text:list>
      <text:p text:style-name="P87"/>
      <text:list xml:id="list140758296335953" text:continue-numbering="true" text:style-name="L32">
        <text:list-item>
          <text:p text:style-name="P247"><text:span text:style-name="T72">T</text:span><text:span text:style-name="T60">raining</text:span></text:p>
          <text:list>
            <text:list-item>
              <text:p text:style-name="P212">Plot weight gradients in tensorboard.</text:p>
            </text:list-item>
          </text:list>
        </text:list-item>
      </text:list>
      <text:p text:style-name="P77"/>
      <text:list xml:id="list140757037690527" text:continue-numbering="true" text:style-name="L32">
        <text:list-item>
          <text:p text:style-name="P227"><text:span text:style-name="T4">S</text:span><text:span text:style-name="T57">martbody</text:span></text:p>
        </text:list-item>
      </text:list>
      <text:list xml:id="list5471139997794396464" text:style-name="L33">
        <text:list-item>
          <text:list>
            <text:list-item>
              <text:p text:style-name="P277"><text:span text:style-name="T183">download from </text:span><text:a xlink:type="simple" xlink:href="https://sourceforge.net/projects/smartbody/" text:style-name="Internet_20_link" text:visited-style-name="Visited_20_Internet_20_Link"><text:span text:style-name="T183">https://sourceforge.net/projects/smartbody/</text:span></text:a></text:p>
            </text:list-item>
            <text:list-item>
              <text:p text:style-name="P279"><text:span text:style-name="T204">read </text:span><text:span text:style-name="T205">the docs</text:span><text:span text:style-name="T204"> </text:span><text:a xlink:type="simple" xlink:href="http://smartbody.ict.usc.edu/HTML/documentation/SB/Running-SmartBody-as-a-Standalone-Application_10027085.html" text:style-name="Internet_20_link" text:visited-style-name="Visited_20_Internet_20_Link"><text:span text:style-name="T204">http://smartbody.ict.usc.edu/HTML/documentation/SB/Running-SmartBody-as-a-Standalone-Application_10027085.html</text:span></text:a></text:p>
            </text:list-item>
          </text:list>
        </text:list-item>
      </text:list>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0:35:40.992463282</meta:creation-date>
    <dc:date>2020-02-02T14:07:56.279991096</dc:date>
    <meta:editing-duration>P2DT11H16M40S</meta:editing-duration>
    <meta:editing-cycles>146</meta:editing-cycles>
    <meta:generator>LibreOffice/5.1.6.2$Linux_X86_64 LibreOffice_project/10m0$Build-2</meta:generator>
    <meta:document-statistic meta:table-count="0" meta:image-count="0" meta:object-count="0" meta:page-count="13" meta:paragraph-count="421" meta:word-count="5656" meta:character-count="38867" meta:non-whitespace-character-count="33343"/>
  </office:meta>
</office:document-meta>
</file>